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monospace" svg:font-family="monospace"/>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f478"/>
    </style:style>
    <style:style style:name="P23" style:family="paragraph" style:parent-style-name="Text_20_body">
      <style:text-properties fo:language="en" fo:country="US" officeooo:paragraph-rsid="1c7d69f0"/>
    </style:style>
    <style:style style:name="P24" style:family="paragraph" style:parent-style-name="Text_20_body">
      <style:text-properties fo:language="en" fo:country="US" officeooo:paragraph-rsid="1c8376c6"/>
    </style:style>
    <style:style style:name="P25" style:family="paragraph" style:parent-style-name="Text_20_body">
      <style:text-properties fo:language="en" fo:country="US" officeooo:paragraph-rsid="1c854a88"/>
    </style:style>
    <style:style style:name="P26" style:family="paragraph" style:parent-style-name="Text_20_body">
      <style:text-properties fo:language="en" fo:country="US" officeooo:paragraph-rsid="1c9239a2"/>
    </style:style>
    <style:style style:name="P27" style:family="paragraph" style:parent-style-name="Text_20_body">
      <style:text-properties fo:language="en" fo:country="US" officeooo:paragraph-rsid="1c998fd3"/>
    </style:style>
    <style:style style:name="P28" style:family="paragraph" style:parent-style-name="Text_20_body">
      <style:text-properties fo:language="en" fo:country="US" officeooo:paragraph-rsid="1c9a21db"/>
    </style:style>
    <style:style style:name="P29" style:family="paragraph" style:parent-style-name="Text_20_body">
      <style:text-properties fo:language="en" fo:country="US" officeooo:paragraph-rsid="1ca98dc2"/>
    </style:style>
    <style:style style:name="P30" style:family="paragraph" style:parent-style-name="Text_20_body">
      <style:text-properties fo:language="en" fo:country="US" officeooo:paragraph-rsid="1caa74a4"/>
    </style:style>
    <style:style style:name="P31" style:family="paragraph" style:parent-style-name="Text_20_body">
      <style:text-properties fo:language="en" fo:country="US" officeooo:paragraph-rsid="1ce658bd"/>
    </style:style>
    <style:style style:name="P32" style:family="paragraph" style:parent-style-name="Text_20_body">
      <style:text-properties fo:language="en" fo:country="US" officeooo:paragraph-rsid="1ce795d5"/>
    </style:style>
    <style:style style:name="P33" style:family="paragraph" style:parent-style-name="Text_20_body">
      <style:text-properties fo:language="en" fo:country="US" officeooo:paragraph-rsid="1cea3bce"/>
    </style:style>
    <style:style style:name="P34" style:family="paragraph" style:parent-style-name="Text_20_body">
      <style:text-properties fo:language="en" fo:country="US" officeooo:paragraph-rsid="1cecde77"/>
    </style:style>
    <style:style style:name="P35" style:family="paragraph" style:parent-style-name="Text_20_body">
      <style:text-properties fo:language="en" fo:country="US" officeooo:paragraph-rsid="1cef0574"/>
    </style:style>
    <style:style style:name="P36" style:family="paragraph" style:parent-style-name="Text_20_body">
      <style:text-properties fo:language="en" fo:country="US" officeooo:paragraph-rsid="1cf4260c"/>
    </style:style>
    <style:style style:name="P37" style:family="paragraph" style:parent-style-name="Text_20_body">
      <style:text-properties fo:language="en" fo:country="US" officeooo:paragraph-rsid="1cf61ea0"/>
    </style:style>
    <style:style style:name="P38" style:family="paragraph" style:parent-style-name="Text_20_body">
      <style:text-properties fo:language="en" fo:country="US" officeooo:paragraph-rsid="1cf72731"/>
    </style:style>
    <style:style style:name="P39" style:family="paragraph" style:parent-style-name="Text_20_body">
      <style:text-properties fo:language="en" fo:country="US" officeooo:paragraph-rsid="1cf8b589"/>
    </style:style>
    <style:style style:name="P40" style:family="paragraph" style:parent-style-name="Text_20_body">
      <style:text-properties fo:language="en" fo:country="US" officeooo:paragraph-rsid="1cfbf896"/>
    </style:style>
    <style:style style:name="P41" style:family="paragraph" style:parent-style-name="Text_20_body">
      <style:text-properties fo:language="en" fo:country="US" officeooo:paragraph-rsid="1cfd2e90"/>
    </style:style>
    <style:style style:name="P42" style:family="paragraph" style:parent-style-name="Text_20_body">
      <style:text-properties fo:language="en" fo:country="US" officeooo:paragraph-rsid="1cfe47ee"/>
    </style:style>
    <style:style style:name="P43" style:family="paragraph" style:parent-style-name="Text_20_body">
      <style:text-properties fo:language="en" fo:country="US" officeooo:paragraph-rsid="1cffd1e0"/>
    </style:style>
    <style:style style:name="P44" style:family="paragraph" style:parent-style-name="Text_20_body">
      <style:text-properties fo:language="en" fo:country="US" officeooo:paragraph-rsid="1d03e03a"/>
    </style:style>
    <style:style style:name="P45" style:family="paragraph" style:parent-style-name="Text_20_body">
      <style:text-properties fo:language="en" fo:country="US" officeooo:paragraph-rsid="1d0764ed"/>
    </style:style>
    <style:style style:name="P46" style:family="paragraph" style:parent-style-name="Text_20_body">
      <style:text-properties fo:language="en" fo:country="US" officeooo:paragraph-rsid="1d0af376"/>
    </style:style>
    <style:style style:name="P47" style:family="paragraph" style:parent-style-name="Text_20_body">
      <style:text-properties fo:language="en" fo:country="US" officeooo:paragraph-rsid="1d1000a7"/>
    </style:style>
    <style:style style:name="P48" style:family="paragraph" style:parent-style-name="Text_20_body">
      <style:text-properties fo:language="en" fo:country="US" officeooo:paragraph-rsid="1d123947"/>
    </style:style>
    <style:style style:name="P49" style:family="paragraph" style:parent-style-name="Text_20_body">
      <style:text-properties fo:language="en" fo:country="US" officeooo:paragraph-rsid="1d15e3f8"/>
    </style:style>
    <style:style style:name="P50" style:family="paragraph" style:parent-style-name="Text_20_body">
      <style:text-properties fo:language="en" fo:country="US" officeooo:paragraph-rsid="1d166c78"/>
    </style:style>
    <style:style style:name="P51" style:family="paragraph" style:parent-style-name="Text_20_body">
      <style:text-properties fo:language="en" fo:country="US" officeooo:paragraph-rsid="1d173afc"/>
    </style:style>
    <style:style style:name="P52" style:family="paragraph" style:parent-style-name="Text_20_body">
      <style:text-properties fo:language="en" fo:country="US" officeooo:paragraph-rsid="1d2190c3"/>
    </style:style>
    <style:style style:name="P53" style:family="paragraph" style:parent-style-name="Text_20_body">
      <style:text-properties fo:language="en" fo:country="US" officeooo:paragraph-rsid="1d256bda"/>
    </style:style>
    <style:style style:name="P54" style:family="paragraph" style:parent-style-name="Text_20_body">
      <style:text-properties fo:language="en" fo:country="US" officeooo:paragraph-rsid="1d262a4b"/>
    </style:style>
    <style:style style:name="P55" style:family="paragraph" style:parent-style-name="Text_20_body">
      <style:text-properties fo:language="en" fo:country="US" officeooo:paragraph-rsid="1d289bc4"/>
    </style:style>
    <style:style style:name="P56" style:family="paragraph" style:parent-style-name="Text_20_body">
      <style:text-properties fo:language="en" fo:country="US" officeooo:paragraph-rsid="1d2c8a4f"/>
    </style:style>
    <style:style style:name="P57" style:family="paragraph" style:parent-style-name="Text_20_body">
      <style:text-properties fo:language="en" fo:country="US" officeooo:paragraph-rsid="1d32af2b"/>
    </style:style>
    <style:style style:name="P58" style:family="paragraph" style:parent-style-name="Text_20_body">
      <style:text-properties fo:language="en" fo:country="US" officeooo:paragraph-rsid="1d35c529"/>
    </style:style>
    <style:style style:name="P59" style:family="paragraph" style:parent-style-name="Text_20_body">
      <style:text-properties fo:language="en" fo:country="US" officeooo:paragraph-rsid="1d3e026c"/>
    </style:style>
    <style:style style:name="P60" style:family="paragraph" style:parent-style-name="Text_20_body">
      <style:text-properties fo:language="en" fo:country="US" officeooo:paragraph-rsid="1d43ae57"/>
    </style:style>
    <style:style style:name="P61" style:family="paragraph" style:parent-style-name="Text_20_body">
      <style:text-properties fo:language="en" fo:country="US" officeooo:paragraph-rsid="1d45ca7a"/>
    </style:style>
    <style:style style:name="P62" style:family="paragraph" style:parent-style-name="Text_20_body">
      <style:text-properties fo:language="en" fo:country="US" officeooo:paragraph-rsid="1d476c2b"/>
    </style:style>
    <style:style style:name="P63" style:family="paragraph" style:parent-style-name="Text_20_body">
      <style:text-properties fo:language="en" fo:country="US" officeooo:paragraph-rsid="1d479d5e"/>
    </style:style>
    <style:style style:name="P64" style:family="paragraph" style:parent-style-name="Text_20_body">
      <style:text-properties fo:language="en" fo:country="US" officeooo:paragraph-rsid="1d47a214"/>
    </style:style>
    <style:style style:name="P65" style:family="paragraph" style:parent-style-name="Text_20_body">
      <style:text-properties fo:language="en" fo:country="US" officeooo:paragraph-rsid="1d47f054"/>
    </style:style>
    <style:style style:name="P66" style:family="paragraph" style:parent-style-name="Text_20_body">
      <style:text-properties fo:language="en" fo:country="US" officeooo:paragraph-rsid="1d56676c"/>
    </style:style>
    <style:style style:name="P67" style:family="paragraph" style:parent-style-name="Text_20_body">
      <style:text-properties fo:language="en" fo:country="US" officeooo:paragraph-rsid="1d5eee2b"/>
    </style:style>
    <style:style style:name="P68" style:family="paragraph" style:parent-style-name="Text_20_body">
      <style:text-properties fo:language="en" fo:country="US" officeooo:paragraph-rsid="1ef9619e"/>
    </style:style>
    <style:style style:name="P69" style:family="paragraph" style:parent-style-name="Text_20_body">
      <style:text-properties fo:language="en" fo:country="US" officeooo:paragraph-rsid="1efab6eb"/>
    </style:style>
    <style:style style:name="P70" style:family="paragraph" style:parent-style-name="Text_20_body">
      <style:text-properties fo:language="en" fo:country="US" officeooo:paragraph-rsid="226aceaf"/>
    </style:style>
    <style:style style:name="P71" style:family="paragraph" style:parent-style-name="Text_20_body">
      <style:text-properties fo:language="en" fo:country="US" officeooo:paragraph-rsid="226eda82"/>
    </style:style>
    <style:style style:name="P72" style:family="paragraph" style:parent-style-name="Text_20_body">
      <style:text-properties fo:language="en" fo:country="US" officeooo:paragraph-rsid="226fbfb3"/>
    </style:style>
    <style:style style:name="P73" style:family="paragraph" style:parent-style-name="Text_20_body">
      <style:text-properties fo:language="en" fo:country="US" officeooo:paragraph-rsid="227278f3"/>
    </style:style>
    <style:style style:name="P74" style:family="paragraph" style:parent-style-name="Text_20_body">
      <style:text-properties fo:language="en" fo:country="US" officeooo:paragraph-rsid="2283d93a"/>
    </style:style>
    <style:style style:name="P75" style:family="paragraph" style:parent-style-name="Text_20_body">
      <style:text-properties fo:language="en" fo:country="US" officeooo:paragraph-rsid="229a23a3"/>
    </style:style>
    <style:style style:name="P76" style:family="paragraph" style:parent-style-name="Text_20_body">
      <style:text-properties fo:language="en" fo:country="US" officeooo:paragraph-rsid="23857469"/>
    </style:style>
    <style:style style:name="P77" style:family="paragraph" style:parent-style-name="Text_20_body">
      <style:text-properties fo:language="en" fo:country="US" officeooo:paragraph-rsid="240af867"/>
    </style:style>
    <style:style style:name="P78" style:family="paragraph" style:parent-style-name="Text_20_body">
      <style:text-properties fo:language="en" fo:country="US" officeooo:paragraph-rsid="240c7ea5"/>
    </style:style>
    <style:style style:name="P79" style:family="paragraph" style:parent-style-name="Text_20_body">
      <style:text-properties fo:language="en" fo:country="US" officeooo:paragraph-rsid="240e706d"/>
    </style:style>
    <style:style style:name="P80" style:family="paragraph" style:parent-style-name="Text_20_body">
      <style:text-properties fo:language="en" fo:country="US" officeooo:paragraph-rsid="24106e01"/>
    </style:style>
    <style:style style:name="P81" style:family="paragraph" style:parent-style-name="Text_20_body">
      <style:text-properties fo:language="en" fo:country="US" officeooo:paragraph-rsid="241254c8"/>
    </style:style>
    <style:style style:name="P82" style:family="paragraph" style:parent-style-name="Header">
      <style:paragraph-properties fo:text-align="end" style:justify-single-word="false"/>
    </style:style>
    <style:style style:name="P83" style:family="paragraph" style:parent-style-name="Text_20_body">
      <style:text-properties officeooo:paragraph-rsid="1c5c50d1"/>
    </style:style>
    <style:style style:name="P84" style:family="paragraph" style:parent-style-name="Text_20_body">
      <style:text-properties officeooo:paragraph-rsid="1c883cf9"/>
    </style:style>
    <style:style style:name="P85" style:family="paragraph" style:parent-style-name="Text_20_body">
      <style:text-properties officeooo:paragraph-rsid="1c8cf1a1"/>
    </style:style>
    <style:style style:name="P86" style:family="paragraph" style:parent-style-name="Text_20_body">
      <style:text-properties officeooo:paragraph-rsid="1c90036f"/>
    </style:style>
    <style:style style:name="P87" style:family="paragraph" style:parent-style-name="Text_20_body">
      <style:text-properties officeooo:paragraph-rsid="1c9239a2"/>
    </style:style>
    <style:style style:name="P88" style:family="paragraph" style:parent-style-name="Text_20_body">
      <style:text-properties officeooo:paragraph-rsid="1c929363"/>
    </style:style>
    <style:style style:name="P89" style:family="paragraph" style:parent-style-name="Text_20_body">
      <style:text-properties officeooo:paragraph-rsid="1c97a223"/>
    </style:style>
    <style:style style:name="P90" style:family="paragraph" style:parent-style-name="Text_20_body">
      <style:text-properties officeooo:paragraph-rsid="1c9a21db"/>
    </style:style>
    <style:style style:name="P91" style:family="paragraph" style:parent-style-name="Text_20_body">
      <style:text-properties officeooo:paragraph-rsid="1c9dd22a"/>
    </style:style>
    <style:style style:name="P92" style:family="paragraph" style:parent-style-name="Text_20_body">
      <style:text-properties officeooo:paragraph-rsid="1ca376c7"/>
    </style:style>
    <style:style style:name="P93" style:family="paragraph" style:parent-style-name="Text_20_body">
      <style:text-properties officeooo:paragraph-rsid="1ca39e8b"/>
    </style:style>
    <style:style style:name="P94" style:family="paragraph" style:parent-style-name="Text_20_body">
      <style:text-properties officeooo:paragraph-rsid="1d5465c3"/>
    </style:style>
    <style:style style:name="P95" style:family="paragraph" style:parent-style-name="Text_20_body">
      <style:text-properties officeooo:paragraph-rsid="1d557206"/>
    </style:style>
    <style:style style:name="P96" style:family="paragraph" style:parent-style-name="Text_20_body">
      <style:text-properties officeooo:paragraph-rsid="2279ba96"/>
    </style:style>
    <style:style style:name="P97" style:family="paragraph" style:parent-style-name="Text_20_body">
      <style:text-properties officeooo:paragraph-rsid="227e7f72"/>
    </style:style>
    <style:style style:name="P98" style:family="paragraph" style:parent-style-name="Text_20_body">
      <style:text-properties officeooo:paragraph-rsid="24054593"/>
    </style:style>
    <style:style style:name="P99" style:family="paragraph" style:parent-style-name="Text_20_body">
      <style:text-properties officeooo:paragraph-rsid="240cc76c"/>
    </style:style>
    <style:style style:name="P100" style:family="paragraph" style:parent-style-name="Text_20_body">
      <style:text-properties officeooo:paragraph-rsid="240da589"/>
    </style:style>
    <style:style style:name="P101" style:family="paragraph" style:parent-style-name="Standard" style:master-page-name="First_20_Page">
      <style:paragraph-properties style:page-number="auto"/>
    </style:style>
    <style:style style:name="P102" style:family="paragraph" style:parent-style-name="Standard" style:master-page-name="First_20_Page">
      <style:paragraph-properties style:page-number="auto" fo:break-before="page"/>
    </style:style>
    <style:style style:name="P103" style:family="paragraph" style:parent-style-name="Heading_20_1">
      <style:text-properties fo:language="en" fo:country="US" officeooo:paragraph-rsid="23f7ac0a"/>
    </style:style>
    <style:style style:name="P104" style:family="paragraph" style:parent-style-name="Heading_20_2" style:master-page-name="First_20_Page">
      <style:paragraph-properties style:page-number="auto" fo:break-before="page"/>
      <style:text-properties fo:language="en" fo:country="US"/>
    </style:style>
    <style:style style:name="P105" style:family="paragraph" style:parent-style-name="Heading_20_3">
      <style:text-properties fo:language="en" fo:country="US"/>
    </style:style>
    <style:style style:name="P106" style:family="paragraph" style:parent-style-name="Heading_20_3" style:master-page-name="First_20_Page">
      <style:paragraph-properties style:page-number="auto" fo:break-before="page"/>
      <style:text-properties fo:language="en" fo:country="US"/>
    </style:style>
    <style:style style:name="P107" style:family="paragraph" style:parent-style-name="Heading_20_3">
      <style:text-properties fo:language="en" fo:country="US" officeooo:paragraph-rsid="1ca4be2c"/>
    </style:style>
    <style:style style:name="P108" style:family="paragraph" style:parent-style-name="Heading_20_4">
      <style:text-properties fo:language="en" fo:country="US"/>
    </style:style>
    <style:style style:name="P109" style:family="paragraph" style:parent-style-name="Heading_20_4">
      <style:text-properties fo:language="en" fo:country="US" officeooo:paragraph-rsid="1ce32fe7"/>
    </style:style>
    <style:style style:name="P110" style:family="paragraph" style:parent-style-name="Heading_20_5">
      <style:text-properties fo:language="en" fo:country="US"/>
    </style:style>
    <style:style style:name="P111" style:family="paragraph" style:parent-style-name="Ordered_5f_list_5f_jlq" style:list-style-name="L1"/>
    <style:style style:name="P112" style:family="paragraph" style:parent-style-name="Ordered_5f_list_5f_jlq" style:list-style-name="L2"/>
    <style:style style:name="P113" style:family="paragraph" style:parent-style-name="Ordered_5f_list_5f_jlq" style:list-style-name="L2">
      <style:text-properties officeooo:paragraph-rsid="240af867"/>
    </style:style>
    <style:style style:name="P114" style:family="paragraph" style:parent-style-name="Ordered_5f_list_5f_jlq" style:list-style-name="L3"/>
    <style:style style:name="P115" style:family="paragraph" style:parent-style-name="Ordered_5f_list_5f_jlq" style:list-style-name="L3">
      <style:text-properties officeooo:paragraph-rsid="2293fe93"/>
    </style:style>
    <style:style style:name="P116" style:family="paragraph" style:parent-style-name="Text_20_body">
      <style:text-properties officeooo:paragraph-rsid="241ac795"/>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officeooo:rsid="1c5bb6d2"/>
    </style:style>
    <style:style style:name="T6" style:family="text">
      <style:text-properties fo:language="en" fo:country="US" officeooo:rsid="1c5c50d1"/>
    </style:style>
    <style:style style:name="T7" style:family="text">
      <style:text-properties fo:language="en" fo:country="US" officeooo:rsid="1c86cc0e"/>
    </style:style>
    <style:style style:name="T8" style:family="text">
      <style:text-properties fo:language="en" fo:country="US" officeooo:rsid="1c883cf9"/>
    </style:style>
    <style:style style:name="T9" style:family="text">
      <style:text-properties fo:language="en" fo:country="US" officeooo:rsid="1c8ac0a4"/>
    </style:style>
    <style:style style:name="T10" style:family="text">
      <style:text-properties fo:language="en" fo:country="US" officeooo:rsid="1c8b8912"/>
    </style:style>
    <style:style style:name="T11" style:family="text">
      <style:text-properties fo:language="en" fo:country="US" officeooo:rsid="1c8cf1a1"/>
    </style:style>
    <style:style style:name="T12" style:family="text">
      <style:text-properties fo:language="en" fo:country="US" officeooo:rsid="1c8e35d0"/>
    </style:style>
    <style:style style:name="T13" style:family="text">
      <style:text-properties fo:language="en" fo:country="US" officeooo:rsid="1c90036f"/>
    </style:style>
    <style:style style:name="T14" style:family="text">
      <style:text-properties fo:language="en" fo:country="US" officeooo:rsid="1c9239a2"/>
    </style:style>
    <style:style style:name="T15" style:family="text">
      <style:text-properties fo:language="en" fo:country="US" officeooo:rsid="1c929363"/>
    </style:style>
    <style:style style:name="T16" style:family="text">
      <style:text-properties fo:language="en" fo:country="US" officeooo:rsid="1c93c321"/>
    </style:style>
    <style:style style:name="T17" style:family="text">
      <style:text-properties fo:language="en" fo:country="US" officeooo:rsid="1c9554ef"/>
    </style:style>
    <style:style style:name="T18" style:family="text">
      <style:text-properties fo:language="en" fo:country="US" officeooo:rsid="1c970c99"/>
    </style:style>
    <style:style style:name="T19" style:family="text">
      <style:text-properties fo:language="en" fo:country="US" officeooo:rsid="1c97a223"/>
    </style:style>
    <style:style style:name="T20" style:family="text">
      <style:text-properties fo:language="en" fo:country="US" officeooo:rsid="1c998fd3"/>
    </style:style>
    <style:style style:name="T21" style:family="text">
      <style:text-properties fo:language="en" fo:country="US" officeooo:rsid="1c9a21db"/>
    </style:style>
    <style:style style:name="T22" style:family="text">
      <style:text-properties fo:language="en" fo:country="US" officeooo:rsid="1ca376c7"/>
    </style:style>
    <style:style style:name="T23" style:family="text">
      <style:text-properties fo:language="en" fo:country="US" officeooo:rsid="1ca39e8b"/>
    </style:style>
    <style:style style:name="T24" style:family="text">
      <style:text-properties fo:language="en" fo:country="US" officeooo:rsid="1cb171ce"/>
    </style:style>
    <style:style style:name="T25" style:family="text">
      <style:text-properties fo:language="en" fo:country="US" officeooo:rsid="1cb2be8a"/>
    </style:style>
    <style:style style:name="T26" style:family="text">
      <style:text-properties fo:language="en" fo:country="US" officeooo:rsid="1cb3a788"/>
    </style:style>
    <style:style style:name="T27" style:family="text">
      <style:text-properties fo:language="en" fo:country="US" officeooo:rsid="1cb4ea30"/>
    </style:style>
    <style:style style:name="T28" style:family="text">
      <style:text-properties fo:language="en" fo:country="US" officeooo:rsid="1cb764d6"/>
    </style:style>
    <style:style style:name="T29" style:family="text">
      <style:text-properties fo:language="en" fo:country="US" officeooo:rsid="1cb88625"/>
    </style:style>
    <style:style style:name="T30" style:family="text">
      <style:text-properties fo:language="en" fo:country="US" officeooo:rsid="1cba2c9f"/>
    </style:style>
    <style:style style:name="T31" style:family="text">
      <style:text-properties fo:language="en" fo:country="US" officeooo:rsid="1cba6e43"/>
    </style:style>
    <style:style style:name="T32" style:family="text">
      <style:text-properties fo:language="en" fo:country="US" officeooo:rsid="1cbb8624"/>
    </style:style>
    <style:style style:name="T33" style:family="text">
      <style:text-properties fo:language="en" fo:country="US" officeooo:rsid="1cbd39bd"/>
    </style:style>
    <style:style style:name="T34" style:family="text">
      <style:text-properties fo:language="en" fo:country="US" officeooo:rsid="1cbec70b"/>
    </style:style>
    <style:style style:name="T35" style:family="text">
      <style:text-properties fo:language="en" fo:country="US" officeooo:rsid="1cc040c8"/>
    </style:style>
    <style:style style:name="T36" style:family="text">
      <style:text-properties fo:language="en" fo:country="US" officeooo:rsid="1d30c145"/>
    </style:style>
    <style:style style:name="T37" style:family="text">
      <style:text-properties fo:language="en" fo:country="US" officeooo:rsid="1d5465c3"/>
    </style:style>
    <style:style style:name="T38" style:family="text">
      <style:text-properties fo:language="en" fo:country="US" officeooo:rsid="1d5571af"/>
    </style:style>
    <style:style style:name="T39" style:family="text">
      <style:text-properties fo:language="en" fo:country="US" officeooo:rsid="1d557206"/>
    </style:style>
    <style:style style:name="T40" style:family="text">
      <style:text-properties fo:language="en" fo:country="US" officeooo:rsid="226d91c1"/>
    </style:style>
    <style:style style:name="T41" style:family="text">
      <style:text-properties fo:language="en" fo:country="US" officeooo:rsid="2279b844"/>
    </style:style>
    <style:style style:name="T42" style:family="text">
      <style:text-properties fo:language="en" fo:country="US" officeooo:rsid="2279ba96"/>
    </style:style>
    <style:style style:name="T43" style:family="text">
      <style:text-properties fo:language="en" fo:country="US" officeooo:rsid="23893021"/>
    </style:style>
    <style:style style:name="T44" style:family="text">
      <style:text-properties fo:language="en" fo:country="US" officeooo:rsid="240af867"/>
    </style:style>
    <style:style style:name="T45" style:family="text">
      <style:text-properties fo:language="en" fo:country="US" officeooo:rsid="2417b686"/>
    </style:style>
    <style:style style:name="T46" style:family="text">
      <style:text-properties fo:language="en" fo:country="US" officeooo:rsid="1d173afc"/>
    </style:style>
    <style:style style:name="T47" style:family="text">
      <style:text-properties fo:language="en" fo:country="US" officeooo:rsid="241ac795"/>
    </style:style>
    <style:style style:name="T48" style:family="text">
      <style:text-properties fo:language="en" fo:country="US" officeooo:rsid="241c0960"/>
    </style:style>
    <style:style style:name="T49" style:family="text">
      <style:text-properties officeooo:rsid="1c579fee"/>
    </style:style>
    <style:style style:name="T50" style:family="text">
      <style:text-properties officeooo:rsid="1c57e2be"/>
    </style:style>
    <style:style style:name="T51" style:family="text">
      <style:text-properties officeooo:rsid="1c583a7e"/>
    </style:style>
    <style:style style:name="T52" style:family="text">
      <style:text-properties officeooo:rsid="1c591074"/>
    </style:style>
    <style:style style:name="T53" style:family="text">
      <style:text-properties officeooo:rsid="1c597ac8"/>
    </style:style>
    <style:style style:name="T54" style:family="text">
      <style:text-properties officeooo:rsid="1c5ad8f1"/>
    </style:style>
    <style:style style:name="T55" style:family="text">
      <style:text-properties officeooo:rsid="1c5bb6d2"/>
    </style:style>
    <style:style style:name="T56" style:family="text">
      <style:text-properties officeooo:rsid="1c5c50d1"/>
    </style:style>
    <style:style style:name="T57" style:family="text">
      <style:text-properties officeooo:rsid="1c5dce09"/>
    </style:style>
    <style:style style:name="T58" style:family="text">
      <style:text-properties officeooo:rsid="1c5e4b38"/>
    </style:style>
    <style:style style:name="T59" style:family="text">
      <style:text-properties officeooo:rsid="1c5eea0e"/>
    </style:style>
    <style:style style:name="T60" style:family="text">
      <style:text-properties officeooo:rsid="1c6065d0"/>
    </style:style>
    <style:style style:name="T61" style:family="text">
      <style:text-properties officeooo:rsid="1c623351"/>
    </style:style>
    <style:style style:name="T62" style:family="text">
      <style:text-properties officeooo:rsid="1c64297e"/>
    </style:style>
    <style:style style:name="T63" style:family="text">
      <style:text-properties officeooo:rsid="1c647877"/>
    </style:style>
    <style:style style:name="T64" style:family="text">
      <style:text-properties officeooo:rsid="1c6542bf"/>
    </style:style>
    <style:style style:name="T65" style:family="text">
      <style:text-properties officeooo:rsid="1c658823"/>
    </style:style>
    <style:style style:name="T66" style:family="text">
      <style:text-properties officeooo:rsid="1c6606f8"/>
    </style:style>
    <style:style style:name="T67" style:family="text">
      <style:text-properties officeooo:rsid="1c66299b"/>
    </style:style>
    <style:style style:name="T68" style:family="text">
      <style:text-properties officeooo:rsid="1c66433b"/>
    </style:style>
    <style:style style:name="T69" style:family="text">
      <style:text-properties officeooo:rsid="1c678b7e"/>
    </style:style>
    <style:style style:name="T70" style:family="text">
      <style:text-properties officeooo:rsid="1c683ce6"/>
    </style:style>
    <style:style style:name="T71" style:family="text">
      <style:text-properties officeooo:rsid="1c69d871"/>
    </style:style>
    <style:style style:name="T72" style:family="text">
      <style:text-properties officeooo:rsid="1c6acd1d"/>
    </style:style>
    <style:style style:name="T73" style:family="text">
      <style:text-properties officeooo:rsid="1c6c7326"/>
    </style:style>
    <style:style style:name="T74" style:family="text">
      <style:text-properties officeooo:rsid="1c6e266d"/>
    </style:style>
    <style:style style:name="T75" style:family="text">
      <style:text-properties officeooo:rsid="1c6fa181"/>
    </style:style>
    <style:style style:name="T76" style:family="text">
      <style:text-properties officeooo:rsid="1c72e011"/>
    </style:style>
    <style:style style:name="T77" style:family="text">
      <style:text-properties officeooo:rsid="1c73d4ba"/>
    </style:style>
    <style:style style:name="T78" style:family="text">
      <style:text-properties officeooo:rsid="1c75116b"/>
    </style:style>
    <style:style style:name="T79" style:family="text">
      <style:text-properties officeooo:rsid="1c768b02"/>
    </style:style>
    <style:style style:name="T80" style:family="text">
      <style:text-properties officeooo:rsid="1c77310d"/>
    </style:style>
    <style:style style:name="T81" style:family="text">
      <style:text-properties officeooo:rsid="1c792787"/>
    </style:style>
    <style:style style:name="T82" style:family="text">
      <style:text-properties officeooo:rsid="1c79b688"/>
    </style:style>
    <style:style style:name="T83" style:family="text">
      <style:text-properties officeooo:rsid="1c79f478"/>
    </style:style>
    <style:style style:name="T84" style:family="text">
      <style:text-properties officeooo:rsid="1c7b7cf2"/>
    </style:style>
    <style:style style:name="T85" style:family="text">
      <style:text-properties officeooo:rsid="1c7d69f0"/>
    </style:style>
    <style:style style:name="T86" style:family="text">
      <style:text-properties officeooo:rsid="1c7ec900"/>
    </style:style>
    <style:style style:name="T87" style:family="text">
      <style:text-properties officeooo:rsid="1c801984"/>
    </style:style>
    <style:style style:name="T88" style:family="text">
      <style:text-properties officeooo:rsid="1c82c4c8"/>
    </style:style>
    <style:style style:name="T89" style:family="text">
      <style:text-properties officeooo:rsid="1c8376c6"/>
    </style:style>
    <style:style style:name="T90" style:family="text">
      <style:text-properties officeooo:rsid="1c854a88"/>
    </style:style>
    <style:style style:name="T91" style:family="text">
      <style:text-properties officeooo:rsid="1c86cc0e"/>
    </style:style>
    <style:style style:name="T92" style:family="text">
      <style:text-properties officeooo:rsid="1c895e0a"/>
    </style:style>
    <style:style style:name="T93" style:family="text">
      <style:text-properties officeooo:rsid="1c8cf1a1"/>
    </style:style>
    <style:style style:name="T94" style:family="text">
      <style:text-properties officeooo:rsid="1c9153e1"/>
    </style:style>
    <style:style style:name="T95" style:family="text">
      <style:text-properties officeooo:rsid="1c9239a2"/>
    </style:style>
    <style:style style:name="T96" style:family="text">
      <style:text-properties officeooo:rsid="1c970c99"/>
    </style:style>
    <style:style style:name="T97" style:family="text">
      <style:text-properties officeooo:rsid="1c998fd3"/>
    </style:style>
    <style:style style:name="T98" style:family="text">
      <style:text-properties officeooo:rsid="1c9a21db"/>
    </style:style>
    <style:style style:name="T99" style:family="text">
      <style:text-properties officeooo:rsid="1c9aff6d"/>
    </style:style>
    <style:style style:name="T100" style:family="text">
      <style:text-properties officeooo:rsid="1c9c009e"/>
    </style:style>
    <style:style style:name="T101" style:family="text">
      <style:text-properties officeooo:rsid="1c9dd22a"/>
    </style:style>
    <style:style style:name="T102" style:family="text">
      <style:text-properties officeooo:rsid="1c9f628c"/>
    </style:style>
    <style:style style:name="T103" style:family="text">
      <style:text-properties officeooo:rsid="1c9fc875"/>
    </style:style>
    <style:style style:name="T104" style:family="text">
      <style:text-properties officeooo:rsid="1ca03635"/>
    </style:style>
    <style:style style:name="T105" style:family="text">
      <style:text-properties officeooo:rsid="1ca1432e"/>
    </style:style>
    <style:style style:name="T106" style:family="text">
      <style:text-properties officeooo:rsid="1ca1fecc"/>
    </style:style>
    <style:style style:name="T107" style:family="text">
      <style:text-properties officeooo:rsid="1ca376c7"/>
    </style:style>
    <style:style style:name="T108" style:family="text">
      <style:text-properties officeooo:rsid="1ca39e8b"/>
    </style:style>
    <style:style style:name="T109" style:family="text">
      <style:text-properties officeooo:rsid="1ca4be2c"/>
    </style:style>
    <style:style style:name="T110" style:family="text">
      <style:text-properties officeooo:rsid="1ca563f6"/>
    </style:style>
    <style:style style:name="T111" style:family="text">
      <style:text-properties officeooo:rsid="1ca5854b"/>
    </style:style>
    <style:style style:name="T112" style:family="text">
      <style:text-properties officeooo:rsid="1ca7662b"/>
    </style:style>
    <style:style style:name="T113" style:family="text">
      <style:text-properties officeooo:rsid="1ca83dde"/>
    </style:style>
    <style:style style:name="T114" style:family="text">
      <style:text-properties officeooo:rsid="1ca98dc2"/>
    </style:style>
    <style:style style:name="T115" style:family="text">
      <style:text-properties officeooo:rsid="1caa2911"/>
    </style:style>
    <style:style style:name="T116" style:family="text">
      <style:text-properties officeooo:rsid="1caa74a4"/>
    </style:style>
    <style:style style:name="T117" style:family="text">
      <style:text-properties officeooo:rsid="1cac5c38"/>
    </style:style>
    <style:style style:name="T118" style:family="text">
      <style:text-properties officeooo:rsid="1cadf5df"/>
    </style:style>
    <style:style style:name="T119" style:family="text">
      <style:text-properties officeooo:rsid="1cae8cb8"/>
    </style:style>
    <style:style style:name="T120" style:family="text">
      <style:text-properties officeooo:rsid="1cafc65f"/>
    </style:style>
    <style:style style:name="T121" style:family="text">
      <style:text-properties officeooo:rsid="1cb0567b"/>
    </style:style>
    <style:style style:name="T122" style:family="text">
      <style:text-properties officeooo:rsid="1cb3a788"/>
    </style:style>
    <style:style style:name="T123" style:family="text">
      <style:text-properties officeooo:rsid="1cb6a306"/>
    </style:style>
    <style:style style:name="T124" style:family="text">
      <style:text-properties officeooo:rsid="1cb764d6"/>
    </style:style>
    <style:style style:name="T125" style:family="text">
      <style:text-properties officeooo:rsid="1cb89e00"/>
    </style:style>
    <style:style style:name="T126" style:family="text">
      <style:text-properties officeooo:rsid="1cba2c9f"/>
    </style:style>
    <style:style style:name="T127" style:family="text">
      <style:text-properties officeooo:rsid="1cbbe9d0"/>
    </style:style>
    <style:style style:name="T128" style:family="text">
      <style:text-properties officeooo:rsid="1cbd3b5f"/>
    </style:style>
    <style:style style:name="T129" style:family="text">
      <style:text-properties officeooo:rsid="1cbec70b"/>
    </style:style>
    <style:style style:name="T130" style:family="text">
      <style:text-properties officeooo:rsid="1cc040c8"/>
    </style:style>
    <style:style style:name="T131" style:family="text">
      <style:text-properties officeooo:rsid="1cc1d750"/>
    </style:style>
    <style:style style:name="T132" style:family="text">
      <style:text-properties officeooo:rsid="1cc3bd4d"/>
    </style:style>
    <style:style style:name="T133" style:family="text">
      <style:text-properties officeooo:rsid="1cc645c9"/>
    </style:style>
    <style:style style:name="T134" style:family="text">
      <style:text-properties officeooo:rsid="1cc7a5d2"/>
    </style:style>
    <style:style style:name="T135" style:family="text">
      <style:text-properties officeooo:rsid="1cc913dd"/>
    </style:style>
    <style:style style:name="T136" style:family="text">
      <style:text-properties officeooo:rsid="1cc9b77d"/>
    </style:style>
    <style:style style:name="T137" style:family="text">
      <style:text-properties officeooo:rsid="1ccaf49b"/>
    </style:style>
    <style:style style:name="T138" style:family="text">
      <style:text-properties officeooo:rsid="1ccb3e27"/>
    </style:style>
    <style:style style:name="T139" style:family="text">
      <style:text-properties officeooo:rsid="1ccc9998"/>
    </style:style>
    <style:style style:name="T140" style:family="text">
      <style:text-properties officeooo:rsid="1ccdb3f1"/>
    </style:style>
    <style:style style:name="T141" style:family="text">
      <style:text-properties officeooo:rsid="1ccf4e5a"/>
    </style:style>
    <style:style style:name="T142" style:family="text">
      <style:text-properties officeooo:rsid="1cd08a8b"/>
    </style:style>
    <style:style style:name="T143" style:family="text">
      <style:text-properties officeooo:rsid="1cd1d760"/>
    </style:style>
    <style:style style:name="T144" style:family="text">
      <style:text-properties officeooo:rsid="1cd38d53"/>
    </style:style>
    <style:style style:name="T145" style:family="text">
      <style:text-properties officeooo:rsid="1cd65a6d"/>
    </style:style>
    <style:style style:name="T146" style:family="text">
      <style:text-properties officeooo:rsid="1cd6e666"/>
    </style:style>
    <style:style style:name="T147" style:family="text">
      <style:text-properties officeooo:rsid="1cd8cf0c"/>
    </style:style>
    <style:style style:name="T148" style:family="text">
      <style:text-properties officeooo:rsid="1cd9ce9a"/>
    </style:style>
    <style:style style:name="T149" style:family="text">
      <style:text-properties officeooo:rsid="1cdb3a7a"/>
    </style:style>
    <style:style style:name="T150" style:family="text">
      <style:text-properties officeooo:rsid="1cdb4af7"/>
    </style:style>
    <style:style style:name="T151" style:family="text">
      <style:text-properties officeooo:rsid="1cdd9d44"/>
    </style:style>
    <style:style style:name="T152" style:family="text">
      <style:text-properties officeooo:rsid="1cde7c89"/>
    </style:style>
    <style:style style:name="T153" style:family="text">
      <style:text-properties officeooo:rsid="1cdf8483"/>
    </style:style>
    <style:style style:name="T154" style:family="text">
      <style:text-properties officeooo:rsid="1cdfbfe6"/>
    </style:style>
    <style:style style:name="T155" style:family="text">
      <style:text-properties officeooo:rsid="1ce1af27"/>
    </style:style>
    <style:style style:name="T156" style:family="text">
      <style:text-properties officeooo:rsid="1ce1b996"/>
    </style:style>
    <style:style style:name="T157" style:family="text">
      <style:text-properties officeooo:rsid="1ce1e781"/>
    </style:style>
    <style:style style:name="T158" style:family="text">
      <style:text-properties officeooo:rsid="1ce2965c"/>
    </style:style>
    <style:style style:name="T159" style:family="text">
      <style:text-properties officeooo:rsid="1ce31905"/>
    </style:style>
    <style:style style:name="T160" style:family="text">
      <style:text-properties officeooo:rsid="1ce32fe7"/>
    </style:style>
    <style:style style:name="T161" style:family="text">
      <style:text-properties officeooo:rsid="1ce506cd"/>
    </style:style>
    <style:style style:name="T162" style:family="text">
      <style:text-properties officeooo:rsid="1ce658bd"/>
    </style:style>
    <style:style style:name="T163" style:family="text">
      <style:text-properties officeooo:rsid="1ce689d5"/>
    </style:style>
    <style:style style:name="T164" style:family="text">
      <style:text-properties officeooo:rsid="1ce795d5"/>
    </style:style>
    <style:style style:name="T165" style:family="text">
      <style:text-properties officeooo:rsid="1ce880f7"/>
    </style:style>
    <style:style style:name="T166" style:family="text">
      <style:text-properties officeooo:rsid="1cea3bce"/>
    </style:style>
    <style:style style:name="T167" style:family="text">
      <style:text-properties officeooo:rsid="1ceb9422"/>
    </style:style>
    <style:style style:name="T168" style:family="text">
      <style:text-properties officeooo:rsid="1cecde77"/>
    </style:style>
    <style:style style:name="T169" style:family="text">
      <style:text-properties officeooo:rsid="1cece283"/>
    </style:style>
    <style:style style:name="T170" style:family="text">
      <style:text-properties officeooo:rsid="1cef0574"/>
    </style:style>
    <style:style style:name="T171" style:family="text">
      <style:text-properties officeooo:rsid="1cf006ac"/>
    </style:style>
    <style:style style:name="T172" style:family="text">
      <style:text-properties officeooo:rsid="1cf1478f"/>
    </style:style>
    <style:style style:name="T173" style:family="text">
      <style:text-properties officeooo:rsid="1cf2e847"/>
    </style:style>
    <style:style style:name="T174" style:family="text">
      <style:text-properties officeooo:rsid="1cf4260c"/>
    </style:style>
    <style:style style:name="T175" style:family="text">
      <style:text-properties officeooo:rsid="1cf61ea0"/>
    </style:style>
    <style:style style:name="T176" style:family="text">
      <style:text-properties officeooo:rsid="1cf72731"/>
    </style:style>
    <style:style style:name="T177" style:family="text">
      <style:text-properties officeooo:rsid="1cf8b589"/>
    </style:style>
    <style:style style:name="T178" style:family="text">
      <style:text-properties officeooo:rsid="1cf8f0b2"/>
    </style:style>
    <style:style style:name="T179" style:family="text">
      <style:text-properties officeooo:rsid="1cfa8504"/>
    </style:style>
    <style:style style:name="T180" style:family="text">
      <style:text-properties officeooo:rsid="1cfbf896"/>
    </style:style>
    <style:style style:name="T181" style:family="text">
      <style:text-properties officeooo:rsid="1cfd2e90"/>
    </style:style>
    <style:style style:name="T182" style:family="text">
      <style:text-properties officeooo:rsid="1cfe47ee"/>
    </style:style>
    <style:style style:name="T183" style:family="text">
      <style:text-properties officeooo:rsid="1cff1a16"/>
    </style:style>
    <style:style style:name="T184" style:family="text">
      <style:text-properties officeooo:rsid="1cffd1e0"/>
    </style:style>
    <style:style style:name="T185" style:family="text">
      <style:text-properties officeooo:rsid="1d008048"/>
    </style:style>
    <style:style style:name="T186" style:family="text">
      <style:text-properties officeooo:rsid="1d00ff91"/>
    </style:style>
    <style:style style:name="T187" style:family="text">
      <style:text-properties officeooo:rsid="1d019b17"/>
    </style:style>
    <style:style style:name="T188" style:family="text">
      <style:text-properties officeooo:rsid="1d03e03a"/>
    </style:style>
    <style:style style:name="T189" style:family="text">
      <style:text-properties officeooo:rsid="1d056de4"/>
    </style:style>
    <style:style style:name="T190" style:family="text">
      <style:text-properties officeooo:rsid="1d0580eb"/>
    </style:style>
    <style:style style:name="T191" style:family="text">
      <style:text-properties officeooo:rsid="1d0764ed"/>
    </style:style>
    <style:style style:name="T192" style:family="text">
      <style:text-properties officeooo:rsid="1d092a74"/>
    </style:style>
    <style:style style:name="T193" style:family="text">
      <style:text-properties officeooo:rsid="1d09ff1f"/>
    </style:style>
    <style:style style:name="T194" style:family="text">
      <style:text-properties officeooo:rsid="1d0af376"/>
    </style:style>
    <style:style style:name="T195" style:family="text">
      <style:text-properties officeooo:rsid="1d0c442d"/>
    </style:style>
    <style:style style:name="T196" style:family="text">
      <style:text-properties officeooo:rsid="1d0d2c11"/>
    </style:style>
    <style:style style:name="T197" style:family="text">
      <style:text-properties officeooo:rsid="1d0d91a6"/>
    </style:style>
    <style:style style:name="T198" style:family="text">
      <style:text-properties officeooo:rsid="1d0e43a8"/>
    </style:style>
    <style:style style:name="T199" style:family="text">
      <style:text-properties officeooo:rsid="1d1000a7"/>
    </style:style>
    <style:style style:name="T200" style:family="text">
      <style:text-properties officeooo:rsid="1d10d401"/>
    </style:style>
    <style:style style:name="T201" style:family="text">
      <style:text-properties officeooo:rsid="1d123947"/>
    </style:style>
    <style:style style:name="T202" style:family="text">
      <style:text-properties officeooo:rsid="1d13cdc6"/>
    </style:style>
    <style:style style:name="T203" style:family="text">
      <style:text-properties officeooo:rsid="1d152929"/>
    </style:style>
    <style:style style:name="T204" style:family="text">
      <style:text-properties officeooo:rsid="1d15e3f8"/>
    </style:style>
    <style:style style:name="T205" style:family="text">
      <style:text-properties style:use-window-font-color="true" loext:opacity="0%" fo:font-size="14pt" officeooo:rsid="1d15e3f8" style:font-size-asian="10.5pt"/>
    </style:style>
    <style:style style:name="T206" style:family="text">
      <style:text-properties officeooo:rsid="1d15e8b1"/>
    </style:style>
    <style:style style:name="T207" style:family="text">
      <style:text-properties officeooo:rsid="1d166c78"/>
    </style:style>
    <style:style style:name="T208" style:family="text">
      <style:text-properties officeooo:rsid="1d173afc"/>
    </style:style>
    <style:style style:name="T209" style:family="text">
      <style:text-properties officeooo:rsid="1d17c122"/>
    </style:style>
    <style:style style:name="T210" style:family="text">
      <style:text-properties officeooo:rsid="1d17cb25"/>
    </style:style>
    <style:style style:name="T211" style:family="text">
      <style:text-properties officeooo:rsid="1d186b20"/>
    </style:style>
    <style:style style:name="T212" style:family="text">
      <style:text-properties officeooo:rsid="1d1a1bc9"/>
    </style:style>
    <style:style style:name="T213" style:family="text">
      <style:text-properties officeooo:rsid="1d1b9716"/>
    </style:style>
    <style:style style:name="T214" style:family="text">
      <style:text-properties officeooo:rsid="1d1d236a"/>
    </style:style>
    <style:style style:name="T215" style:family="text">
      <style:text-properties officeooo:rsid="1d1ec808"/>
    </style:style>
    <style:style style:name="T216" style:family="text">
      <style:text-properties officeooo:rsid="1d2190c3"/>
    </style:style>
    <style:style style:name="T217" style:family="text">
      <style:text-properties officeooo:rsid="1d23df5b"/>
    </style:style>
    <style:style style:name="T218" style:family="text">
      <style:text-properties officeooo:rsid="1d256bda"/>
    </style:style>
    <style:style style:name="T219" style:family="text">
      <style:text-properties officeooo:rsid="1d260929"/>
    </style:style>
    <style:style style:name="T220" style:family="text">
      <style:text-properties officeooo:rsid="1d281240"/>
    </style:style>
    <style:style style:name="T221" style:family="text">
      <style:text-properties officeooo:rsid="1d289bc4"/>
    </style:style>
    <style:style style:name="T222" style:family="text">
      <style:text-properties officeooo:rsid="1d28d909"/>
    </style:style>
    <style:style style:name="T223" style:family="text">
      <style:text-properties officeooo:rsid="1d2ad2a3"/>
    </style:style>
    <style:style style:name="T224" style:family="text">
      <style:text-properties officeooo:rsid="1d2be959"/>
    </style:style>
    <style:style style:name="T225" style:family="text">
      <style:text-properties officeooo:rsid="1d2c8a4f"/>
    </style:style>
    <style:style style:name="T226" style:family="text">
      <style:text-properties officeooo:rsid="1d2e5903"/>
    </style:style>
    <style:style style:name="T227" style:family="text">
      <style:text-properties officeooo:rsid="1d303e9c"/>
    </style:style>
    <style:style style:name="T228" style:family="text">
      <style:text-properties officeooo:rsid="1d322107"/>
    </style:style>
    <style:style style:name="T229" style:family="text">
      <style:text-properties officeooo:rsid="1d32af2b"/>
    </style:style>
    <style:style style:name="T230" style:family="text">
      <style:text-properties officeooo:rsid="1d340654"/>
    </style:style>
    <style:style style:name="T231" style:family="text">
      <style:text-properties officeooo:rsid="1d345f80"/>
    </style:style>
    <style:style style:name="T232" style:family="text">
      <style:text-properties officeooo:rsid="1d35c529"/>
    </style:style>
    <style:style style:name="T233" style:family="text">
      <style:text-properties officeooo:rsid="1d35e9a0"/>
    </style:style>
    <style:style style:name="T234" style:family="text">
      <style:text-properties officeooo:rsid="1d366a7f"/>
    </style:style>
    <style:style style:name="T235" style:family="text">
      <style:text-properties officeooo:rsid="1d39a4f0"/>
    </style:style>
    <style:style style:name="T236" style:family="text">
      <style:text-properties officeooo:rsid="1d3b67fa"/>
    </style:style>
    <style:style style:name="T237" style:family="text">
      <style:text-properties officeooo:rsid="1d3ca11d"/>
    </style:style>
    <style:style style:name="T238" style:family="text">
      <style:text-properties officeooo:rsid="1d3cb6db"/>
    </style:style>
    <style:style style:name="T239" style:family="text">
      <style:text-properties officeooo:rsid="1d3e026c"/>
    </style:style>
    <style:style style:name="T240" style:family="text">
      <style:text-properties officeooo:rsid="1d3feac7"/>
    </style:style>
    <style:style style:name="T241" style:family="text">
      <style:text-properties officeooo:rsid="1d42f710"/>
    </style:style>
    <style:style style:name="T242" style:family="text">
      <style:text-properties officeooo:rsid="1d43ae57"/>
    </style:style>
    <style:style style:name="T243" style:family="text">
      <style:text-properties officeooo:rsid="1d4549fe"/>
    </style:style>
    <style:style style:name="T244" style:family="text">
      <style:text-properties officeooo:rsid="1d45c15a"/>
    </style:style>
    <style:style style:name="T245" style:family="text">
      <style:text-properties officeooo:rsid="1d45ca7a"/>
    </style:style>
    <style:style style:name="T246" style:family="text">
      <style:text-properties officeooo:rsid="1d45d5e1"/>
    </style:style>
    <style:style style:name="T247" style:family="text">
      <style:text-properties officeooo:rsid="1d462d37"/>
    </style:style>
    <style:style style:name="T248" style:family="text">
      <style:text-properties officeooo:rsid="1d476c2b"/>
    </style:style>
    <style:style style:name="T249" style:family="text">
      <style:text-properties officeooo:rsid="1d479d5e"/>
    </style:style>
    <style:style style:name="T250" style:family="text">
      <style:text-properties officeooo:rsid="1d47a214"/>
    </style:style>
    <style:style style:name="T251" style:family="text">
      <style:text-properties officeooo:rsid="1d47f054"/>
    </style:style>
    <style:style style:name="T252" style:family="text">
      <style:text-properties officeooo:rsid="1d4907de"/>
    </style:style>
    <style:style style:name="T253" style:family="text">
      <style:text-properties officeooo:rsid="1d4a8618"/>
    </style:style>
    <style:style style:name="T254" style:family="text">
      <style:text-properties officeooo:rsid="1d4aad91"/>
    </style:style>
    <style:style style:name="T255" style:family="text">
      <style:text-properties officeooo:rsid="1d4ac57b"/>
    </style:style>
    <style:style style:name="T256" style:family="text">
      <style:text-properties officeooo:rsid="1d4b1e01"/>
    </style:style>
    <style:style style:name="T257" style:family="text">
      <style:text-properties officeooo:rsid="1d4c4a93"/>
    </style:style>
    <style:style style:name="T258" style:family="text">
      <style:text-properties officeooo:rsid="1d4d8cf1"/>
    </style:style>
    <style:style style:name="T259" style:family="text">
      <style:text-properties officeooo:rsid="1d4f57b1"/>
    </style:style>
    <style:style style:name="T260" style:family="text">
      <style:text-properties officeooo:rsid="1d50d97c"/>
    </style:style>
    <style:style style:name="T261" style:family="text">
      <style:text-properties officeooo:rsid="1d536576"/>
    </style:style>
    <style:style style:name="T262" style:family="text">
      <style:text-properties officeooo:rsid="1d5465c3"/>
    </style:style>
    <style:style style:name="T263" style:family="text">
      <style:text-properties officeooo:rsid="1d54dfff"/>
    </style:style>
    <style:style style:name="T264" style:family="text">
      <style:text-properties officeooo:rsid="1d56676c"/>
    </style:style>
    <style:style style:name="T265" style:family="text">
      <style:text-properties officeooo:rsid="1d56c736"/>
    </style:style>
    <style:style style:name="T266" style:family="text">
      <style:text-properties officeooo:rsid="1d59a939"/>
    </style:style>
    <style:style style:name="T267" style:family="text">
      <style:text-properties officeooo:rsid="1d5b82d5"/>
    </style:style>
    <style:style style:name="T268" style:family="text">
      <style:text-properties officeooo:rsid="1d5d499b"/>
    </style:style>
    <style:style style:name="T269" style:family="text">
      <style:text-properties officeooo:rsid="1d5eee2b"/>
    </style:style>
    <style:style style:name="T270" style:family="text">
      <style:text-properties officeooo:rsid="1e18e3d3"/>
    </style:style>
    <style:style style:name="T271" style:family="text">
      <style:text-properties officeooo:rsid="1e19236f"/>
    </style:style>
    <style:style style:name="T272" style:family="text">
      <style:text-properties officeooo:rsid="1e24c1ec"/>
    </style:style>
    <style:style style:name="T273" style:family="text">
      <style:text-properties officeooo:rsid="1e96a80c"/>
    </style:style>
    <style:style style:name="T274" style:family="text">
      <style:text-properties officeooo:rsid="1ef9619e"/>
    </style:style>
    <style:style style:name="T275" style:family="text">
      <style:text-properties officeooo:rsid="1fa01f91"/>
    </style:style>
    <style:style style:name="T276" style:family="text">
      <style:text-properties officeooo:rsid="213c162c"/>
    </style:style>
    <style:style style:name="T277" style:family="text">
      <style:text-properties officeooo:rsid="213e03c5"/>
    </style:style>
    <style:style style:name="T278" style:family="text">
      <style:text-properties officeooo:rsid="22694e78"/>
    </style:style>
    <style:style style:name="T279" style:family="text">
      <style:text-properties officeooo:rsid="226aceaf"/>
    </style:style>
    <style:style style:name="T280" style:family="text">
      <style:text-properties officeooo:rsid="226bb5bd"/>
    </style:style>
    <style:style style:name="T281" style:family="text">
      <style:text-properties officeooo:rsid="226bfa88"/>
    </style:style>
    <style:style style:name="T282" style:family="text">
      <style:text-properties officeooo:rsid="226d91c1"/>
    </style:style>
    <style:style style:name="T283" style:family="text">
      <style:text-properties officeooo:rsid="226fbfb3"/>
    </style:style>
    <style:style style:name="T284" style:family="text">
      <style:text-properties officeooo:rsid="22713edd"/>
    </style:style>
    <style:style style:name="T285" style:family="text">
      <style:text-properties officeooo:rsid="227278f3"/>
    </style:style>
    <style:style style:name="T286" style:family="text">
      <style:text-properties officeooo:rsid="22740e9c"/>
    </style:style>
    <style:style style:name="T287" style:family="text">
      <style:text-properties officeooo:rsid="22756f29"/>
    </style:style>
    <style:style style:name="T288" style:family="text">
      <style:text-properties officeooo:rsid="22758c01"/>
    </style:style>
    <style:style style:name="T289" style:family="text">
      <style:text-properties officeooo:rsid="22775935"/>
    </style:style>
    <style:style style:name="T290" style:family="text">
      <style:text-properties officeooo:rsid="22794b32"/>
    </style:style>
    <style:style style:name="T291" style:family="text">
      <style:text-properties officeooo:rsid="2279b844"/>
    </style:style>
    <style:style style:name="T292" style:family="text">
      <style:text-properties officeooo:rsid="227b2775"/>
    </style:style>
    <style:style style:name="T293" style:family="text">
      <style:text-properties officeooo:rsid="227e7f72"/>
    </style:style>
    <style:style style:name="T294" style:family="text">
      <style:text-properties officeooo:rsid="227fe9e8"/>
    </style:style>
    <style:style style:name="T295" style:family="text">
      <style:text-properties officeooo:rsid="22809efe"/>
    </style:style>
    <style:style style:name="T296" style:family="text">
      <style:text-properties officeooo:rsid="2280a538"/>
    </style:style>
    <style:style style:name="T297" style:family="text">
      <style:text-properties officeooo:rsid="2281e6dc"/>
    </style:style>
    <style:style style:name="T298" style:family="text">
      <style:text-properties officeooo:rsid="22847f7c"/>
    </style:style>
    <style:style style:name="T299" style:family="text">
      <style:text-properties officeooo:rsid="2285bd5f"/>
    </style:style>
    <style:style style:name="T300" style:family="text">
      <style:text-properties officeooo:rsid="228885b6"/>
    </style:style>
    <style:style style:name="T301" style:family="text">
      <style:text-properties officeooo:rsid="22890495"/>
    </style:style>
    <style:style style:name="T302" style:family="text">
      <style:text-properties officeooo:rsid="22895a87"/>
    </style:style>
    <style:style style:name="T303" style:family="text">
      <style:text-properties officeooo:rsid="228b501d"/>
    </style:style>
    <style:style style:name="T304" style:family="text">
      <style:text-properties officeooo:rsid="228ca336"/>
    </style:style>
    <style:style style:name="T305" style:family="text">
      <style:text-properties officeooo:rsid="228e4d7b"/>
    </style:style>
    <style:style style:name="T306" style:family="text">
      <style:text-properties officeooo:rsid="228fbb41"/>
    </style:style>
    <style:style style:name="T307" style:family="text">
      <style:text-properties officeooo:rsid="2290db97"/>
    </style:style>
    <style:style style:name="T308" style:family="text">
      <style:text-properties officeooo:rsid="229192d1"/>
    </style:style>
    <style:style style:name="T309" style:family="text">
      <style:text-properties officeooo:rsid="22921f23"/>
    </style:style>
    <style:style style:name="T310" style:family="text">
      <style:text-properties officeooo:rsid="2293fe93"/>
    </style:style>
    <style:style style:name="T311" style:family="text">
      <style:text-properties officeooo:rsid="2294ab73"/>
    </style:style>
    <style:style style:name="T312" style:family="text">
      <style:text-properties officeooo:rsid="229624cd"/>
    </style:style>
    <style:style style:name="T313" style:family="text">
      <style:text-properties officeooo:rsid="22968404"/>
    </style:style>
    <style:style style:name="T314" style:family="text">
      <style:text-properties officeooo:rsid="22982ce6"/>
    </style:style>
    <style:style style:name="T315" style:family="text">
      <style:text-properties officeooo:rsid="2299f21c"/>
    </style:style>
    <style:style style:name="T316" style:family="text">
      <style:text-properties officeooo:rsid="229a23a3"/>
    </style:style>
    <style:style style:name="T317" style:family="text">
      <style:text-properties officeooo:rsid="229a7679"/>
    </style:style>
    <style:style style:name="T318" style:family="text">
      <style:text-properties officeooo:rsid="23857469"/>
    </style:style>
    <style:style style:name="T319" style:family="text">
      <style:text-properties officeooo:rsid="23867a8b"/>
    </style:style>
    <style:style style:name="T320" style:family="text">
      <style:text-properties officeooo:rsid="23879da8"/>
    </style:style>
    <style:style style:name="T321" style:family="text">
      <style:text-properties officeooo:rsid="238c9f6e"/>
    </style:style>
    <style:style style:name="T322" style:family="text">
      <style:text-properties officeooo:rsid="238e4df1"/>
    </style:style>
    <style:style style:name="T323" style:family="text">
      <style:text-properties officeooo:rsid="2390395c"/>
    </style:style>
    <style:style style:name="T324" style:family="text">
      <style:text-properties officeooo:rsid="2391babb"/>
    </style:style>
    <style:style style:name="T325" style:family="text">
      <style:text-properties officeooo:rsid="23d8e7ce"/>
    </style:style>
    <style:style style:name="T326" style:family="text">
      <style:text-properties officeooo:rsid="2401ae9a"/>
    </style:style>
    <style:style style:name="T327" style:family="text">
      <style:text-properties officeooo:rsid="24044944"/>
    </style:style>
    <style:style style:name="T328" style:family="text">
      <style:text-properties officeooo:rsid="2406fdaa"/>
    </style:style>
    <style:style style:name="T329" style:family="text">
      <style:text-properties officeooo:rsid="240a0c79"/>
    </style:style>
    <style:style style:name="T330" style:family="text">
      <style:text-properties officeooo:rsid="240af867"/>
    </style:style>
    <style:style style:name="T331" style:family="text">
      <style:text-properties officeooo:rsid="24133259"/>
    </style:style>
    <style:style style:name="T332" style:family="text">
      <style:text-properties officeooo:rsid="2414019e"/>
    </style:style>
    <style:style style:name="T333" style:family="text">
      <style:text-properties officeooo:rsid="24147b3d"/>
    </style:style>
    <style:style style:name="T334" style:family="text">
      <style:text-properties officeooo:rsid="24186814"/>
    </style:style>
    <style:style style:name="T335" style:family="text">
      <style:text-properties officeooo:rsid="2418e4b3"/>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p text:style-name="P101"><draw:frame draw:style-name="fr1" draw:name="Frame3" text:anchor-type="paragraph" svg:width="136.01mm" style:rel-width="100%" svg:height="22mm" draw:z-index="1"><draw:text-box fo:min-height="10%"><text:h text:style-name="P103" text:outline-level="1"><text:bookmark-start text:name="__RefHeading___Toc34599_4173466481 Copy 1"/>PART 1. INTRODUCTION.<text:bookmark-end text:name="__RefHeading___Toc34599_4173466481 Copy 1"/></text:h></draw:text-box></draw:frame></text:p>
      <text:h text:style-name="P104" text:outline-level="2"><text:bookmark-start text:name="__RefHeading___Toc34601_4173466481"/>Introduction.<text:bookmark-end text:name="__RefHeading___Toc34601_4173466481"/></text:h>
      <text:h text:style-name="P105" text:outline-level="3"><text:bookmark-start text:name="__RefHeading___Toc34603_4173466481"/><text:span text:style-name="T278">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49">guide</text:span> me, made me love, Yeshua, my Father, his Spirit and the set of texts commonly known by the name of <text:span text:style-name="T49">T</text:span>he bible.</text:p>
      <text:p text:style-name="P4">So this presentation is also an invitation for you to research, study, read, analyze those arguments, concepts, evidence, historical sources, on your own and come to your own conclusions. And in a particular and <text:span text:style-name="T49">in a </text:span>special way, an invitation to do this with the texts known as <text:span text:style-name="T49">T</text:span>he bible.</text:p>
      <text:h text:style-name="P105" text:outline-level="3"><text:bookmark-start text:name="__RefHeading___Toc34605_4173466481"/><text:span text:style-name="T49">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49">acting</text:span> that <text:span text:style-name="T49">seems</text:span> appropriate.</text:p>
      <text:p text:style-name="P5">I'm going to act this presentation. I will emphasize <text:span text:style-name="T49">at </text:span>different times and in different ways. I will repeat, I will clarify, I will raise the tone of voice. I will seem excited, angry, sarcastic, mocking, sad, happy. I'm going to sing, I'm going to pray, I'm going to read the <text:span text:style-name="T49">bible</text:span>, I am going to dance, I am going to do what <text:span text:style-name="T49">ever </text:span>I consider necessary to communicate what I want to communicate. The goal is not just to keep <text:span text:style-name="T49">your</text:span> attention. It is <text:span text:style-name="T318">to </text:span>communicate an idea.</text:p>
      <text:p text:style-name="P4">I hope to achieve my goal.</text:p>
      <text:p text:style-name="P4"><text:soft-page-break/>For example, at any time I can close my eyes, raise my head and hands and say something like:</text:p>
      <text:p text:style-name="P76">Heavenly Father, I ask you in the name that is above all names, in the name of your son Jesus Christ, of Yeshua Hamashiakh, that you give me the wisdom, grace and power to communicate news effectively. <text:span text:style-name="T49">That</text:span> <text:span text:style-name="T49">to the people who </text:span><text:span text:style-name="T279">watch</text:span><text:span text:style-name="T49"> this presentation you open the</text:span><text:span text:style-name="T279">ir</text:span><text:span text:style-name="T49"> eyes </text:span>so they can see and <text:span text:style-name="T49">their </text:span>ears so they can hear. That you drag them to your son Jesus Christ and the truth of <text:span text:style-name="T1">your</text:span> history <text:span text:style-name="T1">in</text:span> history and <text:span text:style-name="T1">m</text:span><text:span text:style-name="T2">y</text:span> history.</text:p>
      <text:p text:style-name="P4">Or <text:span text:style-name="T49">I</text:span> <text:span text:style-name="T51">might</text:span> start singing at any time:</text:p>
      <text:p text:style-name="P70">Our hearts they are, <text:span text:style-name="T279">completely i</text:span>nsatiable.</text:p>
      <text:p text:style-name="P5">Don't worry, I'm not going to convince you that the bible is true. I can not do <text:span text:style-name="T49">that</text:span>. What I am going to do is quote and read the verses of the <text:span text:style-name="T51">bible</text:span> that I consider necessary to communicate what I want <text:span text:style-name="T318">to </text:span>communicate. And let Logic and Life <text:span text:style-name="T49">themselves</text:span>, at the right <text:span text:style-name="T51">time</text:span>, reveal the Truth in your mind, in your heart, and in <text:span text:style-name="T49">your whole</text:span> person.</text:p>
      <text:p text:style-name="P4">You <text:span text:style-name="T50">have been</text:span> warned.</text:p>
      <text:h text:style-name="P105"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51">bible</text:span> and I believe in <text:span text:style-name="T51">T</text:span>ruth”, or “I believe in the <text:span text:style-name="T51">bible</text:span> and I believe in logic”, depending on the person listening to it, it is very easy to think that said person <text:span text:style-name="T51">either </text:span>do<text:span text:style-name="T51">es not </text:span>know much about one, or do<text:span text:style-name="T51">es not</text:span> know much about the other, or <text:span text:style-name="T51">he </text:span>live<text:span text:style-name="T51">s</text:span> in permanent contradiction and does not care.</text:p>
      <text:p text:style-name="P4"><text:soft-page-break/>This is because when you know something about the bible, something about science and something about logic, at least that which is learned in school, at university, and in the media, <text:span text:style-name="T51">m</text:span>any questions <text:span text:style-name="T51">araise</text:span>:</text:p>
      <text:p text:style-name="P4">If the universe is 6<text:span text:style-name="T51">000</text:span> years old, the time that has passed since Creation, according to the <text:span text:style-name="T51">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51">go</text:span>, how can a good God allow evil, <text:span text:style-name="T280">that</text:span> suffering and torture, continue to exist forever and ever in that hell?</text:p>
      <text:p text:style-name="P4">If it is true what Jesus Christ says, that no one goes to the father except through him, Does Adam go to heaven or hell?</text:p>
      <text:p text:style-name="P6">Why in the bible the lake of fire that was NEVER translated as “hell”, now turned out <text:span text:style-name="T51">to be </text:span>hell, and the hebrew Sheol that WAS translated in several <text:span text:style-name="T51">verses</text:span> as “hell”, now turned out <text:span text:style-name="T281">to be </text:span>a place to which all dead <text:span text:style-name="T52">people </text:span>go, the good and the bad?</text:p>
      <text:p text:style-name="P4">If God is good, he is love, he wants the salvation of all, and there is nothing impossible for him, why only a few <text:span text:style-name="T53">ones </text:span>are saved?</text:p>
      <text:p text:style-name="P4">Someone who lived in Japan, in the year 900 after <text:span text:style-name="T53">Jesus </text:span>Christ, who never <text:span text:style-name="T53">knew about Jesus </text:span>Christ, who lived an exemplary life <text:soft-page-break/>compared to most <text:span text:style-name="T53">c</text:span>hristians today, do<text:span text:style-name="T53">es</text:span> <text:span text:style-name="T53">he </text:span>go to heaven or hell? <text:span text:style-name="T53">W</text:span>hat <text:span text:style-name="T53">is it </text:span><text:span text:style-name="T281">then</text:span>? Is it, <text:span text:style-name="T53">or </text:span><text:span text:style-name="T281">is it </text:span><text:span text:style-name="T53">NOT,</text:span> necessary to believe in Christ to be saved?</text:p>
      <text:p text:style-name="P4">Someone who lived a life of evil, in which he raped, tortured and murdered hundreds of children during his 70-<text:span text:style-name="T53">and-some</text:span> years of life, he dies and <text:span text:style-name="T53">goes</text:span> to hell, to suffer forever and ever, consciously, <text:span text:style-name="T53">by</text:span> fire and brimstone, in permanent torture. Do<text:span text:style-name="T53">es</text:span> <text:span text:style-name="T53">he</text:span> not receive as punishment, a suffering, a torture, an evil, superior, for <text:span text:style-name="T53">ALL</text:span> eternity, to the one he did for only 70-and-<text:span text:style-name="T53">some</text:span> years? Is that from a just <text:span text:style-name="T53">and good </text:span>God?</text:p>
      <text:p text:style-name="P7">Is it not a systematic, conscious, physical, eternal punishment, by fire and brimstone, of permanent torture, worse than <text:span text:style-name="T53">ANY</text:span> system of systematic annihilation such as the "Final Solution" implemented by Hitler's Nazis during the Holocaust of World War II? After all, <text:span text:style-name="T53">once your are </text:span>death, nothing hurts. <text:span text:style-name="T319">W</text:span>hile to those who are in hell everything hurts for all eternity. Hell seems more like an idea of <text:span text:style-name="T281">th</text:span>e Marquis de Sade. The one from which the word “sadist” <text:span text:style-name="T53">comes from</text:span>.</text:p>
      <text:p text:style-name="P4">If Jesus Christ taught us that one should love one's enemies, why d<text:span text:style-name="T53">oes</text:span> God sends his enemies to <text:span text:style-name="T53">a </text:span>conscious, physical and eternal suffering in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54">AFTER</text:span> that, after all that, he goes and orders that King Saul, through his prophet, <text:span text:style-name="T54">to </text:span>go and kill, murder, <text:span text:style-name="T54">assassinate, </text:span><text:soft-page-break/>women, <text:span text:style-name="T54">elders</text:span>, children, even the breastfed, men and animals, EVERYTHING, and not leave anything alive in Amalek?<text:note text:id="ftn1" text:note-class="footnote"><text:note-citation>1</text:note-citation><text:note-body><text:p text:style-name="Footnote"><text:alphabetical-index-mark-start text:id="IMark94422104282552"/><text:span text:style-name="T4">1 Samuel 15</text:span><text:alphabetical-index-mark-end text:id="IMark94422104282552"/><text:span text:style-name="T4">: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55">to </text:span>kill" and then goes and orders the king, <text:span text:style-name="T55">that</text:span> <text:span text:style-name="T320">H</text:span><text:span text:style-name="T55">e</text:span> chose, to go and kill even the “cat” in Amalek.</text:p>
      <text:p text:style-name="P8">The king goes and kills, assassinates, women, children, even the breastfed, elder<text:span text:style-name="T55">s</text:span>, men and animals, kills EVERYTHING, murders EVERYTHING, even the cat <text:note text:id="ftn2" text:note-class="footnote"><text:note-citation>2</text:note-citation><text:note-body><text:p text:style-name="Footnote"><text:alphabetical-index-mark-start text:id="IMark94422104282552"/><text:span text:style-name="T4">1 Samuel 15</text:span><text:alphabetical-index-mark-end text:id="IMark94422104282552"/><text:span text:style-name="T4">: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83"><text:span text:style-name="T4">No, that good God, who knows everything, who many years before had given the commandment “not to kill”, but </text:span><text:span text:style-name="T5">that </text:span><text:span text:style-name="T4">now it seems that </text:span><text:span text:style-name="T5">he</text:span><text:span text:style-name="T4"> has changed </text:span><text:span text:style-name="T5">his mind</text:span><text:span text:style-name="T4"> and gives the order to kill women, </text:span><text:span text:style-name="T5">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alphabetical-index-mark-start text:id="IMark94421952763528"/><text:span text:style-name="T4">1 Samuel 15</text:span><text:alphabetical-index-mark-end text:id="IMark94421952763528"/><text:span text:style-name="T4">: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6">THAT </text:span><text:span text:style-name="T4">God did not know that this was going to happen? Because it seems </text:span><text:span text:style-name="T40">he did not</text:span><text:span text:style-name="T4">.</text:span></text:p>
      <text:p text:style-name="P4">Saul only left alive the king of Amalek and the best animals <text:span text:style-name="T56">to</text:span> sacrifice them burned to the God who gave him the order, but God decides <text:span text:style-name="T56">to </text:span>change <text:span text:style-name="T56">him</text:span>. That King Saul is <text:span text:style-name="T282">of </text:span>no use to <text:span text:style-name="T56">him</text:span>. Then he tells his prophet: <text:span text:style-name="T56">stop</text:span> cry<text:span text:style-name="T56">ing</text:span> for Sa<text:span text:style-name="T56">u</text:span>l, <text:span text:style-name="T56">quit winning</text:span> for that <text:span text:style-name="T3">man</text:span>, I already <text:span text:style-name="T56">got rid</text:span> <text:span text:style-name="T327">of </text:span>him, go to Bethlehem <text:span text:style-name="T56">because </text:span>I'm going to <text:span text:style-name="T56">show</text:span> <text:span text:style-name="T56">you his </text:span>replace<text:span text:style-name="T56">ment</text:span> <text:note text:id="ftn4" text:note-class="footnote"><text:note-citation>4</text:note-citation><text:note-body><text:p text:style-name="Footnote"><text:alphabetical-index-mark-start text:id="IMark94421952763528"/><text:span text:style-name="T4">1 Samuel 15</text:span><text:alphabetical-index-mark-end text:id="IMark94421952763528"/><text:span text:style-name="T4">: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56">God</text:span>: but how am I <text:soft-page-break/>going to leave? If Sa<text:span text:style-name="T56">u</text:span>l finds out, he <text:span text:style-name="T56">will </text:span>kill me. And God tells him: <text:span text:style-name="T56">take it easy</text:span>, tell him that <text:span text:style-name="T56">you are going to make a</text:span> sacrifice to Jehovah. <text:span text:style-name="T56">Who is</text:span> that God that <text:span text:style-name="T56">is </text:span>speak<text:span text:style-name="T56">ing</text:span> to him <text:note text:id="ftn5" text:note-class="footnote"><text:note-citation>5</text:note-citation><text:note-body><text:p text:style-name="Footnote"><text:alphabetical-index-mark-start text:id="IMark94421952766024"/><text:span text:style-name="T4">1 Samuel 16</text:span><text:alphabetical-index-mark-end text:id="IMark94421952766024"/><text:span text:style-name="T4">: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4">How to explain this good God, who knows everything, but who orders to kill after having ordered “not to kill” and that <text:span text:style-name="T56">seems to live</text:span> regretting what <text:span text:style-name="T56">he </text:span>kn<text:span text:style-name="T56">e</text:span>w <text:span text:style-name="T282">it </text:span>was going to happen?</text:p>
      <text:p text:style-name="P4">That same God who forgot to put as a commandment "not to enslave", <text:span text:style-name="T56">m</text:span><text:span text:style-name="T320">a</text:span><text:span text:style-name="T56">ybe</text:span> because now he wants us as slaves.</text:p>
      <text:p text:style-name="P4">And the snakes <text:span text:style-name="T56">that</text:span> talk?</text:p>
      <text:p text:style-name="P4">And the talking donkeys?</text:p>
      <text:p text:style-name="P4">And that we all came out of a <text:span text:style-name="T56">SINGLE </text:span>couple?</text:p>
      <text:p text:style-name="P4">And that <text:span text:style-name="T56">FIRST</text:span> <text:span text:style-name="T56">were</text:span> the land and the sea<text:span text:style-name="T56">s</text:span> and <text:span text:style-name="T56">THEN</text:span> the stars.</text:p>
      <text:p text:style-name="P4">And that everything was created in 7 days? <text:span text:style-name="T56">Sorry 6 days. </text:span>Those who have morning and afternoon.</text:p>
      <text:p text:style-name="P4">And that some guys live in a desert eating bread that falls from the sky for <text:span text:style-name="T56">40</text:span> years?</text:p>
      <text:p text:style-name="P4">And that with a <text:span text:style-name="T56">little </text:span>stick the seas are opened so that thousands of people can pass, but only for <text:span text:style-name="T56">short time, </text:span>while they pass, and <text:span text:style-name="T320">then the SEAS</text:span> close on top of a<text:span text:style-name="T56">n</text:span> army that persecuted them, drowning <text:span text:style-name="T56">the whole </text:span>army.</text:p>
      <text:p text:style-name="P4">And that Noah, and the animals in a boat, during a year in which a <text:span text:style-name="T56">40</text:span>-day deluge filled the entire planet with water.</text:p>
      <text:p text:style-name="P4">And that Noah had his children <text:span text:style-name="T56">when he was about</text:span> 500-and-some years old. <text:span text:style-name="T56">Are those </text:span><text:s/><text:span text:style-name="T56">shorty</text:span> years?</text:p>
      <text:p text:style-name="P4">And that before the flood people lived about 900 years?</text:p>
      <text:p text:style-name="P4"><text:soft-page-break/>And that a big fish swallows a guy and after 3 days spits him out in a beach? Th<text:span text:style-name="T57">e guy</text:span> Jonah.</text:p>
      <text:p text:style-name="P4">And that <text:span text:style-name="T57">people </text:span>rise <text:span text:style-name="T57">up from the dead</text:span>.</text:p>
      <text:p text:style-name="P4">Where are they? In heaven or hell?</text:p>
      <text:p text:style-name="P4">It doesn't seem very “scientific” or “logical”. Do<text:span text:style-name="T57">es</text:span> <text:span text:style-name="T57">it</text:span>?</text:p>
      <text:p text:style-name="P4">Many questions arise. Many of them <text:span text:style-name="T58">ASSUME</text:span> other questions. Many of them assume things that the bible does not say. Many of them assume things that science does not say.</text:p>
      <text:p text:style-name="P71">This presentation is not going to answer these questions one by one. <text:span text:style-name="T58">Instead it</text:span> <text:span text:style-name="T58">has</text:span> the intention to kill <text:span text:style-name="T58">them </text:span>all with one stone, as an addition<text:span text:style-name="T58">al goal</text:span> to giv<text:span text:style-name="T58">e</text:span> some good news and others that do not seem <text:span text:style-name="T58">so </text:span>good.</text:p>
      <text:p text:style-name="P4"/>
      <text:p text:style-name="Standard"/>
      <text:p text:style-name="P102"><draw:frame draw:style-name="fr1" draw:name="Frame4" text:anchor-type="paragraph" svg:width="136.01mm" style:rel-width="100%" svg:height="22mm" draw:z-index="0"><draw:text-box fo:min-height="10%"><text:h text:style-name="P103" text:outline-level="1"><text:bookmark-start text:name="__RefHeading___Toc34609_4173466481 Copy 1"/>PART 2. CENTER.<text:bookmark-end text:name="__RefHeading___Toc34609_4173466481 Copy 1"/></text:h></draw:text-box></draw:frame></text:p>
      <text:h text:style-name="P106" text:outline-level="3"><text:bookmark-start text:name="__RefHeading___Toc34611_4173466481"/>Creator.<text:bookmark-end text:name="__RefHeading___Toc34611_4173466481"/></text:h>
      <text:h text:style-name="P108"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59">cars</text:span>, satellites, refrigerators, washing machines, polishers, <text:span text:style-name="T59">MACHINES</text:span> that make machines, factories that use machines made by other factories to build OBJECTS that make it easier for man to meet his basic needs for food, clothing, <text:span text:style-name="T59">higiene</text:span> and housing.</text:p>
      <text:p text:style-name="P9">Technical creativity always results in an <text:span text:style-name="T59">OBJECT</text:span>, something <text:span text:style-name="T59">physical</text:span>, perceptible through the senses, something material, something concrete, a machine, a technology, something that <text:span text:style-name="T59">changes</text:span> the perceptible and <text:span text:style-name="T59">in which </text:span>that change is perceptible.</text:p>
      <text:p text:style-name="P68">If <text:span text:style-name="T275">we</text:span> really want to obtain <text:span text:style-name="T274">an </text:span>objective, verifiable knowledge, in which faith is not needed, that which we like to call scientific, but that sometimes is not so objective, nor so verifiable, and that on more than one occasion it seems <text:span text:style-name="T274">to be</text:span> something more religious than something in which you don't need a faith ; then, <text:span text:style-name="T274">t</text:span>echnical creativity is by far the most important, <text:span text:style-name="T59">the </text:span>most reliable, <text:span text:style-name="T59">criteria </text:span>to validate any scientific model or theory.</text:p>
      <text:p text:style-name="P4">No one can rationally say today: "I don't believe in airplanes", "No, no, I <text:span text:style-name="T59">just </text:span>do not believe in airplanes”.</text:p>
      <text:p text:style-name="P9">But about 1000 years ago it was quite easy for someone to say “<text:span text:style-name="T59">NO” to the belief</text:span> that one day <text:span text:style-name="T59">men would built </text:span>thousands of machines, made of metal, that fly, that have wings like birds, that carry hundreds of people inside, and weigh<text:span text:style-name="T59">ts</text:span> tons. About 1000 years ago it was much easier to say “I don't believe in airplanes”.</text:p>
      <text:p text:style-name="P4">No one can rationally say today: "I don't believe in computers", "No, no, it's just <text:span text:style-name="T60">that</text:span> I don't believe in computers”.</text:p>
      <text:p text:style-name="P72"><text:soft-page-break/>But only about 500 years ago it was quite easy for someone to say “<text:span text:style-name="T60">NO” to the belief </text:span>that one day <text:span text:style-name="T60">men would make </text:span><text:span text:style-name="T283">thousands of millions, or gigas,</text:span> of machines that <text:span text:style-name="T60">can make </text:span><text:span text:style-name="T283">gigas</text:span> of <text:span text:style-name="T60">additions</text:span> or multiplications in a second, <text:span text:style-name="T60">that</text:span> have memory, and <text:span text:style-name="T60">that </text:span>allow communication in which you see a <text:span text:style-name="T60">friend</text:span>, who is thousands of miles away, using something like a mirror, <text:span text:style-name="T60">your </text:span>tablet, in which <text:span text:style-name="T60">your friend</text:span> is reflected, and you can hear <text:span text:style-name="T60">him</text:span>, with <text:span text:style-name="T60">his</text:span> voice coming out of the “mirror”, and speak to <text:span text:style-name="T60">him</text:span> addressing the “mirror”. That was a story for children since the 1600s: the witch from Little Red Riding Hood. <text:span text:style-name="T60">T</text:span>oday <text:span text:style-name="T60">it </text:span>is called video conferencing and is used by millions of people around planet Earth.</text:p>
      <text:p text:style-name="P4">However, the same cannot be said of the very large, the very far, the very small, the past <text:span text:style-name="T60">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60">the one</text:span> we use on a daily basis, has not reached that point. <text:span text:style-name="T60">A</text:span>lthough there is <text:span text:style-name="T60">always someone who thinks otherwise</text:span>.</text:p>
      <text:p text:style-name="P10">Technical creativity excludes any discipline that does not build its object of study or <text:span text:style-name="T320">builds </text:span>something with its objects of study. <text:span text:style-name="T60">It s</text:span>tud<text:span text:style-name="T60">ies</text:span> the stars but does not build them and does not build anything with them?. <text:span text:style-name="T60">It does</text:span> not qualif<text:span text:style-name="T60">y</text:span>. <text:span text:style-name="T60">It</text:span> studies elementary particles but doesn't build them and doesn't build anything with them? <text:span text:style-name="T60">It does</text:span> not qualif<text:span text:style-name="T60">y</text:span>. <text:span text:style-name="T60">It</text:span> studies time but doesn't build <text:span text:style-name="T60">it</text:span> and doesn't build anything with it?. <text:span text:style-name="T60">It does</text:span> not qualif<text:span text:style-name="T60">y</text:span>. <text:span text:style-name="T60">It </text:span>stud<text:span text:style-name="T60">ies</text:span> gravity but does not build it and does not build anything with it?. <text:span text:style-name="T60">It</text:span> does <text:span text:style-name="T60">not</text:span> qualify. <text:span text:style-name="T60">It</text:span> studies <text:soft-page-break/>genes but <text:span text:style-name="T60">it </text:span>does build them and <text:span text:style-name="T60">does </text:span>not build anything with th<text:span text:style-name="T60">em</text:span>?. Guess what?: <text:span text:style-name="T60">IT </text:span>DOES NOT QUALIFY.</text:p>
      <text:p text:style-name="P69">That means that the scientific theories that speak of this <text:span text:style-name="T60">kind</text:span> of things are not so “scientific”. They are not really that objective, verifiable knowledge and in which no faith is needed. They are a field of study, <text:span text:style-name="T111">they </text:span>are a set of hypotheses that have not been validated <text:span text:style-name="T60">with</text:span> a TECHNICAL CREATIVITY.</text:p>
      <text:p text:style-name="P11">This means that the conceptual position of this presentation <text:span text:style-name="T60">for</text:span> the demarcation problem is to use TECHNICAL CREATIVITY as <text:span text:style-name="T60">the criteria for</text:span> <text:span text:style-name="T60">deciding</text:span> what IS and what is <text:span text:style-name="T60">NOT</text:span> science. That is the position of this presentation <text:span text:style-name="T60">for</text:span> the demarcation problem.</text:p>
      <text:p text:style-name="P72">When we build machines t<text:span text:style-name="T61">hat</text:span> build stars and galaxies, <text:span text:style-name="T61">the ones </text:span>we see through the telescope, when we build machines to travel in time, when we build machines to travel <text:span text:style-name="T320">at </text:span><text:span text:style-name="T283">millions</text:span> of times <text:span text:style-name="T320">the speed of </text:span>what many believe to be the maximum possible, the speed of the light in the void, “<text:span text:style-name="T62">void” that has yet to be</text:span> <text:span text:style-name="T62">found</text:span>, <text:span text:style-name="T62">belief that</text:span> is assumed as a<text:span text:style-name="T62">n</text:span> axiom of some very famous <text:span text:style-name="T61">ideologies,</text:span> <text:span text:style-name="T62">when we go to </text:span>the stars, when we can make another <text:span text:style-name="T61">kind</text:span> of matter based on other types of elementary particles, different from <text:span text:style-name="T61">the ones </text:span>that we believe exist, when <text:span text:style-name="T61">ALL</text:span> th<text:span text:style-name="T61">ese</text:span> can be done by man and is of common use, such as a washing machine or a cell phone, <text:span text:style-name="T62">THEN, and only THEN, </text:span>we can begin to say that <text:span text:style-name="T61">t</text:span>he theories that explain these constructions are “scientific”, <text:span text:style-name="T61">a</text:span>re “knowledge”. Not <text:span text:style-name="T61">before</text:span>.</text:p>
      <text:p text:style-name="P4">When it is rationally impossible to say: "I don't think we will travel to the stars”, when it is rationally impossible to say: “I do not believe in <text:span text:style-name="T62">time</text:span> travel”, for the common person, in the same way in that it is now rationally impossible to say: "I do not believe in airplanes", <text:span text:style-name="T62">f</text:span>or an ordinary person, <text:span text:style-name="T62">THEN </text:span>we can say technical <text:soft-page-break/>creativity <text:span text:style-name="T62">has</text:span> already confirmed the "scientific" theories that explain space and time <text:span text:style-name="T284">at </text:span>that level.</text:p>
      <text:p text:style-name="P4">Meanwhile, no. Meanwhile, they are just fields of study.</text:p>
      <text:p text:style-name="P4">The word "science" and the word "know" have become synonymous with "certainty" in the minds of most people.</text:p>
      <text:p text:style-name="P4">There <text:span text:style-name="T112">are </text:span>people <text:span text:style-name="T112">who </text:span>believe <text:span text:style-name="T62">to be</text:span> certain <text:span text:style-name="T62">about</text:span> what happened millions of years ago. "It's scientifically proven." "We know <text:span text:style-name="T62">it</text:span>" “Science <text:span text:style-name="T62">has </text:span>already proved <text:span text:style-name="T62">it</text:span>." <text:span text:style-name="T62">THAT is the attitude.</text:span></text:p>
      <text:p text:style-name="P4">Technical creativity is a better <text:span text:style-name="T62">criteria</text:span> than the more commonly used to determine if a hypothesis is scientific or not. Much more reliable, than any other criteria, because it <text:span text:style-name="T62">requires to make</text:span> <text:span text:style-name="T62">OBJECTS</text:span> that anyone can use. This criterion avoids ending up calling "science" to what is only a field of study.</text:p>
      <text:h text:style-name="P110"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63">NECESSARY</text:span> and determining factors for <text:span text:style-name="T63">the </text:span>creation and reproduction <text:span text:style-name="T63">of the object</text:span>. <text:span text:style-name="T63">It does NOT validate any model that pretends to explain a technology </text:span>AFTER <text:span text:style-name="T63">it was </text:span>created, or <text:span text:style-name="T63">a model already existing but that was never necessary to make the technology, those</text:span> which are not determinant <text:span text:style-name="T63">to the technology</text:span>.</text:p>
      <text:p text:style-name="P4">An example is transistors. Necessary and determining theories for the first patents, in 1925 and 1934, of the FET, the field-effect-transistor, were electromagnetics and chemistry. The name <text:span text:style-name="T63">itself </text:span>tells us how it works: the word "field" refers to an electric field. Its functional parts, the semiconductors, are explained with electromagnetic logic and produced with chemistry. The first <text:soft-page-break/>semiconductors and diodes are created in the 19th century when these theories were already mature.</text:p>
      <text:p text:style-name="P12">If AFTER <text:span text:style-name="T284">the fact </text:span>someone uses a statistical ideology of <text:span text:style-name="T63">elementary </text:span>particles to explain the FET, according to the criterion of <text:span text:style-name="T63">technical </text:span>creativity, this ideology is <text:span text:style-name="T63">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63">to build </text:span><text:span text:style-name="T284">the </text:span><text:span text:style-name="T63">first </text:span>transistors, or FETs, which are a <text:span text:style-name="T63">logical </text:span>extension of the electromagnetic behavior of the diode. <text:span text:style-name="T63">Chemical </text:span>processes were used <text:span text:style-name="T63">to build them and </text:span>matur<text:span text:style-name="T63">e</text:span> electromagnetic theory <text:span text:style-name="T63">explained them</text:span>.</text:p>
      <text:p text:style-name="P4">The explanation taught in educational institutions of how a transistor, a diode, or a semiconductor works is not from a statistical <text:span text:style-name="T63">ideology</text:span> of elementary particles because <text:span text:style-name="T63">it</text:span> is no<text:span text:style-name="T63">t</text:span> need<text:span text:style-name="T63">ed</text:span> to explain them. It is like explaining how to make a “soup” with a ideology of alchemy. It <text:span text:style-name="T63">just isn’t needed</text:span>.</text:p>
      <text:p text:style-name="P4">The application of the criterion is limited by the technology created.</text:p>
      <text:h text:style-name="P108"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64">that can be built by</text:span> man increases as his technical creativity increases, and vice versa. One is a reflection of the other.</text:p>
      <text:p text:style-name="P13">No one can rationally say that "it is easier to make a computer <text:span text:style-name="T64">than </text:span>to make a knife. <text:span text:style-name="T64">M</text:span>ake a computer? Uff easy, piece of cake, anyone can do it. Make a knife? Ahh no, no way, no idea, <text:span text:style-name="T64">too hard</text:span>. Making the computer requires more technical creativity.</text:p>
      <text:p text:style-name="P73"><text:soft-page-break/>Technical creativity is something that grows, that is learned, that is develop<text:span text:style-name="T64">ed.</text:span> <text:span text:style-name="T64">It grows </text:span>with experience, <text:span text:style-name="T64">use </text:span>and practic<text:span text:style-name="T64">e</text:span>. It is a process of the mind. Animals don't have it. The development of technical creativity is a process in which: the greater technical creativity <text:span text:style-name="T285">gets</text:span>, <text:span text:style-name="T286">a</text:span><text:span text:style-name="T285"> </text:span>greater capacity to develop more complex technologies is obtained. <text:span text:style-name="T64">These </text:span>statements seem obvious. However, <text:span text:style-name="T64">they have to be made because </text:span>there is always <text:span text:style-name="T64">someone</text:span> who like<text:span text:style-name="T64">s</text:span> to deny the obvious.</text:p>
      <text:p text:style-name="P4">We watch and download a video <text:span text:style-name="T64">that </text:span>we like on the Internet and forget what was ne<text:span text:style-name="T64">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software in which if a single line is modified the entire program could fail, design circuits the size of a small coin that have as many switches as there are rooms in a city, design and build the <text:span text:style-name="T112">roads</text:span> along which the finished products are transported and <text:span text:style-name="T112">build the </text:span>means of transportation such as planes, trucks, and automobiles that transported said computer or cell phone until it reached <text:span text:style-name="T65">your</text:span> hands.</text:p>
      <text:p text:style-name="P4">A person can use a cell phone without having a clue how it <text:span text:style-name="T65">is made</text:span>. <text:span text:style-name="T65">You can use your </text:span>cell phone, without knowing how <text:span text:style-name="T65">to make one</text:span>, you can use a car without knowing how <text:span text:style-name="T65">to build one</text:span>. <text:span text:style-name="T65">The u</text:span>se <text:span text:style-name="T65">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65">man’s </text:span>technical creativity when its result is simply used. <text:soft-page-break/>The children of today tend to think that the Internet has always been there.</text:p>
      <text:p text:style-name="P4">It is easy to forget or ignore that greater technical complexity requires greater technical creativity, and vice versa.</text:p>
      <text:h text:style-name="P108"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65">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65">there are machines </text:span>arming and disarming communication channels, transport <text:span text:style-name="T65">channels </text:span>of other molecular machines, that can also be armed or disarmed as the cell needs <text:span text:style-name="T65">them</text:span>, and <text:span text:style-name="T65">machines </text:span>exchanging molecules with the environment of the cell that must be recognized by the cell to allow <text:span text:style-name="T65">their</text:span> entry into the interior of the cell; and <text:span text:style-name="T65">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65">the</text:span> DNA, a chain that is found in duplicate in each cell, and that if it finds any inconsistency, said molecular machine communicates with others to fix the error.</text:p>
      <text:p text:style-name="P4">This type of machinery that is found inside each cell <text:span text:style-name="T65">of the human being </text:span>and that i<text:span text:style-name="T65">s</text:span> almost <text:span text:style-name="T65">as </text:span>equally complex <text:span text:style-name="T65">as it </text:span>is found in each living organism that has a DNA, whether plant or animal, is several <text:soft-page-break/>orders of magnitude more complex than the most complex of machines man <text:span text:style-name="T66">has ever </text:span>made.</text:p>
      <text:p text:style-name="P4">The biological machinery is far more complex than <text:span text:style-name="T66">any machinery that</text:span> m<text:span text:style-name="T66">e</text:span>n <text:span text:style-name="T66">has ever </text:span>made.</text:p>
      <text:p text:style-name="P4">We observe through man-made technologies, like <text:span text:style-name="T66">the microscope, that </text:span>cells of plants and animals duplicate themselves in a process we call mitosis, yet we do not see that a car, or a washing machine, or a cell<text:span text:style-name="T66">phone</text:span>, reproduces itself. We don't see a car split in two identical cars.</text:p>
      <text:p text:style-name="P4">We observe in sex<text:span text:style-name="T66">ed</text:span> animals that if a male and a female <text:span text:style-name="T66">couple together,</text:span> after a while, a small animal is born from the female with the same characteristics, <text:span text:style-name="T66">and</text:span> that grows over time. <text:span text:style-name="T66">H</text:span>owever we do not see that i<text:span text:style-name="T66">f</text:span> a blue train and a pink one, join <text:span text:style-name="T66">together</text:span>, after a while, <text:span text:style-name="T66">a small train comes out of the pink one that </text:span>grows over time <text:span text:style-name="T66">and starts looking just like a mix of the two big ones</text:span>.</text:p>
      <text:p text:style-name="P4">We also observe that if I cut my skin superficially, after a few days the wound has healed and the wound has disappeared. <text:span text:style-name="T66">However</text:span> I have never noticed that if my car gets a <text:span text:style-name="T66">bump</text:span>, <text:span text:style-name="T66">after a few days, the car has fixed the bump by its self</text:span>. I have always had to take <text:span text:style-name="T66">my car</text:span> for repair.</text:p>
      <text:p text:style-name="P4">And if a blood sample is taken from a person, in that sample <text:span text:style-name="T66">you have </text:span>all the information on how to make a twin of the person, but <text:span text:style-name="T66">i</text:span>f you measure the oil in a car, in said oil <text:span text:style-name="T66">you cannot find</text:span> <text:span text:style-name="T66">the</text:span> plans and designs of <text:span text:style-name="T66">how to make each part of the car and all the information on </text:span>how to assemble a car identical to which the oil was <text:span text:style-name="T67">taken from</text:span>. <text:span text:style-name="T66">N</text:span>ot the same level <text:span text:style-name="T68">of </text:span>complexity.</text:p>
      <text:p text:style-name="P4">We don't even understand how the biological machinery works enough to reproduce it. If I lose an eye in an accident, <text:span text:style-name="T68">we do not </text:span><text:soft-page-break/>know how to reconstruct my eye from my DNA. Or a kidney, or a lung. We know that there are “stem cells”. We don't know how to use <text:span text:style-name="T68">the </text:span>information, the programs, that we know <text:span text:style-name="T68">is in those “stem cells”</text:span>.</text:p>
      <text:p text:style-name="P14">No one has <text:span text:style-name="T69">ever </text:span>created a machine that thinks, that can replace human being<text:span text:style-name="T69">s</text:span>. All the machines that man has created need man at some point to keep <text:span text:style-name="T69">them working</text:span>.</text:p>
      <text:p text:style-name="P14">Man has no idea how to synthesize, build from scratch, without <text:span text:style-name="T69">the </text:span>use <text:span text:style-name="T69">of </text:span>biological material, the parts, the molecular machines, that are needed to build a cell. The human being has no idea how to build, <text:span text:style-name="T287">WITH</text:span>IN a modern laboratory, without using biological <text:span text:style-name="T69">supplies</text:span>, and starting from elements in the periodic table, a polysaccharide, a peptide, a nucleotide, 3 of the 4 basic compounds, or basic molecular machines, to put together a cell. And even if <text:span text:style-name="T69">we</text:span> could put them together, it would be like being able to write letters of an unknown language without be<text:span text:style-name="T69">ing</text:span> able to put together a single coherent sentence.</text:p>
      <text:p text:style-name="P14">We have much less idea <text:span text:style-name="T70">on </text:span>how to assemble them so that they function as a cell: a machine that <text:span text:style-name="T69">using </text:span>what is written in its DNA, in that unknown language, <text:span text:style-name="T69">it </text:span>can run a specific program from the thousands of programs in th<text:span text:style-name="T69">at</text:span> DNA, and copy itself, or build one of <text:span text:style-name="T70">its own</text:span> molecular machines, or build a<text:span text:style-name="T69">n</text:span> intracellular communicating microtubule, or <text:span text:style-name="T69">any</text:span> of the thousands of functions necessary to maintain the cell functioning, alive.</text:p>
      <text:p text:style-name="P4">And we have even less idea how to <text:span text:style-name="T287">make</text:span> different types of cells to <text:span text:style-name="T287">build</text:span> a human body system like an eye, or like a liver. And we have even less idea how to code a program, <text:span text:style-name="T70">that </text:span>contain<text:span text:style-name="T70">s</text:span> all <text:span text:style-name="T70">the information about </text:span>these mechanisms, <text:span text:style-name="T70">that </text:span><text:span text:style-name="T287">we find</text:span> in each <text:span text:style-name="T70">and every </text:span><text:soft-page-break/><text:span text:style-name="T70">one </text:span>of the cells of the human <text:span text:style-name="T70">body,</text:span> and that when <text:span text:style-name="T70">said</text:span> program is executed, it can build a complete human being.</text:p>
      <text:p text:style-name="P4">If the machinery inside a cell is several orders of magnitude more complex than any man-made machine, the human <text:span text:style-name="T70">body </text:span>is millions of millions of orders of magnitude more complex than any machine <text:span text:style-name="T70">ever </text:span>created by man. <text:span text:style-name="T70">A</text:span> one followed of millions of millions of <text:span text:style-name="T70">c</text:span>eros more difficult. It is not an exaggeratio<text:span text:style-name="T70">n</text:span>. <text:span text:style-name="T70">In</text:span> fact, <text:span text:style-name="T70">it</text:span> is a much larger number of combinations, but this <text:span text:style-name="T70">one at least </text:span>is an imaginable number for most people. <text:span text:style-name="T70">And that is without </text:span>includ<text:span text:style-name="T70">ing</text:span> the complexity of the <text:span text:style-name="T70">mutual dependencies</text:span> between plants, animals, man and <text:span text:style-name="T70">their</text:span> environment.</text:p>
      <text:p text:style-name="P15">In biology, man still does not have technical creativity. <text:span text:style-name="T71">We </text:span>use machines result of technical creativity to study biological machinery. It is a field of study. <text:span text:style-name="T70">B</text:span>ut according to the criteria of technical creativity, <text:span text:style-name="T70">biology </text:span>is not a science. We don't know how to build biological machinery from scratch, without using the pre-existing biological machinery. We have no idea how do it.</text:p>
      <text:h text:style-name="P108"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Why do some people think that to build the <text:span text:style-name="T72">simple</text:span>, like automobiles, airplanes, computers and factories, it takes large amounts of technical creativity but to build something <text:span text:style-name="T72">complex</text:span>, something really <text:span text:style-name="T72">complex</text:span>, that we don't even understand the mechanism for reproduce it, like a <text:span text:style-name="T72">human being</text:span>, an animal or a plant, <text:span text:style-name="T72">that to build that, </text:span>you don't need <text:span text:style-name="T72">anything,</text:span> nothing, zero, <text:span text:style-name="T288">nada, </text:span>not a bit of technical creativity, but only time and <text:span text:style-name="T113">chance</text:span>?</text:p>
      <text:p text:style-name="P4"><text:soft-page-break/>It's <text:span text:style-name="T72">absurd</text:span>.</text:p>
      <text:p text:style-name="P4">It is as if someone said:</text:p>
      <text:p text:style-name="P4">Make a knife? Brilliant ! Very smart! Great Creativity! <text:span text:style-name="T72">What</text:span> <text:span text:style-name="T72">a </text:span>marvel of technology! What a design!</text:p>
      <text:p text:style-name="P16">Make a Computer? Ahh no, <text:span text:style-name="T72">that’s easy, piece of cake. It</text:span> <text:span text:style-name="T72">makes it self</text:span>. <text:span text:style-name="T72">You</text:span> just wait <text:span text:style-name="T72">a few </text:span>billions of years and it assembles itself. <text:span text:style-name="T72">N</text:span>o <text:span text:style-name="T72">problem</text:span>. <text:span text:style-name="T72">Easy piecy</text:span>. Look at them, there they are. That is the proof that they assemble <text:span text:style-name="T72">themselves</text:span>. <text:span text:style-name="T72">N</text:span>o problem<text:span text:style-name="T72">a</text:span>. <text:span text:style-name="T72">That’s</text:span> the proof.</text:p>
      <text:p text:style-name="P17">It is absurd to think that to write a program, in a language that <text:span text:style-name="T72">I </text:span>do not know, that builds a machine that I don't even understand how <text:span text:style-name="T72">it </text:span>works, that I don't even <text:span text:style-name="T72">have the goal</text:span> to build <text:span text:style-name="T72">it</text:span>, that once built <text:span text:style-name="T72">it </text:span>is capable of executing the program, I just need to throw a coin in the air, to decide if I write, with vaporiz<text:span text:style-name="T73">ing</text:span> ink and on degradable paper, a one or a zero, and hope that after a long time, i<text:span text:style-name="T288">t</text:span> real<text:span text:style-name="T288">l</text:span>y does not matter how <text:span text:style-name="T73">long</text:span>, <text:span text:style-name="T73">because</text:span> the more time passes the probability is lower, and without even knowing when to stop tossing the coin, <text:span text:style-name="T288">obtain</text:span> <text:span text:style-name="T73">said</text:span> program.</text:p>
      <text:p text:style-name="P4">IT'S <text:span text:style-name="T73">ABSURD</text:span> !</text:p>
      <text:p text:style-name="P4">But that is what some people believe, if they are taught <text:span text:style-name="T74">that since they were kids </text:span>at school.</text:p>
      <text:p text:style-name="P18">It is as if in <text:span text:style-name="T74">the</text:span> future, a man-made machine, <text:span text:style-name="T74">a robot if you will, </text:span>which can think and learn, <text:span text:style-name="T74">that</text:span> calls <text:span text:style-name="T74">itself</text:span> smart, designer and creative because it is capable of building thousands of other machines, a robot of the future that can create machines, but does not even understand how <text:span text:style-name="T74">he himself </text:span>was built, and that the most complex of his creations is not capable of doing what he himself can do, <text:span text:style-name="T74">that that machine would</text:span> think: "I am very smart, designer and creative but my design is a result of time and <text:span text:style-name="T74">luck</text:span>, my first copy <text:soft-page-break/>was put together by itself after waiting thousands of millions of years, I am simply the result of the evolution of simpler copies that were adapted by accidental changes – <text:span text:style-name="T74">by luck</text:span> - in my copy program, for my existence no intelligence, no design, no creativity, <text:span text:style-name="T74">was needed, I have </text:span>NO creator, there is no evidence that I was created.”</text:p>
      <text:p text:style-name="P4">That machine, that robot, has a software problem. <text:span text:style-name="T74">He </text:span>has a virus that is killing him. <text:span text:style-name="T74">A virus that</text:span> sometimes makes <text:span text:style-name="T74">it</text:span> think absurdly. <text:span text:style-name="T74">It</text:span> need<text:span text:style-name="T74">s</text:span> <text:span text:style-name="T74">an</text:span> antivirus.</text:p>
      <text:p text:style-name="P4">On the contrary, if we have t<text:span text:style-name="T74">hat</text:span>:</text:p>
      <text:list text:style-name="L1">
        <text:list-item>
          <text:p text:style-name="P111"><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111"><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Text_20_body">It is perfectly logical to conclude that:</text:p>
      <text:p text:style-name="P4">Biological machines require much greater technical creativity than that required by man-made machines.</text:p>
      <text:p text:style-name="P29">Then if the human being considers himself intelligent, designer and creative <text:span text:style-name="T289">DUE</text:span><text:span text:style-name="T114"> to</text:span> all the results, <text:span text:style-name="T114">due to</text:span> THE EVIDENCE, of <text:span text:style-name="T74">his</text:span> technical creativity, <text:span text:style-name="T74">he </text:span>has the logical need to recognize that <text:span text:style-name="T74">the </text:span>technical creativity <text:span text:style-name="T74">required by</text:span> biological machines, that EVIDENCE that we observe in day to day <text:span text:style-name="T74">basis</text:span>, <text:span text:style-name="T74">also needs </text:span>an intelligence, <text:span text:style-name="T74">a </text:span>design and even <text:span text:style-name="T74">grater </text:span>technical creativity.</text:p>
      <text:p text:style-name="P18">And not just a little <text:span text:style-name="T74">grater</text:span>. Since the complexity of biological machine<text:span text:style-name="T74">ry</text:span> is millions of millions of orders of magnitude greater than <text:span text:style-name="T74">that </text:span>of the machines created by man, the technical creativity that created biological machines <text:span text:style-name="T74">has to </text:span>be much larger. Probably <text:soft-page-break/>also millions of millions of orders of magnitude greater than that of men.</text:p>
      <text:p text:style-name="P4">But no, there <text:span text:style-name="T75">they </text:span>are, all those who believe that <text:span text:style-name="T114">all those biological machines are just the product of time and chance</text:span>. And <text:span text:style-name="T289">they</text:span> believe that <text:span text:style-name="T75">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422104283320"/><text:span text:style-name="T4">Isaiah 55</text:span><text:alphabetical-index-mark-end text:id="IMark94422104283320"/><text:span text:style-name="T4">: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0">If we are going to consider the human being <text:span text:style-name="T76">as </text:span>technically creative, WE HAVE to recognize that the human being was created by a <text:span text:style-name="T76">much greater </text:span>technical creativity.</text:p>
      <text:p text:style-name="P4">And who created the creator? And why do we find errors in the design of the creator? And when d<text:span text:style-name="T76">id</text:span> <text:span text:style-name="T76">He</text:span> create <text:span text:style-name="T76">us</text:span>? Did he <text:span text:style-name="T76">made</text:span> us and left? <text:span text:style-name="T76">Is He </text:span>still around but <text:span text:style-name="T76">does not show</text:span>? These are all questions that <text:span text:style-name="T76">ADMIT</text:span> the existence of a creator and <text:span text:style-name="T76">questions that</text:span> seek to know <text:span text:style-name="T76">the</text:span> creator. <text:span text:style-name="T76">They </text:span>are all irrelevant to determine whether <text:span text:style-name="T76">there is, </text:span>or not, a creator.</text:p>
      <text:p text:style-name="P4">The point is that there IS a creator.</text:p>
      <text:p text:style-name="P4">Do you want to <text:span text:style-name="T115">know</text:span> him? He wants the SAME!</text:p>
      <text:h text:style-name="P108" text:outline-level="4"><text:bookmark-start text:name="__RefHeading___Toc34623_4173466481"/>Evidence.<text:bookmark-end text:name="__RefHeading___Toc34623_4173466481"/></text:h>
      <text:p text:style-name="Text_20_body">All the evidence shows us that the human being has technical creativity, <text:span text:style-name="T77">that he</text:span> is a technically creative being.</text:p>
      <text:p text:style-name="P4"><text:soft-page-break/><text:span text:style-name="T77">We can see </text:span>all the machines designed and built by man that <text:span text:style-name="T77">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77">There are no</text:span> buildings made by birds.</text:p>
      <text:p text:style-name="P4">However, all the evidence shows us that those plants, animals and people, all th<text:span text:style-name="T77">e</text:span>s<text:span text:style-name="T77">e</text:span> biological machinery has <text:span text:style-name="T77">in itself </text:span>a technical complexity far greater than anything created by man.</text:p>
      <text:p text:style-name="P4"><text:span text:style-name="T77">The e</text:span>vidence of such a difference in complexity between what <text:span text:style-name="T77">is made by</text:span> man and the biological machinery is <text:span text:style-name="T116">made clear by observing</text:span> what happens to the eye of the accident, or the liver, or the lung. We don't know how to rebuild it from my DNA. There are stem cells, but we don't know how to use them, the information, the programs, that we know <text:span text:style-name="T77">it</text:span> <text:span text:style-name="T77">has coded inside</text:span>, to reconstruct a part of our body. <text:span text:style-name="T77">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289">compatible with my body</text:span>.</text:p>
      <text:p text:style-name="P21">On the other hand, if some process, or program, or system, is the cause of biological machinery, such a system, would have to have a technical creativity far superior to that of the human being, or to have been created by a creativity <text:span text:style-name="T78">that </text:span>would have <text:span text:style-name="T78">to be </text:span>far superior <text:soft-page-break/>to that of <text:span text:style-name="T78">the human </text:span>being. The greater the technical complexity, the greater the technical creativity required.</text:p>
      <text:p text:style-name="P30">That system, understood from a<text:span text:style-name="T79">n</text:span> <text:span text:style-name="T79">informatics</text:span> point of view, would have to be that of a much higher consciousness, in technical knowledge, than <text:span text:style-name="T79">that </text:span>of <text:span text:style-name="T79">humans</text:span>, and not a simple selection process, which does not add information, but it removes. Furthermore, it could not be by <text:span text:style-name="T79">means</text:span> of chance, <text:span text:style-name="T79">luck</text:span>, accident, or SPONTANEOUS, but by decision <text:span text:style-name="T79">making </text:span>mechanisms, based on the logic that governs the operation of <text:span text:style-name="T79">what is being created</text:span>. That is, similar to what man does when he is creating machinery, but far superior in technical creativ<text:span text:style-name="T116">ity.</text:span></text:p>
      <text:p text:style-name="P30">Nor could it be in millions of years, that all they do is decrease the probability that an interaction will happen between two <text:span text:style-name="T80">parts</text:span> that degrade over time, which in most cases requires of specific conditions, including actions to start and stop the interaction, which further decrease the probability <text:span text:style-name="T80">for it to </text:span>happen. <text:span text:style-name="T81">O</text:span>n the contrary, <text:span text:style-name="T81">it would have to be </text:span>in a<text:span text:style-name="T81"> </text:span>time <text:span text:style-name="T81">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117">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81">On the contrary, all evidence </text:span>indicates that the biological machinery <text:soft-page-break/>was designed by a technical creativity far superior to that of <text:span text:style-name="T81">humans</text:span> because it has a complexity far superior to the machinery created by man.</text:p>
      <text:h text:style-name="P108"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82">it</text:span> <text:span text:style-name="T82">makes</text:span> an object, a machine, a technology. <text:span text:style-name="T82">It</text:span> allows us to reproduce the machine, the object. That ability is what gives us <text:span text:style-name="T118">the </text:span>necessary confidence in the set of reasoning<text:span text:style-name="T82">s</text:span>, mathematical models, scientific theories, in th<text:span text:style-name="T118">e</text:span> information that explain said process. <text:span text:style-name="T119">Reproduction of the object gives us t</text:span>he trust that this information, these programs, <text:span text:style-name="T82">these processes</text:span> are indeed true, <text:span text:style-name="T82">that </text:span>they are correct, that they <text:span text:style-name="T82">actually</text:span> make the desired machinery, and that <text:span text:style-name="T82">the machine</text:span> will work <text:span text:style-name="T82">in the desired </text:span>way.</text:p>
      <text:p text:style-name="P72">If we manufacture <text:span text:style-name="T283">gigas, or thousands of millions,</text:span> of cell phones <text:span text:style-name="T82">in an </text:span>almost automated <text:span text:style-name="T82">process</text:span>, that gives us confidence that the information that explains the manufacturing process and the operation of the cell phone, effectively works, that such information is indeed scientific.</text:p>
      <text:p text:style-name="P22">If my cell phone is stolen or completely destroyed, I can get another exactly the same and if I have a copy of the information I had in the cell phone, I can get another cell phone that works exactly the same <text:span text:style-name="T83">way </text:span>as the <text:span text:style-name="T83">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120">of</text:span> the brain of an ant or a dog. We can't reproduce it <text:soft-page-break/>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84">the program </text:span>works. We only know how to <text:span text:style-name="T84">start</text:span> it.</text:p>
      <text:p text:style-name="P23">If we understood how it works, we could build an eye, or a kidney, for you, from a drop of your blood. We can not. <text:span text:style-name="T84">We d</text:span>o not know how. Maybe one day we <text:span text:style-name="T85">will, </text:span>and <text:span text:style-name="T85">when that happens all we will have </text:span>achieved is to show that great technical creativity was required to understand the biological machinery. <text:span text:style-name="T85">W</text:span>e would be adding evidence to the argument of the existence of a creator of biological machinery.</text:p>
      <text:p text:style-name="P4">But that creator, who by logic and evidence must exist, <text:span text:style-name="T86">that is </text:span>if <text:span text:style-name="T86">we are going to call ourselves </text:span>designers, intelligent and creative, that <text:span text:style-name="T86">creator </text:span>know<text:span text:style-name="T86">s</text:span> how the little program works.</text:p>
      <text:p text:style-name="P4">That creator could, if he wants, reproduce any of these biological machines that he designed, should they be destroyed, the same way we do with a cell phone. What's more, if <text:span text:style-name="T87">he wishes</text:span>, <text:span text:style-name="T87">he</text:span> could take the backup of the software, and place it in a more advanced version of the hardware, of this biological machinery. <text:span text:style-name="T87">He</text:span> could, for example, place all the software, all the memory, th<text:span text:style-name="T87">e one that a</text:span> <text:span text:style-name="T87">human</text:span> had at the time of his physical death, <text:span text:style-name="T87">and place it</text:span> in a version 2.0 <text:span text:style-name="T290">of </text:span><text:span text:style-name="T87">a human </text:span>body, one <text:span text:style-name="T87">with</text:span> greater durability, <text:span text:style-name="T87">a </text:span>more resistant one, one that resists, for example, fire. Sure, <text:span text:style-name="T87">in this case</text:span> we would <text:span text:style-name="T87">NOT </text:span>be talking about the creator that the bible speaks <text:span text:style-name="T87">about, </text:span>but about one imagin<text:span text:style-name="T87">ed</text:span> by a person of this century. <text:span text:style-name="T87">We would be doing something that </text:span>the bible calls sin.</text:p>
      <text:h text:style-name="P105" text:outline-level="3"><text:bookmark-start text:name="__RefHeading___Toc34627_4173466481"/><text:soft-page-break/>Resurrection.<text:bookmark-end text:name="__RefHeading___Toc34627_4173466481"/></text:h>
      <text:h text:style-name="P108" text:outline-level="4"><text:bookmark-start text:name="__RefHeading___Toc34629_4173466481"/>Future.<text:bookmark-end text:name="__RefHeading___Toc34629_4173466481"/></text:h>
      <text:p text:style-name="Text_20_body">Today, with advances <text:span text:style-name="T88">of</text:span> <text:span text:style-name="T88">human</text:span> technology, it is easy to imagine a future, <text:span text:style-name="T88">no matter how</text:span> distant, <text:span text:style-name="T88">let’s</text:span> say <text:span text:style-name="T88">of </text:span>a million years, in which it <text:span text:style-name="T88">will be</text:span> possible to make exact copies of a <text:span text:style-name="T88">very </text:span>complex biological machine: the human body. If in said future it <text:span text:style-name="T88">is </text:span>possible to obtain a backup of the position of each atom in an<text:span text:style-name="T88">y</text:span> object and reproduce said object, why not with the human body?</text:p>
      <text:p text:style-name="P4">The resulting atom-by-atom three-dimensional <text:span text:style-name="T121">3d printed human being</text:span> could remember everything the person remembered up to the time of the copy. Then, when printing is finished, the printed person could wonder: Who won the game of Russian roulette that we were <text:span text:style-name="T88">p</text:span>laying?</text:p>
      <text:p text:style-name="P24">And of course <text:span text:style-name="T89">we</text:span> can imagine a future in which the aging of <text:span text:style-name="T89">a</text:span> person <text:span text:style-name="T89">can be avoided by avoiding that, </text:span>during the mitosis of the cells of <text:span text:style-name="T89">said person</text:span>, the number of <text:span text:style-name="T89">telomeres in</text:span> <text:span text:style-name="T89">the</text:span> chromosome <text:span text:style-name="T89">gets decremented by one</text:span>, that copy counter that determines the maximum number of copies that can be made of a given cell.</text:p>
      <text:p text:style-name="P24">Technologies such as cloning, cell regeneration, three-dimensional printing and computing, allow us to imagine a future in which man, with technology created by himself, could simulate a<text:span text:style-name="T89">n</text:span> eternal life and a resurrection. There are already several movies dealing with the subject.</text:p>
      <text:p text:style-name="P25">But if this is <text:span text:style-name="T90">the </text:span>eternal life and resurrection that a man of the year 202<text:span text:style-name="T90">2 can imagine</text:span>, counted from the approximate year <text:span text:style-name="T90">that</text:span> the King of Kings was born, the Meshiakh of YHWH; <text:span text:style-name="T90">What is it like the</text:span> eternal life <text:span text:style-name="T90">and </text:span>resurrection <text:span text:style-name="T90">that was </text:span>imagined by the person who <text:soft-page-break/>designed and created this brain that can imagine and create things in the image and likeness of <text:span text:style-name="T90">his</text:span> creator?</text:p>
      <text:p text:style-name="P4">How are those things that eye did not see and ear did not hear to which Paul <text:span text:style-name="T90">refers </text:span>in the second chapter of the first letter to the Corinthians? <text:note text:id="ftn7" text:note-class="footnote"><text:note-citation>7</text:note-citation><text:note-body><text:p text:style-name="Footnote"><text:alphabetical-index-mark-start text:id="IMark94421952763912"/><text:span text:style-name="T4">1 Corinthians 2</text:span><text:alphabetical-index-mark-end text:id="IMark94421952763912"/><text:span text:style-name="T4">: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90">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422104283320"/><text:span text:style-name="T4">Ephesians 1</text:span><text:alphabetical-index-mark-end text:id="IMark94422104283320"/><text:span text:style-name="T4">: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4">Let's see what the bible says.</text:p>
      <text:h text:style-name="P108" text:outline-level="4"><text:bookmark-start text:name="__RefHeading___Toc34631_4173466481"/>Physical.<text:bookmark-end text:name="__RefHeading___Toc34631_4173466481"/></text:h>
      <text:p text:style-name="Text_20_body">The resurrection described in the bible is physical.</text:p>
      <text:p text:style-name="P84"><text:span text:style-name="T4">Yeshua, according to </text:span><text:alphabetical-index-mark-start text:id="IMark94422104283320"/><text:alphabetical-index-mark-start text:id="IMark94421952763912"/><text:span text:style-name="T4">Luke 2</text:span><text:alphabetical-index-mark-end text:id="IMark94421952763912"/><text:span text:style-name="T4">4</text:span><text:alphabetical-index-mark-end text:id="IMark94422104283320"/><text:span text:style-name="T4">, after being resurrected, appears </text:span><text:span text:style-name="T43">to</text:span><text:span text:style-name="T4"> his apostles and says to them: </text:span><text:span text:style-name="Bible_5f_text">”</text:span><text:span text:style-name="Bible_5f_text"><text:span text:style-name="T122">B</text:span></text:span><text:span text:style-name="Bible_5f_text">ehold My hands and My feet, that it is I Myself. Handle Me and see, for a spirit does </text:span><text:span text:style-name="Bible_5f_text"><text:span text:style-name="T91">NOT</text:span></text:span><text:span text:style-name="Bible_5f_text"> have flesh and bones as you see I </text:span><text:span text:style-name="Bible_5f_text"><text:span text:style-name="T91">HAVE</text:span></text:span><text:span text:style-name="Bible_5f_text"><text:span text:style-name="T4">” </text:span></text:span><text:span text:style-name="Bible_5f_text"><text:span text:style-name="T4"><text:note text:id="ftn9" text:note-class="footnote"><text:note-citation>9</text:note-citation><text:note-body><text:p text:style-name="Footnote"><text:alphabetical-index-mark-start text:id="IMark94421952763912"/><text:alphabetical-index-mark-start text:id="IMark94422104283320"/><text:span text:style-name="T4">Luke 2</text:span><text:alphabetical-index-mark-end text:id="IMark94422104283320"/><text:span text:style-name="T4">4</text:span><text:alphabetical-index-mark-end text:id="IMark94421952763912"/><text:span text:style-name="T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7">he</text:span><text:span text:style-name="T4"> accepted and ate fish in front of them. To Thomas in </text:span><text:alphabetical-index-mark-start text:id="IMark94422104802712"/><text:span text:style-name="T4">John 20</text:span><text:alphabetical-index-mark-end text:id="IMark94422104802712"/><text:span text:style-name="T4"> he says: </text:span><text:span text:style-name="Bible_5f_text"><text:span text:style-name="T4">”</text:span></text:span><text:span text:style-name="Bible_5f_text"><text:span text:style-name="T26">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alphabetical-index-mark-start text:id="IMark94422104802712"/><text:span text:style-name="T4">John 20</text:span><text:alphabetical-index-mark-end text:id="IMark94422104802712"/><text:span text:style-name="T4">: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6">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alphabetical-index-mark-start text:id="IMark94422104802712"/><text:span text:style-name="T4">John 20</text:span><text:alphabetical-index-mark-end text:id="IMark94422104802712"/><text:span text:style-name="T4">: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8">he </text:span><text:span text:style-name="T4">has a body, </text:span><text:span text:style-name="T8">he </text:span><text:span text:style-name="T4">can be touched, </text:span><text:span text:style-name="T8">he </text:span><text:span text:style-name="T4">can eat, the person who resurrects, it is not something abstract, it is not </text:span><text:span text:style-name="T24">just </text:span><text:span text:style-name="T4">a spirit, it is something physical and </text:span><text:span text:style-name="T8">it </text:span><text:span text:style-name="T4">has flesh and bones.</text:span></text:p>
      <text:p text:style-name="P4"><text:soft-page-break/>It also tells us about a resurrection that has memory, they recognize <text:span text:style-name="T92">him </text:span>as the same person who was crucified, who died, and who was buried, and <text:span text:style-name="T92">that </text:span>is now among them again. They can hug him, they can touch <text:span text:style-name="T291">him</text:span>, <text:span text:style-name="T92">he </text:span>eats fish, <text:span text:style-name="T92">he </text:span>has an interaction with them equal to the <text:span text:style-name="T92">one</text:span> before he died. He has the same physical appearance as before he died, <text:span text:style-name="T92">he has </text:span>the wounds <text:span text:style-name="T92">in</text:span> feet and hands. <text:span text:style-name="T92">The resurrected does not</text:span> return in a body of a woman or a child, or in a completely different body, or in a <text:span text:style-name="T92">chicken</text:span> or a dog. No, it is not a reincarnation. <text:span text:style-name="T92">It</text:span> is the same person. He has the same memories and they remember him. <text:span text:style-name="T92">T</text:span>hat's the resurrection which the bible <text:span text:style-name="T92">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2">the</text:span> dead, <text:span text:style-name="T92">an evil spirit, </text:span>and not simply a mental problem. <text:span text:style-name="T92">The </text:span>rising from the dead that our Lord <text:span text:style-name="T92">promises</text:span> is physical.</text:p>
      <text:h text:style-name="P108" text:outline-level="4"><text:bookmark-start text:name="__RefHeading___Toc34633_4173466481"/>They can't die.<text:bookmark-end text:name="__RefHeading___Toc34633_4173466481"/></text:h>
      <text:p text:style-name="Text_20_body"><text:span text:style-name="T4">Furthermore, the resurrection described in the bible is a resurrection to </text:span><text:span text:style-name="T9">not </text:span><text:span text:style-name="T4">die </text:span><text:span text:style-name="T9">again </text:span><text:span text:style-name="T4">because he can no longer die. Yeshua tells some Sadducees, in </text:span><text:alphabetical-index-mark-start text:id="IMark94422104283320"/><text:alphabetical-index-mark-start text:id="IMark94422104802712"/><text:span text:style-name="T4">Luke 2</text:span><text:alphabetical-index-mark-end text:id="IMark94422104802712"/><text:span text:style-name="T4">0</text:span><text:alphabetical-index-mark-end text:id="IMark94422104283320"/><text:span text:style-name="T4">, that: </text:span><text:span text:style-name="Bible_5f_text">”</text:span><text:span text:style-name="Bible_5f_text"><text:span text:style-name="T122">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alphabetical-index-mark-start text:id="IMark94422104283320"/><text:alphabetical-index-mark-start text:id="IMark94422104802712"/><text:span text:style-name="T4">Luke 2</text:span><text:alphabetical-index-mark-end text:id="IMark94422104802712"/><text:span text:style-name="T4">0</text:span><text:alphabetical-index-mark-end text:id="IMark94422104283320"/><text:span text:style-name="T4">: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5">it </text:span><text:span text:style-name="T4">is a resurrection that is forever. That's the resurrection </text:span><text:span text:style-name="T9">our Lord talks </text:span><text:span text:style-name="T4">about.</text:span></text:p>
      <text:p text:style-name="P85"><text:span text:style-name="T4">Paul, in 1</text:span><text:span text:style-name="T10">st</text:span><text:span text:style-name="T4"> Corinthians 15, explains that </text:span><text:span text:style-name="Bible_5f_text">”</text:span><text:span text:style-name="Bible_5f_text"><text:span text:style-name="T122">S</text:span></text:span><text:span text:style-name="Bible_5f_text">o also is the resurrection of the dead. The body is sown in corruption, it is </text:span><text:soft-page-break/><text:span text:style-name="Bible_5f_text">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alphabetical-index-mark-start text:id="IMark94421952763912"/><text:alphabetical-index-mark-start text:id="IMark94422104283320"/><text:span text:style-name="T4">1 Corinthians 1</text:span><text:alphabetical-index-mark-end text:id="IMark94422104283320"/><text:span text:style-name="T4">5</text:span><text:alphabetical-index-mark-end text:id="IMark94421952763912"/><text:span text:style-name="T4">: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0">st</text:span><text:span text:style-name="T4"> </text:span><text:span text:style-name="T10">C</text:span><text:span text:style-name="T4">orinthians 15, it says that: </text:span><text:span text:style-name="Bible_5f_text"><text:span text:style-name="T4">”</text:span></text:span><text:span text:style-name="Bible_5f_text"><text:span text:style-name="T26">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alphabetical-index-mark-start text:id="IMark94421952763912"/><text:alphabetical-index-mark-start text:id="IMark94422104283320"/><text:span text:style-name="T4">1 Corinthians 1</text:span><text:alphabetical-index-mark-end text:id="IMark94422104283320"/><text:span text:style-name="T4">5</text:span><text:alphabetical-index-mark-end text:id="IMark94421952763912"/><text:span text:style-name="T4">: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text:span><text:alphabetical-index-mark-start text:id="IMark94422104802712"/><text:span text:style-name="T4">Philippians 3</text:span><text:alphabetical-index-mark-end text:id="IMark94422104802712"/><text:span text:style-name="T4">, Paul explains that Jesus Christ </text:span><text:span text:style-name="Bible_5f_text"><text:span text:style-name="T4">”</text:span></text:span><text:span text:style-name="Bible_5f_text"><text:span text:style-name="T26">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alphabetical-index-mark-start text:id="IMark94422104802712"/><text:span text:style-name="T4">Philippians 3</text:span><text:alphabetical-index-mark-end text:id="IMark94422104802712"/><text:span text:style-name="T4">: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85"><text:span text:style-name="T4">In </text:span><text:alphabetical-index-mark-start text:id="IMark94421952763912"/><text:alphabetical-index-mark-start text:id="IMark94422104802712"/><text:span text:style-name="T4">Luke 2</text:span><text:alphabetical-index-mark-end text:id="IMark94422104802712"/><text:span text:style-name="T4">4</text:span><text:alphabetical-index-mark-end text:id="IMark94421952763912"/><text:span text:style-name="T4">, on the third day after Jesus was buried, some angels appear to the women who went to the grave and the </text:span><text:span text:style-name="T11">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alphabetical-index-mark-start text:id="IMark94422104802712"/><text:alphabetical-index-mark-start text:id="IMark94421952763912"/><text:span text:style-name="T4">Luke 2</text:span><text:alphabetical-index-mark-end text:id="IMark94421952763912"/><text:span text:style-name="T4">4</text:span><text:alphabetical-index-mark-end text:id="IMark94422104802712"/><text:span text:style-name="T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4"><text:span text:style-name="T93">The resurrected is</text:span> <text:span text:style-name="T93">a</text:span>live forever because <text:span text:style-name="T93">he</text:span> can no longer die !</text:p>
      <text:p text:style-name="P86"><text:span text:style-name="T4">So if I die, they revive me, I rewrite the </text:span><text:span text:style-name="T41">D</text:span><text:span text:style-name="T4">ivine </text:span><text:span text:style-name="T41">C</text:span><text:span text:style-name="T4">omedy and then I die again, as probably happened to the widow's son when </text:span><text:span text:style-name="T26">E</text:span>lijah<text:span text:style-name="T4"> revives him, or the dead man who, when they are going to bury him, </text:span><text:span text:style-name="T11">accidentally </text:span><text:span text:style-name="T4">touch</text:span><text:span text:style-name="T11">es</text:span><text:span text:style-name="T4"> the bones of </text:span><text:span text:style-name="T27">a dead </text:span><text:span text:style-name="T4">Elisha, Elijah's successor, and revives, we are not speaking of the “YHWH </text:span><text:span text:style-name="T12">heelitta </text:span><text:span text:style-name="T4">min Sheol”, of </text:span><text:span text:style-name="T12">the </text:span><text:span text:style-name="T4">raising from the </text:span><text:span text:style-name="T31">grave</text:span><text:span text:style-name="T4"> that YHWH promises. The raising from the dead that our </text:span><text:span text:style-name="T12">L</text:span><text:span text:style-name="T4">ord promises is not to live for a little while after having died and then die forever. No, it is for eternal life, so as to not die </text:span><text:span text:style-name="T13">again</text:span><text:span text:style-name="T4"> because it is no longer possible </text:span><text:span text:style-name="T12">t</text:span><text:span text:style-name="T4">o die.</text:span></text:p>
      <text:h text:style-name="P108" text:outline-level="4"><text:bookmark-start text:name="__RefHeading___Toc34635_4173466481"/><text:soft-page-break/>In the sky.<text:bookmark-end text:name="__RefHeading___Toc34635_4173466481"/></text:h>
      <text:p text:style-name="Text_20_body">Of course, the obvious question is: Well, if he's alive, where is he?</text:p>
      <text:p text:style-name="P4">I haven't seen <text:span text:style-name="T94">him</text:span>. Where is Yeshua?</text:p>
      <text:p text:style-name="P87"><text:span text:style-name="T4">Where is that body that </text:span><text:span text:style-name="T123">T</text:span>homas<text:span text:style-name="T4"> put his finger in, </text:span><text:span text:style-name="T14">that </text:span><text:span text:style-name="T4">ate fish with them, </text:span><text:span text:style-name="T14">that </text:span><text:span text:style-name="T4">talked to them and </text:span><text:span text:style-name="T14">that </text:span><text:span text:style-name="T4">interacted in the same way that he had done before </text:span><text:span text:style-name="T14">he</text:span><text:span text:style-name="T4"> die</text:span><text:span text:style-name="T28">d</text:span><text:span text:style-name="T4">?</text:span></text:p>
      <text:p text:style-name="P26">And the answer is given by the bible in the first chapter <text:span text:style-name="T95">in</text:span> <text:span text:style-name="T95">the book of </text:span>Acts of The Apostles: He is in heaven. Or rather in the "shamaim", that vault that Genesis speaks of, that vault that can be seen and that has clouds and that <text:span text:style-name="T124">at</text:span> the time of Adam had waters below and waters above, and that Elohim, or God, called it heaven<text:span text:style-name="T95">s</text:span>. It is a physical heaven, <text:span text:style-name="T95">we </text:span>can see <text:span text:style-name="T95">it</text:span>, it has clouds, it is a vault, and <text:span text:style-name="T124">at</text:span> Adam's time it had waters below and waters above.</text:p>
      <text:p text:style-name="P88"><text:span text:style-name="T4">The bible says that after Yeshua was resurrected he appeared several times and in one of them described in the Acts of the Apostles, while sp</text:span><text:span text:style-name="T29">ea</text:span><text:span text:style-name="T4">k</text:span><text:span text:style-name="T15">ing</text:span><text:span text:style-name="T4"> to some of his followers, and while they were looking </text:span><text:span text:style-name="T15">at him</text:span><text:span text:style-name="T4">, Jesus was lifted up </text:span><text:span text:style-name="T15">to the sky until</text:span><text:span text:style-name="T4"> a cloud </text:span><text:span text:style-name="T15">covered</text:span><text:span text:style-name="T4"> him and they </text:span><text:span text:style-name="T15">could </text:span><text:span text:style-name="T4">no </text:span><text:span text:style-name="T15">longer</text:span><text:span text:style-name="T4"> </text:span><text:span text:style-name="T15">see him</text:span><text:span text:style-name="T4">. And while they stared at the sky, at the "shamaim", </text:span><text:span text:style-name="T15">watching </text:span><text:span text:style-name="T4">Jesus </text:span><text:span text:style-name="T15">depart</text:span><text:span text:style-name="T4">, two men dressed in white, two angels, appeared next to them and said: </text:span><text:span text:style-name="Bible_5f_text">”</text:span><text:span text:style-name="Bible_5f_text"><text:span text:style-name="T125">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alphabetical-index-mark-start text:id="IMark94422104802712"/><text:span text:style-name="T4">Acts 1</text:span><text:alphabetical-index-mark-end text:id="IMark94422104802712"/><text:span text:style-name="T4">:11 </text:span><text:a xlink:type="simple" xlink:href="https://www.biblegateway.com/passage/?search=Acts+1%3A11&amp;version=NKJV" text:style-name="Internet_20_link" text:visited-style-name="Visited_20_Internet_20_Link"><text:span text:style-name="Definition"><text:span text:style-name="T15">NKJV</text:span></text:span></text:a></text:p></text:note-body></text:note></text:span></text:span><text:span text:style-name="T4">. </text:span><text:span text:style-name="T15">H</text:span><text:span text:style-name="T4">e's in heaven, and he'll be back just the same way he </text:span><text:span text:style-name="T15">went </text:span><text:span text:style-name="T42">up </text:span><text:span text:style-name="T15">there</text:span><text:span text:style-name="T4">: physically. The same, not another person, the same person, with the wounds on his feet and hands, with all his power and glory, Yeshua himself announces </text:span><text:span text:style-name="T15">that </text:span><text:soft-page-break/><text:span text:style-name="T4">to us in </text:span><text:alphabetical-index-mark-start text:id="IMark94421952763912"/><text:span text:style-name="T4">Matthew 24</text:span><text:alphabetical-index-mark-end text:id="IMark94421952763912"/><text:span text:style-name="T4">. He will come and reign for </text:span><text:span text:style-name="T15">a </text:span><text:span text:style-name="T4">thousand years from Israel.</text:span></text:p>
      <text:h text:style-name="P108" text:outline-level="4"><text:bookmark-start text:name="__RefHeading___Toc34637_4173466481"/>For all.<text:bookmark-end text:name="__RefHeading___Toc34637_4173466481"/></text:h>
      <text:p text:style-name="Text_20_body"><text:span text:style-name="T4">This resurrection that the bible speaks of is for everyone, for everyone who ha</text:span><text:span text:style-name="T17">s </text:span><text:span text:style-name="T4">lived since Adam and Eve, </text:span><text:span text:style-name="T30">everyone who </text:span><text:span text:style-name="T17">is</text:span><text:span text:style-name="T4"> alive and </text:span><text:span text:style-name="T30">everyone who </text:span><text:span text:style-name="T4">will </text:span><text:span text:style-name="T17">ever </text:span><text:span text:style-name="T4">live. Everyone. Good </text:span><text:span text:style-name="T18">ones</text:span><text:span text:style-name="T4"> and bad </text:span><text:span text:style-name="T18">ones</text:span><text:span text:style-name="T4">. That is what the bible tells us. Yeshua tells us in </text:span><text:alphabetical-index-mark-start text:id="IMark94422104283320"/><text:span text:style-name="T4">John 5</text:span><text:alphabetical-index-mark-end text:id="IMark94422104283320"/><text:span text:style-name="T4"> that </text:span><text:span text:style-name="Bible_5f_text">”</text:span><text:span text:style-name="Bible_5f_text"><text:span text:style-name="T126">D</text:span></text:span><text:span text:style-name="Bible_5f_text">o not marvel at this; for the hour is coming in which </text:span><text:span text:style-name="Bible_5f_text"><text:span text:style-name="T96">ALL</text:span></text:span><text:span text:style-name="Bible_5f_text"> who are in the graves will hear His voice </text:span><text:span text:style-name="Bible_5f_text"><text:span text:style-name="T126">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alphabetical-index-mark-start text:id="IMark94422104283320"/><text:span text:style-name="T4">John 5</text:span><text:alphabetical-index-mark-end text:id="IMark94422104283320"/><text:span text:style-name="T4">: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alphabetical-index-mark-start text:id="IMark94422077274024"/><text:span text:style-name="T4">John 5</text:span><text:alphabetical-index-mark-end text:id="IMark94422077274024"/><text:span text:style-name="T4">: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89"><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alphabetical-index-mark-start text:id="IMark94422077274024"/><text:alphabetical-index-mark-start text:id="IMark94422104802712"/><text:span text:style-name="T4">Acts 2</text:span><text:alphabetical-index-mark-end text:id="IMark94422104802712"/><text:span text:style-name="T4">4</text:span><text:alphabetical-index-mark-end text:id="IMark94422077274024"/><text:span text:style-name="T4">:15 </text:span><text:a xlink:type="simple" xlink:href="https://www.biblegateway.com/passage/?search=Acts+24%3A15&amp;version=NKJV" text:style-name="Internet_20_link" text:visited-style-name="Visited_20_Internet_20_Link"><text:span text:style-name="Definition"><text:span text:style-name="T16">NKJV</text:span></text:span></text:a></text:p></text:note-body></text:note></text:span></text:span><text:span text:style-name="T4"><text:s/>and in </text:span><text:alphabetical-index-mark-start text:id="IMark94422104283320"/><text:span text:style-name="T4">Revelation 20</text:span><text:alphabetical-index-mark-end text:id="IMark94422104283320"/><text:span text:style-name="T4"> The bible tells us that: </text:span><text:span text:style-name="Bible_5f_text"><text:span text:style-name="T4">”</text:span></text:span><text:span text:style-name="Bible_5f_text"><text:span text:style-name="T32">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alphabetical-index-mark-start text:id="IMark94422077274024"/><text:span text:style-name="T4">Revelation 20</text:span><text:alphabetical-index-mark-end text:id="IMark94422077274024"/><text:span text:style-name="T4">: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19">A</text:span><text:span text:style-name="T4">ll the dead </text:span><text:span text:style-name="T19">are</text:span><text:span text:style-name="T4"> resurrect</text:span><text:span text:style-name="T19">ed</text:span><text:span text:style-name="T4">. The resurrection of the bible is for everyone.</text:span></text:p>
      <text:h text:style-name="P108" text:outline-level="4"><text:bookmark-start text:name="__RefHeading___Toc34639_4173466481"/>Has not happened.<text:bookmark-end text:name="__RefHeading___Toc34639_4173466481"/></text:h>
      <text:p text:style-name="Text_20_body"><text:span text:style-name="T4">The resurrection that the bible speaks </text:span><text:span text:style-name="T20">about</text:span><text:span text:style-name="T4"> has not happened. The dead don't go resurrecting as they die. No, in the bible, if you die, you cannot do anything, </text:span><text:span text:style-name="Bible_5f_text">”</text:span><text:span text:style-name="Bible_5f_text"><text:span text:style-name="T127">f</text:span></text:span><text:span text:style-name="Bible_5f_text">or there is no work or device or </text:span><text:soft-page-break/><text:span text:style-name="Bible_5f_text">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alphabetical-index-mark-start text:id="IMark94422077274024"/><text:span text:style-name="T4">Ecclesiastes 9</text:span><text:alphabetical-index-mark-end text:id="IMark94422077274024"/><text:span text:style-name="T4">: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0">he </text:span><text:span text:style-name="T4">cannot be praised or known </text:span><text:span text:style-name="T4"><text:note text:id="ftn23" text:note-class="footnote"><text:note-citation>23</text:note-citation><text:note-body><text:p text:style-name="Footnote"><text:alphabetical-index-mark-start text:id="IMark94422104283320"/><text:span text:style-name="T4">Psalms 6</text:span><text:alphabetical-index-mark-end text:id="IMark94422104283320"/><text:span text:style-name="T4">: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0">A dead</text:span><text:span text:style-name="T4"> body is in the earth, in the </text:span><text:span text:style-name="T33">grave</text:span><text:span text:style-name="T4">, made dust and his spirit </text:span><text:span text:style-name="T20">has </text:span><text:span text:style-name="T4">returned to God who gave it </text:span><text:span text:style-name="T4"><text:note text:id="ftn24" text:note-class="footnote"><text:note-citation>24</text:note-citation><text:note-body><text:p text:style-name="Footnote"><text:alphabetical-index-mark-start text:id="IMark94422104283320"/><text:span text:style-name="T4">Ecclesiastes 12</text:span><text:alphabetical-index-mark-end text:id="IMark94422104283320"/><text:span text:style-name="T4">: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0">in other words</text:span><text:span text:style-name="T4"> everything returned to how it was before </text:span><text:span text:style-name="T20">that person was </text:span><text:span text:style-name="T4">alive. Or as our </text:span><text:span text:style-name="T20">L</text:span><text:span text:style-name="T4">ord says: </text:span><text:span text:style-name="T20">he</text:span><text:span text:style-name="T4"> is asleep. </text:span><text:span text:style-name="T20">A</text:span><text:span text:style-name="T4"> dead man can </text:span><text:span text:style-name="T20">only start </text:span><text:span text:style-name="T4">d</text:span><text:span text:style-name="T20">oing</text:span><text:span text:style-name="T4"> those things when he ceases to be dead, when he has returned to li</text:span><text:span text:style-name="T20">f</text:span><text:span text:style-name="T4">e, when he has risen from the grave.</text:span></text:p>
      <text:p text:style-name="P27">YHWH heelit<text:span text:style-name="T97">a</text:span> min Sheol. </text:p>
      <text:p text:style-name="P96"><text:span text:style-name="T4">This has not happened with the exception of Yeshua and a few others: more than five hundred, less than 144,000. A few. In </text:span><text:alphabetical-index-mark-start text:id="IMark94422104283320"/><text:span text:style-name="T4">Revelation 20</text:span><text:alphabetical-index-mark-end text:id="IMark94422104283320"/><text:span text:style-name="T4">, the bible tells us that these few came back to life and reigned with </text:span><text:span text:style-name="T20">Jesus </text:span><text:span text:style-name="T4">Christ for a thousand years </text:span><text:span text:style-name="T4"><text:note text:id="ftn25" text:note-class="footnote"><text:note-citation>25</text:note-citation><text:note-body><text:p text:style-name="Footnote"><text:alphabetical-index-mark-start text:id="IMark94422104283320"/><text:span text:style-name="T4">Revelation 20</text:span><text:alphabetical-index-mark-end text:id="IMark94422104283320"/><text:span text:style-name="T4">: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128">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alphabetical-index-mark-start text:id="IMark94422104283320"/><text:span text:style-name="T4">Revelation 20</text:span><text:alphabetical-index-mark-end text:id="IMark94422104283320"/><text:span text:style-name="T4">: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0">the </text:span><text:span text:style-name="T4">Satan will be chained. In </text:span><text:alphabetical-index-mark-start text:id="IMark94422104802712"/><text:span text:style-name="T4">Revelation 20</text:span><text:alphabetical-index-mark-end text:id="IMark94422104802712"/><text:span text:style-name="T4">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alphabetical-index-mark-start text:id="IMark94421932064040"/><text:span text:style-name="T4">Revelation 20</text:span><text:alphabetical-index-mark-end text:id="IMark94421932064040"/><text:span text:style-name="T4">: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total destruction, and </text:span><text:span text:style-name="T21">AFTER</text:span><text:span text:style-name="T4"> that </text:span><text:span text:style-name="T21">then it happens</text:span><text:span text:style-name="T4">: </text:span><text:span text:style-name="Bible_5f_text"><text:span text:style-name="T4">”</text:span></text:span><text:span text:style-name="Bible_5f_text"><text:span text:style-name="T34">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alphabetical-index-mark-start text:id="IMark94421932064040"/><text:span text:style-name="T97">Revelation 20</text:span><text:alphabetical-index-mark-end text:id="IMark94421932064040"/><text:span text:style-name="T97">:13 </text:span><text:a xlink:type="simple" xlink:href="https://www.biblegateway.com/passage/?search=Revelation+20%3A13&amp;version=NKJV" text:style-name="Internet_20_link" text:visited-style-name="Visited_20_Internet_20_Link"><text:span text:style-name="T97">NKJV</text:span></text:a></text:p></text:note-body></text:note></text:span></text:span><text:span text:style-name="T4">.</text:span></text:p>
      <text:p text:style-name="P90"><text:soft-page-break/><text:span text:style-name="T4">Jesus explains in </text:span><text:alphabetical-index-mark-start text:id="IMark94421932064040"/><text:span text:style-name="T4">John 6</text:span><text:alphabetical-index-mark-end text:id="IMark94421932064040"/><text:span text:style-name="T4"> that: </text:span><text:span text:style-name="Bible_5f_text">”</text:span><text:span text:style-name="Bible_5f_text"><text:span text:style-name="T129">T</text:span></text:span><text:span text:style-name="Bible_5f_text">his is the will of the Father who sent Me, that of all He has given Me I should lose nothing, but should raise it up at the last day. </text:span><text:span text:style-name="Bible_5f_text"><text:span text:style-name="T130">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alphabetical-index-mark-start text:id="IMark94422104802712"/><text:span text:style-name="T4">John 6</text:span><text:alphabetical-index-mark-end text:id="IMark94422104802712"/><text:span text:style-name="T4">: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5">T</text:span><text:span text:style-name="T4">he resurrection of the vast majority is until the </text:span><text:span text:style-name="T21">LAST</text:span><text:span text:style-name="T4"> day.</text:span></text:p>
      <text:p text:style-name="P4">Paul explains in Second Timothy 2 that some have strayed from the truth saying that our rising, our resurrection, has already <text:span text:style-name="T130">happened</text:span>, and they are thus upsetting the faith of some <text:note text:id="ftn30" text:note-class="footnote"><text:note-citation>30</text:note-citation><text:note-body><text:p text:style-name="Footnote"><text:alphabetical-index-mark-start text:id="IMark94422104802712"/><text:span text:style-name="T4">2 Timothy 2</text:span><text:alphabetical-index-mark-end text:id="IMark94422104802712"/><text:span text:style-name="T4">: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98">It </text:span>has not happened. Not for the vast majority of those who have lived, are alive and will live.</text:p>
      <text:h text:style-name="P108" text:outline-level="4"><text:bookmark-start text:name="__RefHeading___Toc34641_4173466481"/><text:span text:style-name="T98">As</text:span>leep.<text:bookmark-end text:name="__RefHeading___Toc34641_4173466481"/></text:h>
      <text:p text:style-name="Text_20_body"><text:span text:style-name="T4">According to </text:span><text:alphabetical-index-mark-start text:id="IMark94422104283320"/><text:alphabetical-index-mark-start text:id="IMark94422104802712"/><text:span text:style-name="T4">John 1</text:span><text:alphabetical-index-mark-end text:id="IMark94422104802712"/><text:span text:style-name="T4">1</text:span><text:alphabetical-index-mark-end text:id="IMark94422104283320"/><text:span text:style-name="T4"> Jesus Christ affirms that: </text:span><text:span text:style-name="Bible_5f_text">”</text:span><text:span text:style-name="Bible_5f_text"><text:span text:style-name="T131">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alphabetical-index-mark-start text:id="IMark94422104283320"/><text:alphabetical-index-mark-start text:id="IMark94422104802712"/><text:span text:style-name="T4">John 1</text:span><text:alphabetical-index-mark-end text:id="IMark94422104802712"/><text:span text:style-name="T4">1</text:span><text:alphabetical-index-mark-end text:id="IMark94422104283320"/><text:span text:style-name="T4">: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text:span><text:span text:style-name="Bible_5f_text"><text:span text:style-name="T4">"Lazarus is dead" </text:span></text:span><text:span text:style-name="Bible_5f_text"><text:span text:style-name="T4"><text:note text:id="ftn32" text:note-class="footnote"><text:note-citation>32</text:note-citation><text:note-body><text:p text:style-name="Footnote"><text:alphabetical-index-mark-start text:id="IMark94421952763528"/><text:alphabetical-index-mark-start text:id="IMark94422146994744"/><text:span text:style-name="T4">John 1</text:span><text:alphabetical-index-mark-end text:id="IMark94422146994744"/><text:span text:style-name="T4">1</text:span><text:alphabetical-index-mark-end text:id="IMark94421952763528"/><text:span text:style-name="T4">: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text:span text:style-name="T4">. </text:span><text:span text:style-name="T21">For a </text:span><text:span text:style-name="T4">dead </text:span><text:span text:style-name="T21">one</text:span><text:span text:style-name="T4">, it is necessary to awaken </text:span><text:span text:style-name="T21">him</text:span><text:span text:style-name="T4"> so that </text:span><text:span text:style-name="T21">he</text:span><text:span text:style-name="T4"> can live again.</text:span></text:p>
      <text:p text:style-name="P90"><text:span text:style-name="T4">And according to </text:span><text:alphabetical-index-mark-start text:id="IMark94422104283320"/><text:span text:style-name="T4">Mark 5</text:span><text:alphabetical-index-mark-end text:id="IMark94422104283320"/><text:span text:style-name="T4"> and </text:span><text:alphabetical-index-mark-start text:id="IMark94422146994744"/><text:span text:style-name="T4">Luke 8</text:span><text:alphabetical-index-mark-end text:id="IMark94422146994744"/><text:span text:style-name="T4"> Yeshua affirms: </text:span><text:span text:style-name="Bible_5f_text">”</text:span><text:span text:style-name="Bible_5f_text"><text:span text:style-name="T132">s</text:span></text:span><text:span text:style-name="Bible_5f_text">he is not dead but sleepin</text:span><text:span text:style-name="Bible_5f_text"><text:span text:style-name="T98">g</text:span></text:span><text:span text:style-name="Bible_5f_text"><text:span text:style-name="T4">" </text:span></text:span><text:span text:style-name="Bible_5f_text"><text:span text:style-name="T4"><text:note text:id="ftn33" text:note-class="footnote"><text:note-citation>33</text:note-citation><text:note-body><text:p text:style-name="Footnote"><text:alphabetical-index-mark-start text:id="IMark94422104283320"/><text:span text:style-name="T4">Mark 5</text:span><text:alphabetical-index-mark-end text:id="IMark94422104283320"/><text:span text:style-name="T4">: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text:span><text:alphabetical-index-mark-start text:id="IMark94422146994744"/><text:span text:style-name="T4">Luke 8</text:span><text:alphabetical-index-mark-end text:id="IMark94422146994744"/><text:span text:style-name="T4">: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1">he </text:span><text:span text:style-name="T4">revives her.</text:span></text:p>
      <text:p text:style-name="P28">Jesus Christ refers to the dead as asleep. And like all sleeping <text:span text:style-name="T321">people</text:span>, they have no consciousness. They are asleep. <text:span text:style-name="T98">A</text:span>sleep <text:span text:style-name="T98">ones </text:span>than he can awaken temporarily, as in the case of Lazarus, or in a permanent way, on the last day, when he promises to give them a body that cannot die, like that of Jesus Christ himself, and bring <text:soft-page-break/>them back to life. <text:span text:style-name="T98">N</text:span>ot before. The dead <text:span text:style-name="T98">ones </text:span><text:span text:style-name="T132">are </text:span><text:span text:style-name="T98">actually alive in the eyes of</text:span> Jesus Christ but without <text:span text:style-name="T98">a </text:span>body and without consciousness, that is why he calls them asleep. He promise<text:span text:style-name="T98">s to</text:span> awaken them <text:span text:style-name="T98">so </text:span>that they <text:span text:style-name="T132">can</text:span> know him, <text:span text:style-name="T98">so </text:span>that they may have life and life in abundance. <text:span text:style-name="T99">In the mean w</text:span>hile they're asleep they can <text:span text:style-name="T99">not</text:span> <text:span text:style-name="T99">know</text:span> the <text:span text:style-name="T99">one that </text:span>never sleeps, the Father, nor <text:span text:style-name="T99">the one </text:span>who slept three days and three nights, Jesus Christ, because those who are asleep are unconscious and <text:span text:style-name="T132">can</text:span>not speak with <text:span text:style-name="T99">the </text:span>awake <text:span text:style-name="T99">ones</text:span>.</text:p>
      <text:p text:style-name="P4">The bible affirms that, before the resurrection of the dead, the sons of Adam who have died physically, are asleep. <text:span text:style-name="T99">T</text:span>hey can't do <text:span text:style-name="T99">anything</text:span>, they cannot know Jesus Christ and much less the Father.</text:p>
      <text:h text:style-name="P108" text:outline-level="4"><text:bookmark-start text:name="__RefHeading___Toc34643_4173466481"/>A new <text:span text:style-name="T100">earth</text:span>.<text:bookmark-end text:name="__RefHeading___Toc34643_4173466481"/></text:h>
      <text:p text:style-name="Text_20_body">Another question that the bible answers about this supposed resurrection is: Where are those 20 to 30 billion people, <text:span text:style-name="T100">that would be resurrected, </text:span>going to be?</text:p>
      <text:p text:style-name="P4">In <text:span text:style-name="T100">Heaven</text:span>?</text:p>
      <text:p text:style-name="P4">No. In <text:alphabetical-index-mark-start text:id="IMark94422104282552"/>Revelation 21<text:alphabetical-index-mark-end text:id="IMark94422104282552"/>, John tells us that it will be on a new earth with new <text:span text:style-name="T100">heavens</text:span> <text:note text:id="ftn34" text:note-class="footnote"><text:note-citation>34</text:note-citation><text:note-body><text:p text:style-name="Footnote"><text:alphabetical-index-mark-start text:id="IMark94421952763528"/><text:span text:style-name="T4">Revelation 21</text:span><text:alphabetical-index-mark-end text:id="IMark94421952763528"/><text:span text:style-name="T4">: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alphabetical-index-mark-start text:id="IMark94422104282552"/><text:span text:style-name="T4">Revelation 21</text:span><text:alphabetical-index-mark-end text:id="IMark94422104282552"/><text:span text:style-name="T4">: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100">n </text:span><text:span text:style-name="T133">E</text:span><text:span text:style-name="T100">arth</text:span> where God lives with men in a city that comes <text:span text:style-name="T100">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422145907720"/><text:span text:style-name="T4">Revelation 21</text:span><text:alphabetical-index-mark-end text:id="IMark94422145907720"/><text:span text:style-name="T4">: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101">t</text:span>he throne of God and of the Lamb shall be in th<text:span text:style-name="T101">at</text:span> city and his servants will adore him, <text:span text:style-name="T101">that </text:span>they will see him face to face and <text:span text:style-name="T101">that </text:span>they will carry his name on their foreheads. <text:soft-page-break/><text:span text:style-name="T101">T</text:span>here will be no night and those who live there will not need lamplight or <text:span text:style-name="T101">sun</text:span>light because God, the Lord, will give them his light and they will reign for all the centuries <text:note text:id="ftn37" text:note-class="footnote"><text:note-citation>37</text:note-citation><text:note-body><text:p text:style-name="Footnote"><text:alphabetical-index-mark-start text:id="IMark94421952763528"/><text:span text:style-name="T4">Revelation 22</text:span><text:alphabetical-index-mark-end text:id="IMark94421952763528"/><text:span text:style-name="T4">: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91"><text:span text:style-name="T4">John claims to hear a loud voice coming from the throne and saying: </text:span><text:span text:style-name="Bible_5f_text">”</text:span><text:span text:style-name="Bible_5f_text"><text:span text:style-name="T134">L</text:span></text:span><text:span text:style-name="Bible_5f_text">ook! The residence of God is among human beings. He will live among them, and they will be his people, and God himself will be with them. </text:span><text:span text:style-name="Bible_5f_text"><text:span text:style-name="T134">H</text:span></text:span><text:span text:style-name="Bible_5f_text">e will wipe away every tear from their eyes, and death will not exist any more, or mourning, or crying, or pain, for the former things have ceased to exis</text:span><text:span text:style-name="Bible_5f_text"><text:span text:style-name="T101">t</text:span></text:span><text:span text:style-name="Bible_5f_text"><text:span text:style-name="T4">” </text:span></text:span><text:span text:style-name="Bible_5f_text"><text:span text:style-name="T4"><text:note text:id="ftn38" text:note-class="footnote"><text:note-citation>38</text:note-citation><text:note-body><text:p text:style-name="Footnote"><text:alphabetical-index-mark-start text:id="IMark94422145907720"/><text:span text:style-name="T4">Revelation 22</text:span><text:alphabetical-index-mark-end text:id="IMark94422145907720"/><text:span text:style-name="T4">: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4">It is not in heaven. It is in a new earth with a new <text:span text:style-name="T102">heavens</text:span>. <text:span text:style-name="T102">It i</text:span>s not that the resurrected ascend to heaven, but <text:span text:style-name="T102">that </text:span>God descends to a new earth to live among men.</text:p>
      <text:h text:style-name="P108"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102">that i</text:span>s for everyone, <text:span text:style-name="T102">that </text:span>hasn't happened, <text:span text:style-name="T102">that is</text:span> in this same planet, is the basis of <text:span text:style-name="T135">the </text:span>faith in Yeshua. <text:span text:style-name="T102">U</text:span>nfortunately for some <text:span text:style-name="T102">people </text:span>like Hitler, Pablo Escobar, or Stalin, <text:span text:style-name="T102">they will have </text:span>to wait until the raising of the dead to be able to believe in the raising of the dead. And by the grace of YHWH for <text:span text:style-name="T102">the ones who</text:span> already believe in the resurrection that the bible speaks of, the process of entering the Kingdom of God, to the Kingdom of Heaven, it has already begun.</text:p>
      <text:p text:style-name="P4">That Kingdom of Heaven that our Lord speaks <text:span text:style-name="T103">of</text:span>: It is already among you and in you, but no one can say “here it is” or “there it is” because <text:span text:style-name="T103">i</text:span>t can<text:span text:style-name="T103">not</text:span> be seen. That Kingdom of eternal life, of Absolute Truth, of Freedom of Sin, <text:span text:style-name="T103">of </text:span>Salvation from death, <text:span text:style-name="T103">of </text:span>Divine Justice <text:soft-page-break/>in <text:span text:style-name="T103">the </text:span>hearts, of indescribable <text:span text:style-name="T292">Gladness</text:span>, of Kindness, of Joy, of total delivery and without conditions, of Forgiveness, of Mercy, of True Love, of <text:span text:style-name="T103">unending </text:span>Peace, the Peace of the Lord, in YHWH, in Yeshua, in the Ruakh HaKodesh. A True and eternal Peace.</text:p>
      <text:p text:style-name="P4">That Kingdom of Heaven is already among you.</text:p>
      <text:h text:style-name="P108" text:outline-level="4"><text:bookmark-start text:name="__RefHeading___Toc34647_4173466481"/>Possible.<text:bookmark-end text:name="__RefHeading___Toc34647_4173466481"/></text:h>
      <text:p text:style-name="Text_20_body">The answer to the question: “Is <text:span text:style-name="T104">it possible </text:span>the resurrection described in the bible?” It is obvious if we only take into account <text:span text:style-name="T104">the </text:span>fundamental aspects <text:span text:style-name="T104">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text:alphabetical-index-mark-start text:id="IMark94422145907720"/>Mark 12<text:alphabetical-index-mark-end text:id="IMark94422145907720"/>, tells us that we will be like the angels in heaven <text:note text:id="ftn39" text:note-class="footnote"><text:note-citation>39</text:note-citation><text:note-body><text:p text:style-name="Footnote"><text:alphabetical-index-mark-start text:id="IMark94421952763912"/><text:span text:style-name="T4">Mark 12</text:span><text:alphabetical-index-mark-end text:id="IMark94421952763912"/><text:span text:style-name="T4">: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text:alphabetical-index-mark-start text:id="IMark94421952763528"/>1 Chronicles 21<text:alphabetical-index-mark-end text:id="IMark94421952763528"/>, can float between heaven and earth <text:note text:id="ftn40" text:note-class="footnote"><text:note-citation>40</text:note-citation><text:note-body><text:p text:style-name="Footnote"><text:alphabetical-index-mark-start text:id="IMark94421952763912"/><text:span text:style-name="T4">1 Chronicles 21</text:span><text:alphabetical-index-mark-end text:id="IMark94421952763912"/><text:span text:style-name="T4">: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05">heaven</text:span>, after resurrected, according to <text:alphabetical-index-mark-start text:id="IMark94422077274024"/>Acts 1<text:alphabetical-index-mark-end text:id="IMark94422077274024"/> <text:note text:id="ftn41" text:note-class="footnote"><text:note-citation>41</text:note-citation><text:note-body><text:p text:style-name="Footnote"><text:alphabetical-index-mark-start text:id="IMark94421952763912"/><text:span text:style-name="T4">Acts 1</text:span><text:alphabetical-index-mark-end text:id="IMark94421952763912"/><text:span text:style-name="T4">: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p>
      <text:p text:style-name="P4">Furthermore, Yeshua himself, according to <text:alphabetical-index-mark-start text:id="IMark94422077274024"/><text:alphabetical-index-mark-start text:id="IMark94421952763912"/>Luke 2<text:alphabetical-index-mark-end text:id="IMark94421952763912"/>4<text:alphabetical-index-mark-end text:id="IMark94422077274024"/> and <text:alphabetical-index-mark-start text:id="IMark94421952763528"/>John 20<text:alphabetical-index-mark-end text:id="IMark94421952763528"/>, appears in the midst of the apostles, these being behind closed doors <text:note text:id="ftn42" text:note-class="footnote"><text:note-citation>42</text:note-citation><text:note-body><text:p text:style-name="Footnote"><text:alphabetical-index-mark-start text:id="IMark94422077274024"/><text:alphabetical-index-mark-start text:id="IMark94421952763528"/><text:span text:style-name="T4">Luke 2</text:span><text:alphabetical-index-mark-end text:id="IMark94421952763528"/><text:span text:style-name="T4">4</text:span><text:alphabetical-index-mark-end text:id="IMark94422077274024"/><text:span text:style-name="T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text:span><text:alphabetical-index-mark-start text:id="IMark94421952763912"/><text:span text:style-name="T4">John 20</text:span><text:alphabetical-index-mark-end text:id="IMark94421952763912"/><text:span text:style-name="T4">: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hat science fiction movies show us. Thus, a resurrected person does not need to walk to go from one place to another.</text:p>
      <text:p text:style-name="P4"><text:soft-page-break/>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421952763528"/><text:span text:style-name="T4">Numbers 22</text:span><text:alphabetical-index-mark-end text:id="IMark94421952763528"/><text:span text:style-name="T4">: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text:alphabetical-index-mark-start text:id="IMark94422077274024"/>Numbers 22<text:alphabetical-index-mark-end text:id="IMark94422077274024"/> or as happened to Elisha and his servant <text:note text:id="ftn44" text:note-class="footnote"><text:note-citation>44</text:note-citation><text:note-body><text:p text:style-name="Footnote"><text:alphabetical-index-mark-start text:id="IMark94421952763528"/><text:span text:style-name="T4">2 Kings 6</text:span><text:alphabetical-index-mark-end text:id="IMark94421952763528"/><text:span text:style-name="T4">: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4">And according to <text:alphabetical-index-mark-start text:id="IMark94422077274024"/>1 Corinthians 6<text:alphabetical-index-mark-end text:id="IMark94422077274024"/>, the body of a resurrected one will not need to eat to keep <text:span text:style-name="T106">being alive</text:span> <text:note text:id="ftn45" text:note-class="footnote"><text:note-citation>45</text:note-citation><text:note-body><text:p text:style-name="Footnote"><text:alphabetical-index-mark-start text:id="IMark94421952763528"/><text:span text:style-name="T4">1 Corinthians 6</text:span><text:alphabetical-index-mark-end text:id="IMark94421952763528"/><text:span text:style-name="T4">: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06">L</text:span>ord ate grilled fish after he was resurrected <text:note text:id="ftn46" text:note-class="footnote"><text:note-citation>46</text:note-citation><text:note-body><text:p text:style-name="Footnote"><text:alphabetical-index-mark-start text:id="IMark94422077274024"/><text:alphabetical-index-mark-start text:id="IMark94422104283320"/><text:span text:style-name="T4">Luke 2</text:span><text:alphabetical-index-mark-end text:id="IMark94422104283320"/><text:span text:style-name="T4">4</text:span><text:alphabetical-index-mark-end text:id="IMark94422077274024"/><text:span text:style-name="T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06">heavens</text:span>, because it will not be necessary to <text:span text:style-name="T106">grow</text:span> <text:span text:style-name="T107">food </text:span><text:span text:style-name="T136">if it </text:span>is just <text:span text:style-name="T107">something you want</text:span> and not a necessity.</text:p>
      <text:p text:style-name="P4">And if the body of the resurrected is like that of the angels, it will be resistant to physical fire. In <text:alphabetical-index-mark-start text:id="IMark94422146060632"/>Daniel 3<text:alphabetical-index-mark-end text:id="IMark94422146060632"/> an angel protects Ananias, Misael and Azariah <text:note text:id="ftn47" text:note-class="footnote"><text:note-citation>47</text:note-citation><text:note-body><text:p text:style-name="Footnote"><text:alphabetical-index-mark-start text:id="IMark94421952763912"/><text:span text:style-name="T4">Daniel 3</text:span><text:alphabetical-index-mark-end text:id="IMark94421952763912"/><text:span text:style-name="T4">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text:alphabetical-index-mark-start text:id="IMark94422077276200"/>Judges 13<text:alphabetical-index-mark-end text:id="IMark94422077276200"/> an angel stands above the fire when announces the birth of Samson <text:note text:id="ftn48" text:note-class="footnote"><text:note-citation>48</text:note-citation><text:note-body><text:p text:style-name="Footnote"><text:alphabetical-index-mark-start text:id="IMark94422104282552"/><text:span text:style-name="T4">Judges 13</text:span><text:alphabetical-index-mark-end text:id="IMark94422104282552"/><text:span text:style-name="T4">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92"><text:span text:style-name="T4">Thus, the answer to the question: “Is </text:span><text:span text:style-name="T22">it possible </text:span><text:span text:style-name="T4">the resurrection described in the bible?” includes aspects that are more complicated to project to a future with technologies that most people can use in day to day </text:span><text:span text:style-name="T22">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136">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alphabetical-index-mark-start text:id="IMark94422104283320"/><text:span text:style-name="T4">Luke 8</text:span><text:alphabetical-index-mark-end text:id="IMark94422104283320"/><text:span text:style-name="T4">: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93"><text:soft-page-break/><text:span text:style-name="T4">Perhaps this is why Our Lord Yeshua, according to </text:span><text:alphabetical-index-mark-start text:id="IMark94422070159016"/><text:span text:style-name="T4">John 6</text:span><text:alphabetical-index-mark-end text:id="IMark94422070159016"/><text:span text:style-name="T4">, assures that </text:span><text:span text:style-name="Bible_5f_text">”</text:span><text:span text:style-name="Bible_5f_text"><text:span text:style-name="T137">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alphabetical-index-mark-start text:id="IMark94422070159016"/><text:span text:style-name="T4">John 6</text:span><text:alphabetical-index-mark-end text:id="IMark94422070159016"/><text:span text:style-name="T4">: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3">s</text:span></text:span><text:span text:style-name="Bible_5f_text"><text:span text:style-name="T4"> </text:span></text:span><text:span text:style-name="Bible_5f_text"><text:span text:style-name="T23">him </text:span></text:span><text:span text:style-name="Bible_5f_text"><text:span text:style-name="T4">first” </text:span></text:span><text:span text:style-name="Bible_5f_text"><text:span text:style-name="T4"><text:note text:id="ftn51" text:note-class="footnote"><text:note-citation>51</text:note-citation><text:note-body><text:p text:style-name="Footnote"><text:alphabetical-index-mark-start text:id="IMark94422104282552"/><text:span text:style-name="T4">John 6</text:span><text:alphabetical-index-mark-end text:id="IMark94422104282552"/><text:span text:style-name="T4">: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4">So if the bible is true, no one, absolutely n<text:span text:style-name="T108">o </text:span>one, after resurrected, will be able to answer "NO" to the question:</text:p>
      <text:p text:style-name="P4">“Is the resurrection described in the bible possible?”</text:p>
      <text:h text:style-name="P107" text:outline-level="3"><text:bookmark-start text:name="__RefHeading___Toc34649_4173466481"/>The <text:span text:style-name="T109">C</text:span>loth.<text:bookmark-end text:name="__RefHeading___Toc34649_4173466481"/></text:h>
      <text:p text:style-name="Text_20_body">To the image found on the piece of cloth known as The <text:span text:style-name="T109">Shroud</text:span> of Turin <text:span text:style-name="T110">they </text:span>have made technical studies of spectroscopy, thermography and infrared photography, ultra-violet photography, fluorescen<text:span text:style-name="T139">ce</text:span> spectroscopy, x-ray radiography, transmitted and reflected light photography, optical and atomic resolution microscopy with electron microscopes and x-ray scanning microscopes, carbon-14, biological studies of pollen, <text:span text:style-name="T139">studies </text:span>of blood, criminalistic, forensic, artistic, cultural studies and many others. In summary is the most studied piece of cloth with <text:span text:style-name="T139">a wide arrange of</text:span> techniques and technologies known to man and has been found to <text:span text:style-name="T138">have</text:span> some features that make it different from any other image known to man.</text:p>
      <text:h text:style-name="P108" text:outline-level="4"><text:bookmark-start text:name="__RefHeading___Toc34651_4173466481"/>A negative.<text:bookmark-end text:name="__RefHeading___Toc34651_4173466481"/></text:h>
      <text:p text:style-name="Text_20_body">The image of the body on the <text:span text:style-name="T109">Shroud</text:span> of Turin is the only inverted color<text:span text:style-name="T140">s</text:span> image or "photographic negative" <text:span text:style-name="T140">dated before the </text:span>1800<text:span text:style-name="T140">s</text:span> known <text:span text:style-name="T140">to</text:span> men. This was only evident until photography was invented in 1800<text:span text:style-name="T140">s</text:span> and years later Secondo Pia t<text:span text:style-name="T140">ook</text:span> a photograph of <text:span text:style-name="T140">the shroud</text:span> in 1898. <text:span text:style-name="T142">W</text:span><text:span text:style-name="T141">hile developing </text:span><text:span text:style-name="T142">the photograph,</text:span><text:span text:style-name="T141"> </text:span><text:span text:style-name="T140">he watched </text:span><text:soft-page-break/>the negative of the photograph <text:span text:style-name="T142">and </text:span>observed <text:span text:style-name="T140">that it was the </text:span>positive of the image on the <text:span text:style-name="T140">shroud</text:span>. There is a historical record of the <text:span text:style-name="T144">S</text:span><text:span text:style-name="T143">hroud of </text:span>Turin <text:span text:style-name="T143">since</text:span> 1357 when it was exhibited in Lirey France. If photography was invented in <text:span text:style-name="T143">the </text:span>1800<text:span text:style-name="T143">s</text:span> and there is no negative image of person, animal or thing, before <text:span text:style-name="T143">the </text:span>1800<text:span text:style-name="T143">s</text:span>, with the exception of the <text:span text:style-name="T143">Shorud of </text:span>Turin and its artistic copies: who made the <text:span text:style-name="T143">Sh</text:span><text:span text:style-name="T144">r</text:span><text:span text:style-name="T143">oud of </text:span>Turin?</text:p>
      <text:h text:style-name="P108"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44">shroud</text:span> is photo-realistic and the amount of information per image area on the <text:span text:style-name="T144">shroud</text:span> is greater than any photograph made with a modern 15 megapixel cell phone. Thus, the <text:span text:style-name="T144">shroud </text:span>presents photographic characteristics and quality but it is not a photograph. There is no image prior to the invention of photography with this level of realism and detail. So who made the <text:span text:style-name="T143">Sh</text:span><text:span text:style-name="T144">r</text:span><text:span text:style-name="T143">oud of </text:span>Turin?</text:p>
      <text:h text:style-name="P108" text:outline-level="4"><text:bookmark-start text:name="__RefHeading___Toc34655_4173466481"/>Oxidized microfibers.<text:bookmark-end text:name="__RefHeading___Toc34655_4173466481"/></text:h>
      <text:p text:style-name="P97">The material of the shroud where the image of the body is found is linen. One of the main components of linen is cellulose. The threads of the fabric that forms the shroud have thousands of microfibers. A <text:span text:style-name="T145">m</text:span>icrofiber is thinner than a human hair. The image of the body <text:span text:style-name="T145">in t</text:span>he shroud is formed on the surface of the outer microfibers of the shroud threads and only in the parts where said microfibers are external to the thread they form. If the microfiber penetrates the thread, in said part <text:span text:style-name="T293">it </text:span>is not modified. <text:span text:style-name="T293">T</text:span>he image <text:span text:style-name="T293">is formed by </text:span>very small dehydrations, oxidations or "aging" of the surface cellulose that makes up the shroud microfibers. <text:span text:style-name="T293">Billions of them</text:span> form the image of the body on the shroud. Thus, the image of the body is part of the shroud, of the microfibers of the shroud. There is no pigment <text:soft-page-break/>in the microfibers. <text:span text:style-name="T293">A</text:span>nd there is only modifications where there is no blood. There are no modifications below the blood. The image of the body is posterior to the blood. It is as if with a laser <text:span text:style-name="T145">someone </text:span>would have modified, burned, the microfibers, aging nanometric parts of each microfiber, burning the surface of each microfiber. <text:span text:style-name="T145">The burnings</text:span> have no directionality so each modification is independent of each other. The image is <text:span text:style-name="T145">on the </text:span>very surface and constitutive part of the microfibers of the threads that form the shroud. This is why the image has not moved, shifted or distorted neither by fire nor by water to which the shroud <text:span text:style-name="T145">has beeen exposed</text:span>. This is also why, as the shroud has aged, the image <text:span text:style-name="T145">has </text:span>lost contrast, but <text:span text:style-name="T145">the </text:span>information <text:span text:style-name="T145">itself </text:span>about the image of the body <text:span text:style-name="T145">has been preserved</text:span>. There is no image of person, animal or thing, prior to the year 1978, apart from the shroud <text:span text:style-name="T145">of </text:span>Turin, with this characteristic. And then from 1978, just some attempts to reproduce an image like the <text:span text:style-name="T145">one in the </text:span>shroud claim to have this characteristic. There is no <text:span text:style-name="T145">image</text:span> and has <text:span text:style-name="T145">never</text:span> been <text:span text:style-name="T145">a </text:span>man-made image exhibiting this feature. <text:span text:style-name="T145">It was n</text:span>ot even known that the shroud had this characteristic before 1978. Thus who made the <text:span text:style-name="T143">Sh</text:span><text:span text:style-name="T144">r</text:span><text:span text:style-name="T143">oud of </text:span>Turin?</text:p>
      <text:h text:style-name="P108" text:outline-level="4"><text:bookmark-start text:name="__RefHeading___Toc34657_4173466481"/><text:span text:style-name="T146">I</text:span>nformation <text:span text:style-name="T146">in the image</text:span>.<text:bookmark-end text:name="__RefHeading___Toc34657_4173466481"/></text:h>
      <text:p text:style-name="Text_20_body">When analyzing the image of the body in the shroud of Turin, <text:span text:style-name="T147">it is </text:span>observe<text:span text:style-name="T147">d</text:span> a correlation between “image density” and distance from the body to the fabric. At a greater distance, the image is clearer, and at a smaller distance to the <text:span text:style-name="T147">fabric</text:span>, the image is darker. This allows you to create computer images that have three-dimensional characteristics. Thus, the shroud has holographic characteristics but is not a hologram. The level of detail in the bon<text:span text:style-name="T147">e</text:span> features of the image it is comparable in some parts to an x-ray. Thus, the shroud also has radiographic features but is not an x-ray. There is no image <text:soft-page-break/>of a person, animal or thing, prior to the year 1978, apart from the Turin shroud, with <text:span text:style-name="T149">both</text:span> characteristic<text:span text:style-name="T149">s</text:span>. And after 1978 only some attempts to reproduce an image like the shroud <text:span text:style-name="T148">claim to have </text:span>th<text:span text:style-name="T149">ese</text:span> characteristic<text:span text:style-name="T149">s</text:span>. No photograph taken with a cellular, neither before nor after 1978 presents th<text:span text:style-name="T150">e</text:span>s<text:span text:style-name="T150">e</text:span> characteristic<text:span text:style-name="T150">s</text:span>. <text:span text:style-name="T148">I</text:span>t was not even known that the shroud had th<text:span text:style-name="T150">e</text:span>s<text:span text:style-name="T150">e</text:span> characteristic<text:span text:style-name="T150">s</text:span> before 1978. So who made the <text:span text:style-name="T143">Sh</text:span><text:span text:style-name="T144">r</text:span><text:span text:style-name="T143">oud of </text:span>Turin?</text:p>
      <text:h text:style-name="P108"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51">B</text:span>lood serum and other substances in human blood are invisible to the human eye but visible under ultra-violent light, these techniques are used in the modern crime <text:span text:style-name="T151">scene </text:span>investigation. The shroud presents this type of separation in the flank wound. If this kind of evidence was only perceivable until the invention of modern forensic techniques <text:span text:style-name="T151">using </text:span>ultra-violet light and the shroud is <text:span text:style-name="T151">from</text:span> before <text:span text:style-name="T151">the </text:span>1900<text:span text:style-name="T151">s</text:span>, who before <text:span text:style-name="T151">the </text:span>1900<text:span text:style-name="T151">s</text:span> <text:span text:style-name="T151">was so </text:span>careful to separate the two phases in the bloodstain on the side <text:span text:style-name="T294">of </text:span><text:span text:style-name="T151">the body</text:span> and thus differentiate it from other ante-mortem wounds in a forensic <text:s/>analysis that was only possible until the 20th century? <text:span text:style-name="T153">W</text:span>ho made the <text:span text:style-name="T143">Sh</text:span><text:span text:style-name="T144">r</text:span><text:span text:style-name="T143">oud of </text:span>Turin?</text:p>
      <text:h text:style-name="P108" text:outline-level="4"><text:bookmark-start text:name="__RefHeading___Toc34661_4173466481"/>Bilirubin.<text:bookmark-end text:name="__RefHeading___Toc34661_4173466481"/></text:h>
      <text:p text:style-name="Text_20_body">In cases of violent death <text:span text:style-name="T152">with torture</text:span>, hemoglobin production is very high. <text:span text:style-name="T15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52">with torture</text:span>, because no one before the 20th century could falsify a detail that <text:span text:style-name="T152">he</text:span> did not know <text:span text:style-name="T152">he</text:span> <text:soft-page-break/>should falsify: that the blood <text:span text:style-name="T152">of a</text:span> violent death <text:span text:style-name="T152">with torture </text:span>presents high levels of bilirubin. <text:span text:style-name="T152">S</text:span>o who made the <text:span text:style-name="T143">Sh</text:span><text:span text:style-name="T144">r</text:span><text:span text:style-name="T143">oud of </text:span>Turin?</text:p>
      <text:h text:style-name="P108"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54">of the </text:span>belly, <text:span text:style-name="T155">hiden </text:span>thumb<text:span text:style-name="T155">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55">a </text:span>whipping with <text:span text:style-name="T155">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55">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56">e</text:span>s<text:span text:style-name="T156">e</text:span> evidence w<text:span text:style-name="T156">ere</text:span> completely invalid or unacceptable <text:span text:style-name="T156">for a hard sceptic</text:span>. So who made the <text:span text:style-name="T143">Sh</text:span><text:span text:style-name="T144">r</text:span><text:span text:style-name="T143">oud of </text:span>Turin?</text:p>
      <text:h text:style-name="P108" text:outline-level="4"><text:bookmark-start text:name="__RefHeading___Toc34665_4173466481"/><text:span text:style-name="T157">Replications</text:span>.<text:bookmark-end text:name="__RefHeading___Toc34665_4173466481"/></text:h>
      <text:p text:style-name="P98">There is no <text:span text:style-name="T157">replication</text:span> of the shroud that even meets with a tenth of the characteristics <text:span text:style-name="T294">of those in</text:span> the shroud of Turin. Perhaps the most <text:soft-page-break/>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294">shroud</text:span> presents. </text:p>
      <text:p text:style-name="P98">The truth is that today with today's technology, year 2022, counted from the approximate year of the birth of Jesus Christ, of the king of kings, of the Meshiakh of YHWH, the man has not been able to produce a fabric with the characteristics of the shroud <text:span text:style-name="T294">in</text:span> Turin. </text:p>
      <text:p text:style-name="P98">And even if he could do it, even if he could rep<text:span text:style-name="T157">licate it</text:span> in <text:span text:style-name="T157">the</text:span> future: <text:span text:style-name="T294">W</text:span>here, in what part of the world, where is an image of person, animal or thing, with verifiable historical record, prior to 1800, when photography was invented, <text:span text:style-name="T157">that is a</text:span> photographic negative, with photographic realism in its anatomical details? And that’<text:span text:style-name="T295">s just without</text:span> ask<text:span text:style-name="T295">ing</text:span> about its holographic, radiographic characteristics and all the forensic evidence only known and verifiable until the 20th century that was f<text:span text:style-name="T295">ou</text:span>nd <text:span text:style-name="T295">in </text:span>the shroud. Where? Negative? From when? With verifiable historical record? With photo-realism? </text:p>
      <text:p text:style-name="P98">It does not exist, nor has existed in the world another linen shroud that presents the characteristics of the Turin shroud. <text:span text:style-name="T157">Period</text:span>. So if the <text:span text:style-name="T328">image in the </text:span>shroud <text:span text:style-name="T157">of </text:span>Turin was not made by man, who made the <text:span text:style-name="T328">image in the </text:span>shroud of Turin? Could it be that <text:span text:style-name="T157">it was made by </text:span>the same <text:span text:style-name="T157">person that has </text:span>enough technical creativity to reconstruct a human being? The creator? Because all the evidence indicates <text:span text:style-name="T157">that it was not made by </text:span>human<text:span text:style-name="T157">s</text:span>.</text:p>
      <text:h text:style-name="P105" text:outline-level="3"><text:bookmark-start text:name="__RefHeading___Toc34667_4173466481"/><text:soft-page-break/><text:span text:style-name="T144">P</text:span>ast.<text:bookmark-end text:name="__RefHeading___Toc34667_4173466481"/></text:h>
      <text:h text:style-name="P108" text:outline-level="4"><text:bookmark-start text:name="__RefHeading___Toc34669_4173466481"/>Methods.<text:bookmark-end text:name="__RefHeading___Toc34669_4173466481"/></text:h>
      <text:p text:style-name="Text_20_body">To determine the past, <text:span text:style-name="T296">the </text:span>human being has developed a method. It is <text:span text:style-name="T158">s</text:span>imilar to judicial systems. For each event, the historical sources, whether physical or narrative, <text:span text:style-name="T158">are studied to </text:span>determine <text:span text:style-name="T158">the </text:span>who, when, how, where, <text:span text:style-name="T158">and </text:span>why of <text:span text:style-name="T158">each</text:span> source. The credibility of <text:span text:style-name="T158">each</text:span> source <text:span text:style-name="T158">is evaluated </text:span>and then the historical sources are crossed <text:span text:style-name="T296">examined </text:span>to try to establish the <text:span text:style-name="T158">coincidences</text:span>, analyz<text:span text:style-name="T158">ing</text:span> the sources, and <text:span text:style-name="T158">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ext:span text:style-name="T296">and </text:span>the dissemination of the written medium, <text:span text:style-name="T296">it </text:span>has been much easier <text:span text:style-name="T296">to stablish a credible past.</text:span></text:p>
      <text:p text:style-name="P4">Thus, the method for determining the past has benefited from the technical creativity of man, but this only affects the ability to determine the recent past. Sources for the past before the 15th century are <text:span text:style-name="T159">more scarce</text:span>.</text:p>
      <text:h text:style-name="P109" text:outline-level="4"><text:bookmark-start text:name="__RefHeading___Toc34671_4173466481"/><text:span text:style-name="T160">C</text:span><text:span text:style-name="T158">oincidences</text:span>.<text:bookmark-end text:name="__RefHeading___Toc34671_4173466481"/></text:h>
      <text:p text:style-name="Text_20_body">When a person wants to search for information on the Internet, he chooses a set of words that are <text:span text:style-name="T161">are as </text:span>specific <text:span text:style-name="T161">as possible </text:span>to the information <text:span text:style-name="T161">he is l</text:span>ooking <text:span text:style-name="T297">f</text:span>or. If I search only for "Jose" I will not find the page of the person I am looking for, but if I search for 4 words “Jose Luis Quiroga github” I will find exactly the page that I am searching despite the immense amount of information that is <text:span text:style-name="T297">on the</text:span> Internet.</text:p>
      <text:p text:style-name="P31"><text:soft-page-break/>With only 3 or 4 words that identify what I am looking for, <text:span text:style-name="T162">that</text:span> <text:span text:style-name="T162">make a unique </text:span>set, exclusive of the information I am looking for, I will find the information. That set of words begins to function as a key for the page <text:span text:style-name="T162">containing those</text:span> 3 or 4 words.</text:p>
      <text:p text:style-name="P4">It is the power of coincidences. Despite the vast amount of information on the Internet, it is possible to find a<text:span text:style-name="T163">n specific</text:span> page with only 3 or 4 words that are mandatory and exclusive to that page.</text:p>
      <text:p text:style-name="P32">In judicial processes, when evidence is analyzed, a similar process <text:span text:style-name="T164">is used </text:span>to try to establish the truth of an event of the <text:span text:style-name="T164">p</text:span>ast. Most processes are decided based on circumstantial evidence, that is, <text:span text:style-name="T164">that </text:span>by coincidence <text:span text:style-name="T164">it </text:span>favors or disfavors the accused. When the coincidences are too many in one way or another it is easy to make a decision. Each coincidence decreases exponentially the statistical probability of an event <text:span text:style-name="T164">different to </text:span>the one <text:span text:style-name="T164">that the </text:span>coincidence supports. The effect of cumulative coincidence<text:span text:style-name="T164">s</text:span> is of exponential <text:span text:style-name="T164">kind</text:span>.</text:p>
      <text:p text:style-name="P4">You can have different criteria to decide if something did happen, or did not happen, based solely on coincidence<text:span text:style-name="T164">s</text:span>. Th<text:span text:style-name="T164">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4">not </text:span>be absolutely certain of anything.</text:p>
      <text:p text:style-name="P4">In a similar way to how a judicial system seeks to establish the veracity of a past event, historians have a method <text:span text:style-name="T165">based on coincidences</text:span> to establish whether an event happened or not.</text:p>
      <text:p text:style-name="P33"><text:soft-page-break/>In the case of history the events are generated by human beings. <text:span text:style-name="T166">And</text:span> it is precisely that exponential effect of the accumulation of coincidences, and its logical analysis, which allows us to decide <text:span text:style-name="T166">the direction in the balance </text:span>of what is possible, of what is feasible, of the best rational explanation, <text:span text:style-name="T166">is inclined to</text:span>. <text:span text:style-name="T166">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167">it.</text:span></text:p>
      <text:p text:style-name="P4">Although the sources of the recent past are more credible than th<text:span text:style-name="T167">ose of</text:span> <text:span text:style-name="T167">a </text:span>distant past, we can only BELIEVE the past.</text:p>
      <text:h text:style-name="P108" text:outline-level="4"><text:bookmark-start text:name="__RefHeading___Toc34673_4173466481"/><text:span text:style-name="T168">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168">do those </text:span>events of the past. This kind of approach to the "probable", <text:span text:style-name="T168">to the </text:span>“possible” is very different from assuming that the events were randomly generated <text:span text:style-name="T168">by chance</text:span>.</text:p>
      <text:p text:style-name="P34">Chance has no intelligence, no capacity for decision, no will, no intention. Chance does not lie, it does not deceive, it has no personal interests or needs or desires.</text:p>
      <text:p text:style-name="P4">I make this comment for when I refer to some religions, <text:span text:style-name="T170">some belief systems,</text:span> based on events generated by chance, by <text:span text:style-name="T169">luck</text:span>, <text:span text:style-name="T169">that are popularly regarded as </text:span>"science".</text:p>
      <text:p text:style-name="P35"><text:soft-page-break/>The reason is very simple, a machine that is good for something does not work by <text:span text:style-name="T170">luck</text:span>, nor by chance. There is always a mechanism, a design, a logic. That's why there is no mathematical function that generates <text:span text:style-name="T170">pure</text:span><text:span text:style-name="T172">ly</text:span><text:span text:style-name="T170"> </text:span>random numbers. A computer cannot generate a sequence completely random of ones or zeros. The program does not exist. <text:span text:style-name="T170">Do </text:span>not <text:span text:style-name="T170">look for it</text:span>. You waste your time.</text:p>
      <text:p text:style-name="P4">But there are <text:span text:style-name="T172">some </text:span>religions that believe so. And they <text:span text:style-name="T170">are </text:span><text:span text:style-name="T172">regarded</text:span><text:span text:style-name="T170"> as </text:span>science<text:span text:style-name="T170">s</text:span>.</text:p>
      <text:p text:style-name="P4">Fortunately, <text:span text:style-name="T171">history</text:span> is about people.</text:p>
      <text:h text:style-name="P108"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173">up</text:span>.</text:p>
      <text:p text:style-name="P36">Mr. Cheerful has a high-tech instrument that lets <text:span text:style-name="T174">him</text:span> know how much water is in a container just by pointing at it. And <text:span text:style-name="T174">he</text:span> can take the measurement every microsecond.</text:p>
      <text:p text:style-name="P4">Mr. Cheerful wants to know how long the faucet has been leaking <text:span text:style-name="T174">in</text:span> his sink and reasons as follows:</text:p>
      <text:p text:style-name="P37">Assuming the sink was empty when the faucet was closed.</text:p>
      <text:p text:style-name="P4">Assuming all the water in the sink comes from the faucet.</text:p>
      <text:p text:style-name="P37">Assuming that since the faucet was closed the <text:span text:style-name="T175">drain</text:span> has not been unlocked.</text:p>
      <text:p text:style-name="P38">Assuming that no one has manipulated the faucet to open <text:span text:style-name="T176">it </text:span>or close it anymore <text:span text:style-name="T176">or anyless </text:span>than it is right now.</text:p>
      <text:p text:style-name="P38"><text:soft-page-break/><text:span text:style-name="T176">THEN,</text:span> with the high-tech instrument, Mr. Cheerful can measure at what rate the sink is filling because in one second <text:span text:style-name="T176">he can check </text:span>a million times the amount of water in the sink and then <text:span text:style-name="T176">he</text:span> can calculate how long the faucet has been leaking.</text:p>
      <text:p text:style-name="P4">Anyone can see that Mr. Cheerful's problem is not is in <text:span text:style-name="T177">his</text:span> high-tech instrument, nor in the technology that is used to build the instrument.</text:p>
      <text:p text:style-name="P39">The problem is in Mr. Cheerful's assumptions.</text:p>
      <text:p text:style-name="P4">There is no guarantee that one of <text:span text:style-name="T178">his</text:span> children <text:span text:style-name="T178">did</text:span> not flush the sink, or that two of them were playing paper boat, or that the cat or one of his pets opened the faucet a little <text:span text:style-name="T178">bit by</text:span> touch<text:span text:style-name="T178">ing</text:span> it <text:span text:style-name="T178">while </text:span>passing <text:span text:style-name="T178">by,</text:span> and that <text:span text:style-name="T178">therefore </text:span><text:span text:style-name="T179">N</text:span><text:span text:style-name="T178">ONE</text:span> of <text:span text:style-name="T178">his</text:span> assumptions hold.</text:p>
      <text:p text:style-name="P40">This and other problems have some procedures <text:span text:style-name="T180">regarded</text:span> as scienti<text:span text:style-name="T180">fic</text:span> but <text:span text:style-name="T180">that are </text:span>actually <text:span text:style-name="T180">PSEUDO</text:span>-scienti<text:span text:style-name="T180">fic.</text:span> <text:span text:style-name="T180">T</text:span>hat is, <text:span text:style-name="T180">they are </text:span>ALMOST scienti<text:span text:style-name="T180">fic</text:span>. At least high technology is used.</text:p>
      <text:p text:style-name="P41">For the moment I give this example to make it clear that the <text:span text:style-name="T181">so </text:span>call<text:span text:style-name="T181">ed</text:span> radiometric dating, permanently associated with the word "science", the word "certainty", and the word "we know", should be completely abandoned as ABSURD and useless. This technique that <text:span text:style-name="T181">is </text:span>supposedly used to determine the age of rocks and other objects based on the measurement of radioactive elements, does EXACTLY the <text:span text:style-name="T181">s</text:span>ame assumptions as Mr. Cheerful.</text:p>
      <text:p text:style-name="P4">For any supposed radiometric dating, we start from the following assumptions:</text:p>
      <text:p text:style-name="P4">Assuming the initial conditions are known.</text:p>
      <text:p text:style-name="P4">Assuming that there are no external effects that alter the conditions of the chemical elements measured.</text:p>
      <text:p text:style-name="P4"><text:soft-page-break/>Assuming that the rate of change, of radioactivity, of the measured chemical elements has been maintained.</text:p>
      <text:p text:style-name="P42"><text:span text:style-name="T182">THEN,</text:span> <text:span text:style-name="T182">it can be calculated the date </text:span>when these rocks or objects, contain<text:span text:style-name="T182">ing</text:span> such radioactive elements, were formed.</text:p>
      <text:p text:style-name="P4">The same force that made Nazism popular in <text:span text:style-name="T272">G</text:span>ermany makes a <text:span text:style-name="T182">majority of people to</text:span> consider radiometric dating as evidence. <text:span text:style-name="T182">It i</text:span>s not the only case in which absurd methods <text:span text:style-name="T182">use</text:span> <text:span text:style-name="T182">hi-thech </text:span>instruments to give them credibility, but it is the most ABSURD of <text:span text:style-name="T182">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3">In historical methods it is better to use dating <text:span text:style-name="T184">by synchronisms</text:span>, two events recorded in writing that are related to each other. However, such dates are determined by <text:span text:style-name="T183">man</text:span> <text:span text:style-name="T183">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84">those</text:span> <text:span text:style-name="T184">synchronisms,</text:span> play a very important role.</text:p>
      <text:h text:style-name="P108" text:outline-level="4"><text:bookmark-start text:name="__RefHeading___Toc34677_4173466481"/><text:span text:style-name="T185">Textual</text:span>.<text:bookmark-end text:name="__RefHeading___Toc34677_4173466481"/></text:h>
      <text:p text:style-name="Text_20_body">One of the main <text:span text:style-name="T186">kind of </text:span>historical sources are the narrative <text:span text:style-name="T186">kind of </text:span>sources. The human being decides to write texts that narrate what is <text:soft-page-break/>happening, or what <text:span text:style-name="T186">he</text:span> think<text:span text:style-name="T186">s</text:span> has happened, or what <text:span text:style-name="T186">he</text:span> want<text:span text:style-name="T186">s</text:span> <text:span text:style-name="T186">people </text:span>in <text:span text:style-name="T186">the</text:span> future <text:span text:style-name="T186">to </text:span>think <text:span text:style-name="T186">that</text:span> happened, and <text:span text:style-name="T186">he </text:span>write<text:span text:style-name="T186">s</text:span> a record of it.</text:p>
      <text:p text:style-name="P4">Among these texts that claim to record history there are some quite old:</text:p>
      <text:p text:style-name="P4">Herodotus lived in 400 before Jesus Christ. The 8 oldest copies that we have of his writings are from <text:span text:style-name="T187">from </text:span>900 after Christ, about 1300 years after he wrote them.</text:p>
      <text:p text:style-name="P74">Thucydides also lived in 400 before Jesus Christ. The 8 oldest copies <text:span text:style-name="T298">that </text:span>we have of his writings are also from 900 after Christ, also some 1300 years after he wrote them.</text:p>
      <text:p text:style-name="P4">Caesar lived in 50 before Jesus Christ. The 10 oldest copies that we have of his writings are also <text:span text:style-name="T187">from </text:span>900 after Christ, about 950 years after he wrote them.</text:p>
      <text:p text:style-name="P44">Livy, lived in 1 before Jesus Christ. The 19 oldest complete copies <text:span text:style-name="T188">that</text:span> we have of his writings are from about 1000 years after <text:span text:style-name="T188">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189">from </text:span>about 700 years after he wrote them.</text:p>
      <text:p text:style-name="P4">Flavius <text:span text:style-name="T189">Jo</text:span>sephus. The few oldest incomplete copies we have of his writings are about 1000 years after he wrote them.</text:p>
      <text:p text:style-name="P4">There is only one set of narratives, which are written with the objective of registering <text:span text:style-name="T299">true</text:span> events, which stands out above all other <text:soft-page-break/>narratives ever written by man: <text:span text:style-name="T189">the ones that </text:span>we find in <text:span text:style-name="T189">the N</text:span>ew <text:span text:style-name="T189">Testament</text:span>.</text:p>
      <text:p text:style-name="P4">Of the <text:span text:style-name="T189">N</text:span>ew <text:span text:style-name="T189">T</text:span>estament there are about 6000 manuscripts from 100 years to 150 years after writing. All <text:span text:style-name="T189">of </text:span>its authors were alive when <text:span text:style-name="T189">the </text:span>events <text:span text:style-name="T189">happened</text:span>, all eyewitnesses with the exception of Luke and the author of the letter to the <text:span text:style-name="T270">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190">his</text:span> resurrec<text:span text:style-name="T190">tion</text:span>.</text:p>
      <text:p text:style-name="P4">But no. There are people who want to confirm everything with other sources that are not in the bible, those <text:span text:style-name="T192">for</text:span> which <text:span text:style-name="T191">there </text:span>are almost no copies and <text:span text:style-name="T192">for which their oldest copies </text:span>are from thousands of years after the events. And since you can't, they believe that everything must be a lie.</text:p>
      <text:p text:style-name="P45">If the new testament is not a valid historical source, NO narration, absolutely no other pre-print text is <text:span text:style-name="T191">a valid historical </text:span>source. Assuming that the new testament is not a valid historical source is just absurd. This is not <text:span text:style-name="T191">the way the</text:span> human being establishes historical facts.</text:p>
      <text:h text:style-name="P108"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text:span text:style-name="T300">you </text:span><text:soft-page-break/><text:span text:style-name="T300">really</text:span> should believe absolutely nothing <text:span text:style-name="T300">about </text:span>history prior to the fifteen <text:span text:style-name="T300">century</text:span> after <text:span text:style-name="T300">Jesus </text:span>Christ.</text:p>
      <text:p text:style-name="P4">People die, people get killed, the Romans crucified people, many wrote <text:span text:style-name="T301">about</text:span> the matter, they had no reason to lie. Easy to believe.</text:p>
      <text:p text:style-name="P46">However, there is <text:span text:style-name="T193">always the </text:span>Muslim who, because <text:span text:style-name="T193">his</text:span> <text:span text:style-name="T193">i</text:span>mam, <text:span text:style-name="T193">his</text:span> religious leader, told him that <text:span text:style-name="T301">a</text:span> book called <text:span text:style-name="T306">q</text:span><text:span text:style-name="T193">u</text:span>ra<text:span text:style-name="T193">n</text:span>, one that <text:span text:style-name="T301">his leader </text:span>claims to know, <text:span text:style-name="T301">a book that is forbiden to be read in any language different than Arabic, and </text:span>possibly, according to statistics, without <text:span text:style-name="T301">his leader </text:span>knowing how to read Arabic, a book that must be different from the one that, according to the same Muslim records, <text:span text:style-name="T301">was </text:span>dictated <text:span text:style-name="T301">by </text:span>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ext:span text:style-name="T301">slaver that was </text:span>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 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text:span text:style-name="T301">almos</text:span><text:span text:style-name="T302">t</text:span><text:span text:style-name="T301"> 300 years </text:span><text:span text:style-name="T302">after the slaver’s death</text:span><text:span text:style-name="T301">, </text:span><text:span text:style-name="T303">and almost a 1000 years after Jesus Christ’s death </text:span><text:span text:style-name="T304">on the cross</text:span><text:span text:style-name="T303">,</text:span><text:span text:style-name="T301"> </text:span>decided to burn all the <text:span text:style-name="T306">q</text:span><text:span text:style-name="T301">u</text:span>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ext:span text:style-name="T306">said</text:span> <text:span text:style-name="T306">quran</text:span>, <text:span text:style-name="T194">or should we say </text:span><text:span text:style-name="T306">q</text:span><text:span text:style-name="T305">urans</text:span><text:span text:style-name="T194">, </text:span><text:span text:style-name="T301">because a </text:span><text:span text:style-name="T306">q</text:span><text:span text:style-name="T301">uran from one region is largely different and contradicting to a </text:span><text:span text:style-name="T306">q</text:span><text:span text:style-name="T301">uran from an other region, </text:span><text:span text:style-name="T305">that the </text:span><text:span text:style-name="T306">q</text:span><text:span text:style-name="T305">urans </text:span><text:span text:style-name="T194">say</text:span> that Jesus Christ did not die on the cross but was <text:span text:style-name="T301">TAKEN</text:span> to heaven <text:span text:style-name="T301">ALIVE,</text:span> without having died, then no, he did NOT die on the cross, and <text:span text:style-name="T194">that’s it</text:span>.</text:p>
      <text:p text:style-name="P4"><text:soft-page-break/>However, all the historical evidence, far more than there is to any other event of antiquity, indicates the opposite.</text:p>
      <text:p text:style-name="P4">Jesus Christ died on the cross. Historical fact. More than any other of <text:span text:style-name="T195">antiquity</text:span>. More than the simple existence of Alexander the Great, Julius Caesar and Muhammad.</text:p>
      <text:h text:style-name="P108" text:outline-level="4"><text:bookmark-start text:name="__RefHeading___Toc34681_4173466481"/>They believed.<text:bookmark-end text:name="__RefHeading___Toc34681_4173466481"/></text:h>
      <text:p text:style-name="Text_20_body">The believer believes that Jesus Christ <text:span text:style-name="T216">is alive because he </text:span>was resurrected <text:span text:style-name="T330">in body and spirit</text:span>.</text:p>
      <text:p text:style-name="P4">The first people who believed in the resurrection of <text:span text:style-name="T196">Jesus </text:span>Christ, <text:span text:style-name="T307">believed </text:span>because they saw him, touched him, ate with him, talked with him and stick their finger to him. <text:span text:style-name="T196">He</text:span> remembered them and they remembered him.</text:p>
      <text:p text:style-name="P52">That's what they said, that's what they wrote, and they all kept that belief until <text:span text:style-name="T196">their</text:span> death. Most <text:span text:style-name="T196">were </text:span>killed JUST for believing precisely that: that <text:span text:style-name="T196">Jesus Christ</text:span> <text:span text:style-name="T216">is alive because he </text:span>had <text:span text:style-name="T196">physically </text:span>risen.</text:p>
      <text:p text:style-name="P4">That was what they believed. <text:span text:style-name="T197">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2">To this day that is the belief of anyone calling <text:span text:style-name="T197">himself a</text:span> Christian. That Jesus Christ was resurrected in body and spirit. The one who doesn't believe that Jesus Christ <text:span text:style-name="T216">is alive because he </text:span><text:span text:style-name="T198">physically </text:span>rose, is not a BELIEVER in Jesus Christ. Believ<text:span text:style-name="T198">ing that</text:span> Jesus Christ <text:span text:style-name="T216">is alive because he </text:span><text:span text:style-name="T198">is physically r</text:span>isen is the basis of <text:span text:style-name="T198">the </text:span>faith in Jesus Christ.</text:p>
      <text:p text:style-name="P4"><text:soft-page-break/>Many were persecuted for what they believed. <text:span text:style-name="T198">M</text:span>any died for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2">The direct witnesses died believing that Jesus Christ <text:span text:style-name="T216">is alive because he </text:span>is <text:span text:style-name="T198">physically </text:span>alive because <text:span text:style-name="T198">he is risen.</text:span></text:p>
      <text:p text:style-name="P77">The believer believes that Jesus Christ <text:span text:style-name="T216">is alive because he</text:span> was resurrected <text:span text:style-name="T330">in body and spirit</text:span>. Historical fact.</text:p>
      <text:h text:style-name="P108"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7">Those <text:span text:style-name="T199">believers </text:span>who went out to travel the world, to tell what they had lived, seen and experienced firsthand, those who were persecuted <text:span text:style-name="T199">for</text:span> believ<text:span text:style-name="T199">ing</text:span> what they believed <text:span text:style-name="T199">by</text:span> their own countrymen, many of whom died for what they believed, <text:span text:style-name="T199">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8">Before the apparitions that they say they had, they hid, they did not moved, they denied him, they ran away when they came to arrest <text:soft-page-break/>him. Even when they see <text:span text:style-name="T200">him</text:span> for the first time, when they touch<text:span text:style-name="T200">ed</text:span> <text:span text:style-name="T200">him</text:span> for the first time, <text:span text:style-name="T200">t</text:span>hey <text:span text:style-name="T201">are afraid</text:span>, they <text:span text:style-name="T201">can</text:span><text:span text:style-name="T200">not</text:span> believe it. <text:span text:style-name="T201">The guy has </text:span>to ask for a piece of grilled fish and eat it in front of them. And one <text:span text:style-name="T201">person </text:span>that was not in that moment, do<text:span text:style-name="T201">es</text:span> not believe it. They tell him but he doesn't believe. <text:span text:style-name="T201">O</text:span>nly until he <text:span text:style-name="T201">sticks</text:span> his finger <text:span text:style-name="T201">to one of his wounds</text:span>, he <text:span text:style-name="T201">believes</text:span>. They were not the same before as after <text:span text:style-name="T201">the </text:span>appearances <text:span text:style-name="T201">they believed they had</text:span>.</text:p>
      <text:p text:style-name="P4">Afterwards, they are no longer afraid to die. They are no longer afraid of what they will say. <text:span text:style-name="T308">T</text:span><text:span text:style-name="T202">hey are</text:span> not afraid of persecution. They are no longer afraid of what <text:span text:style-name="T202">men</text:span> can <text:span text:style-name="T202">do to</text:span> them. And they suffer the consequences.</text:p>
      <text:p text:style-name="P49">For the vast majority of Jews of Yeshua's time, believing in a Meshiakh crucified was <text:span text:style-name="T203">astonishing</text:span>. It was an offense. <text:span text:style-name="T203">To d</text:span>ie on a tree was curse. The Messiah was someone who would physically reign from Israel above all people, language<text:span text:style-name="T204">s</text:span> and nation<text:span text:style-name="T204">s</text:span>. <text:span text:style-name="T204">Someone </text:span>that would bring peace to the whole world. Furthermore, the resurrection of the dead was an event at the end time<text:span text:style-name="T204">s</text:span> and for ALL Israelites. It was not a one-<text:span text:style-name="T204">person </text:span>event. That was not what most Jews believed. Th<text:span text:style-name="T308">e</text:span> belief <text:span text:style-name="T308">of a crucified Meshiakh </text:span>generated a rejection, a contempt, on the part of that majority of Israelites, towards the FEW Israelites who DID believe that Jesus Christ was the Meshiakh and that he had risen <text:span text:style-name="T329">in body and spirit</text:span>.</text:p>
      <text:p text:style-name="P4">Shaul of Tarsus was one of those Jews. He despised and persecuted those who believed in a <text:span text:style-name="T309">crucified </text:span>Meshiakh. Later he would be known as <text:span text:style-name="T204">Paul</text:span> the Apostle, because he changed. After an appearance, a little different to that of the previous apostles, <text:span text:style-name="T204">he</text:span> changed. He began to believe the testimony of the apostles, goes and meets with them in Jerusalem, to find out <text:span text:style-name="T204">the details of </text:span>the matter. <text:soft-page-break/><text:span text:style-name="T204">He</text:span> <text:span text:style-name="T204">went</text:span> to investigate, find out, confirm, make “histor<text:span text:style-name="T204">e</text:span><text:span text:style-name="T205">ó</text:span>” <text:span text:style-name="T204">to </text:span>Peter, a greek word from which the word "history" <text:span text:style-name="T204">comes from</text:span>.</text:p>
      <text:p text:style-name="P4">He also changed. He went from being a persecutor to being persecuted.</text:p>
      <text:p text:style-name="P4">Because after losing EVERYTHING: fame, wealth, power, since he was a high-rank<text:span text:style-name="T206">ed</text:span> Pharisee in the Temple, well educated and from a good family, in charge of the military part of the temple and the important task of putting<text:span text:style-name="T206"> an</text:span> an end to that <text:span text:style-name="T206">bunch</text:span> of Jews who claimed to believe in a crucified Messiah and that <text:span text:style-name="T206">claimed</text:span> that he had risen ; <text:span text:style-name="T206">a</text:span>fter starting to believe in what that <text:span text:style-name="T206">bunch</text:span> of Jews <text:span text:style-name="T206">believed</text:span>, <text:span text:style-name="T206">he had to</text:span> leave everything <text:span text:style-name="T206">behind</text:span>, lose EVERYTHING. And <text:span text:style-name="T206">he</text:span>, P<text:span text:style-name="T206">aul</text:span>, referred to everything that he had to abandon as "<text:span text:style-name="T331">EXCREMENTS</text:span>", if <text:span text:style-name="T206">he</text:span> compared it to being a follower of Jesus Christ.</text:p>
      <text:p text:style-name="P50">And after shipwrecks, being stoned, being flogged multiple times, being imprisoned several times, after assassination attempts, of conspiracies against him, <text:span text:style-name="T207">he </text:span>dies BEHEADED precisely for believing what <text:span text:style-name="T310">he </text:span>believe<text:span text:style-name="T310">d</text:span>.</text:p>
      <text:p text:style-name="P4">He also changed.</text:p>
      <text:p text:style-name="P4">Even today, every <text:span text:style-name="T207">follower of Jesus Christ</text:span> <text:span text:style-name="T207">shows</text:span> <text:span text:style-name="T207">a</text:span> change, at least in his behavior with respect to sin, to that which is bad in the eyes of that Jesus Christ who <text:span text:style-name="T207">he claims to </text:span>follow. A Christian, if he truly believes what he claims to believe, must <text:span text:style-name="T207">be careful </text:span>of what he says, <text:span text:style-name="T207">of </text:span>what he thinks and what he does. All of this must bear witness to what <text:span text:style-name="T207">he</text:span> claims to believe. <text:span text:style-name="T207">He </text:span>must live as Jesus Christ lived.</text:p>
      <text:p text:style-name="P4">The first Christians wanted to follow Jesus Christ, that is, they wanted <text:span text:style-name="T332">to </text:span>live, die and rise as Jesus Christ. That only happened after <text:span text:style-name="T207">they </text:span>truly believe<text:span text:style-name="T207">d</text:span> that Jesus Christ had risen.</text:p>
      <text:p text:style-name="P4"><text:soft-page-break/>The follower wants to be like Jesus Christ, he wants to live, die and rise again like Jesus Christ. Historical fact.</text:p>
      <text:h text:style-name="P108" text:outline-level="4"><text:bookmark-start text:name="__RefHeading___Toc34685_4173466481"/>Dead.<text:bookmark-end text:name="__RefHeading___Toc34685_4173466481"/></text:h>
      <text:p text:style-name="Text_20_body">The Christian leader dies executed during the first centuries.</text:p>
      <text:p text:style-name="P116"><text:span text:style-name="T4">Starting with the first leader. Jesus Christ is condemned by the </text:span><text:span text:style-name="T46">Sanhedrin</text:span><text:span text:style-name="T4"> of the Jewish priests, elders and teachers, to a death in the cross for answering </text:span><text:span text:style-name="Bible_5f_text"><text:span text:style-name="T4">"</text:span></text:span><text:span text:style-name="Bible_5f_text"><text:span text:style-name="T47">I</text:span></text:span><text:span text:style-name="Bible_5f_text"><text:span text:style-name="T4"> am. You will see the Son of Man sitting at the right hand of Power, and coming with the clouds of the sky"</text:span></text:span><text:span text:style-name="T4"> to the </text:span><text:span text:style-name="T46">question</text:span><text:span text:style-name="T4"> </text:span><text:span text:style-name="Bible_5f_text"><text:span text:style-name="T4">“</text:span></text:span><text:span text:style-name="Bible_5f_text"><text:span text:style-name="T47">A</text:span></text:span><text:span text:style-name="Bible_5f_text">re you the Christ, the Son of the Blessed?</text:span><text:span text:style-name="Bible_5f_text"><text:span text:style-name="T4">”</text:span></text:span><text:span text:style-name="Bible_5f_text"><text:span text:style-name="T4"><text:note text:id="ftn57" text:note-class="footnote"><text:note-citation>57</text:note-citation><text:note-body><text:p text:style-name="Footnote"><text:span text:style-name="Definition"><text:span text:style-name="T4"><text:s/></text:span></text:span><text:alphabetical-index-mark-start text:id="IMark94422104283320"/><text:span text:style-name="Definition"><text:span text:style-name="T4">Mark 14</text:span></text:span><text:alphabetical-index-mark-end text:id="IMark94422104283320"/><text:span text:style-name="Definition"><text:span text:style-name="T4">:61-62 </text:span></text:span><text:a xlink:type="simple" xlink:href="https://www.biblegateway.com/passage/?search=Marcos+14%3A61-62&amp;version=WEB" text:style-name="Internet_20_link" text:visited-style-name="Visited_20_Internet_20_Link"><text:span text:style-name="Definition"><text:span text:style-name="T48">WEB</text:span></text:span></text:a></text:p></text:note-body></text:note></text:span></text:span><text:span text:style-name="T4">.</text:span></text:p>
      <text:p text:style-name="P4">Paul, Peter, James and the first leaders are executed for believing that Jesus Christ is King, that he is the Meshiakh of Israel, the son of God. They die without resisting. They die without being violent. <text:span text:style-name="T208">They </text:span>die following their leader, obeying their King who commands them to love their enemies, forgive them and pray for those who persecute them. <text:span text:style-name="T208">They </text:span>die following to the one <text:span text:style-name="T208">who </text:span>they believe is alive and is going to return.</text:p>
      <text:p text:style-name="P51">After the destruction of the second Temple and <text:span text:style-name="T208">the seige </text:span>of Jerusalem, in the <text:span text:style-name="T208">year </text:span>70 after <text:span text:style-name="T208">Jesus </text:span>Christ, the persecution <text:span text:style-name="T322">of </text:span><text:span text:style-name="T208">christians by the roman empire </text:span>become<text:span text:style-name="T208">s</text:span> systematic. The <text:span text:style-name="T323">negation</text:span> to make public sacrifices to <text:span text:style-name="T208">a r</text:span>oman emperor, as if he were God, or any other false <text:span text:style-name="T208">r</text:span>oman god was enough evidence <text:span text:style-name="T323">against</text:span> a <text:span text:style-name="T208">c</text:span>hristian, a follower of Jesus Christ, who of course refused to worship anything that was <text:span text:style-name="T208">not </text:span>the <text:span text:style-name="T208">one</text:span> true God, <text:span text:style-name="T323">to be </text:span>sentenced to death. He normally was interrogated and, if he admitted to being a Christian, he was sentenced to death. It didn't matter if he was Jewish or not. If he was a follower of Jesus Christ and <text:span text:style-name="T209">he</text:span> considered that Jesus Christ <text:soft-page-break/>had a superior authority to the emperor, said follower was a threat to the empire.</text:p>
      <text:p text:style-name="P4">During th<text:span text:style-name="T210">o</text:span>se early centuries, being a Christian could mean suffering a violent death. Obviously the main objectives of the <text:span text:style-name="T210">r</text:span>oman <text:span text:style-name="T210">e</text:span>mpire were the most influential <text:span text:style-name="T210">ones</text:span>, the <text:span text:style-name="T210">c</text:span>hristian leaders.</text:p>
      <text:p text:style-name="P4">A follower of Jesus Christ, a <text:span text:style-name="T210">c</text:span>hristian, is one because he follows the orders of their leader. That leader died without offering resistance, without opening his mouth, like a lamb to the slaughter. That leader dies <text:span text:style-name="T210">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211">that </text:span>his leader did, praying for his <text:span text:style-name="T211">killers</text:span>.</text:p>
      <text:p text:style-name="P4">The persecution to death by the <text:span text:style-name="T211">r</text:span>oman <text:span text:style-name="T211">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212">is in order </text:span>and those who think that the movement should be integrated into the empire because it does not represent a threat to the <text:span text:style-name="T212">r</text:span>oman empire. The <text:span text:style-name="T212">e</text:span>mpire ends up under the rule of an emperor who knew how to befriend the <text:span text:style-name="T212">people </text:span>who believed in integration to win the decisive battle.</text:p>
      <text:p text:style-name="P4">The Christian leader is systematically executed during the first centuries. Historical fact.</text:p>
      <text:h text:style-name="P108" text:outline-level="4"><text:bookmark-start text:name="__RefHeading___Toc34687_4173466481"/><text:soft-page-break/>Growth.<text:bookmark-end text:name="__RefHeading___Toc34687_4173466481"/></text:h>
      <text:p text:style-name="Text_20_body">Given the above logical and historical facts:</text:p>
      <text:list text:style-name="L2">
        <text:list-item>
          <text:p text:style-name="P112">Jesus Christ died on the cross.</text:p>
        </text:list-item>
        <text:list-item>
          <text:p text:style-name="P113">The believer believes that Jesus Christ <text:span text:style-name="T216">is alive because he</text:span> was resurrected <text:span text:style-name="T330">in body and spirit</text:span>.</text:p>
        </text:list-item>
        <text:list-item>
          <text:p text:style-name="P112">The follower wants to be like Jesus Christ, wants to live, die and resurrect as Jesus Christ.</text:p>
        </text:list-item>
        <text:list-item>
          <text:p text:style-name="P112">The Christian leader dies executed during the first centuries.</text:p>
        </text:list-item>
      </text:list>
      <text:p text:style-name="P2">We have <text:span text:style-name="T213">that </text:span><text:span text:style-name="T214">in order t</text:span><text:span text:style-name="T213">o e</text:span>xplain the <text:span text:style-name="T213">GROWTH</text:span> of the number of followers of Jesus Christ in the first centuries, <text:span text:style-name="T215">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217">em</text:span> or their followers putting up violent resistance, leaders executed by the dominant system for the sole fact of believing that a dead <text:span text:style-name="T217">man </text:span>rose <text:span text:style-name="T217">from the dead just </text:span>to confirm his kingship, has been Christianity.</text:p>
      <text:p text:style-name="P4">Since the punishment for being a believer was death, the only rational explanation, is that the believer actually believed that after <text:span text:style-name="T218">his own</text:span> dea<text:span text:style-name="T218">th</text:span> he was also going to <text:span text:style-name="T218">be </text:span>resurrect<text:span text:style-name="T218">ed</text:span>, that he was also going to live again, just as his leader did and that h<text:span text:style-name="T218">is </text:span>promises will <text:span text:style-name="T218">also </text:span>happen to <text:span text:style-name="T218">him</text:span>.</text:p>
      <text:p text:style-name="P53">For the first followers of Jesus Christ to be able to obey their leader, who commanded them to love their enemies and those whom persecute them, to the point of violent death and without responding <text:soft-page-break/>with violence, the only possible explanation is that these first followers really believed that Jesus Christ is physically alive.</text:p>
      <text:p text:style-name="P54">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20">ed</text:span>, experienced something that made them believe that <text:span text:style-name="T219">they </text:span>THE<text:span text:style-name="T219">MSELVES</text:span> would also be resurrected.</text:p>
      <text:p text:style-name="P4">If I believe that <text:span text:style-name="T220">my</text:span> leader died believing something false, if I don't have something concrete, an experience, something logical, rational, that I consider real and trustworthy for ME ALSO, that I am <text:span text:style-name="T333">also </text:span>going to resurrect, <text:span text:style-name="T220">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220">looney, he</text:span> was good people, it's a shame they killed him", or “how good FOR <text:span text:style-name="T221">HIM</text:span> <text:span text:style-name="T221">because he</text:span> will be resurrected, but I am not going to be resurrected”, then I will not be willing to die the same way. The movement could not GROW, INCREASE.</text:p>
      <text:p text:style-name="P55">The movement grew because those who died really believed that they were going to <text:span text:style-name="T221">resurrect</text:span>. <text:span text:style-name="T221">A</text:span>nd those who did not believe before the death of the leader, later, <text:span text:style-name="T221">a</text:span>t some point, they experienced something MORE than the simple death of a leader <text:span text:style-name="T221">that</text:span> believed something possibly false. <text:span text:style-name="T221">A</text:span>nd they ALSO began to believe that they would be resurrected. Otherwise they would not have been willing to die for what they believed without violent resistance.</text:p>
      <text:p text:style-name="P55"><text:soft-page-break/>Those new believers had to be experiencing, living, something that confirmed them experimentally, something reliable enough, enough to believe that the leader believed something true. <text:span text:style-name="T221">S</text:span>omething that it is also true for <text:span text:style-name="T221">that</text:span> new believer. That Jesus Christ, the first executed, is alive, that the dead leader will also be resurrected, and that the new believer will also be resurrected.</text:p>
      <text:p text:style-name="P78">If Jesus Christ is dead, to explain the GROWTH of <text:span text:style-name="T222">c</text:span>hristianity in the first centuries <text:span text:style-name="T222">one is forced </text:span>to believ<text:span text:style-name="T222">e</text:span> that, all the followers of Jesus Christ, all those early followers, who died believing what they believed, without opening their mouths, without opposing violent resistance, loving their enemies, praying for them, <text:span text:style-name="T222">that all of them</text:span>, were just CRAZY. And that all current believers are just as crazy for believing in such an absurdity. <text:span text:style-name="T222">It i</text:span>s required <text:span text:style-name="T222">to </text:span>assume that no authentic follower of Jesus Christ, the one who really believes that Jesus Christ is alive because he was resurrected <text:span text:style-name="T330">in body and spirit</text:span>, and wants, and tries, to live as Jesus Christ teaches us, <text:span text:style-name="T222">that none of them, </text:span>has rational capacity. <text:span text:style-name="T222">T</text:span>hat all <text:span text:style-name="T226">of</text:span> <text:span text:style-name="T223">c</text:span>hristianity, the authentic one, the one that really obeys its leader and is willing to die without offering resistance, th<text:span text:style-name="T223">e</text:span> <text:span text:style-name="T223">c</text:span>hristianity <text:span text:style-name="T223">that</text:span> <text:span text:style-name="T222">LOVES</text:span> the enemy, that <text:span text:style-name="T222">FORGIVES</text:span> his murderer<text:span text:style-name="T223">s</text:span>, <text:span text:style-name="T222">his</text:span> kill<text:span text:style-name="T222">er</text:span><text:span text:style-name="T223">s</text:span>, <text:span text:style-name="T223">that</text:span> does it <text:span text:style-name="T222">only</text:span> because <text:span text:style-name="T223">it</text:span> really believes that <text:span text:style-name="T224">Yeshua </text:span>is going to resurrect <text:span text:style-name="T226">them </text:span><text:span text:style-name="T224">all</text:span>, <text:span text:style-name="T223">t</text:span><text:span text:style-name="T222">hat </text:span><text:span text:style-name="T224">such</text:span><text:span text:style-name="T222"> christianity</text:span> <text:span text:style-name="T226">which</text:span> was born and grew up in <text:span text:style-name="T222">the</text:span> first centuries at the <text:span text:style-name="T222">expense</text:span> of dead leaders, without resisting, <text:span text:style-name="T222">that </text:span><text:span text:style-name="T223">ALL </text:span><text:span text:style-name="T224">of it, </text:span><text:span text:style-name="T222">is</text:span> composed of a list of <text:span text:style-name="T222">MENTAL people</text:span> that includes their first leader, Jesus Christ. Believing <text:span text:style-name="T223">THAT</text:span> is harder than believing that Jesus Christ is alive because he was resurrected <text:span text:style-name="T330">in body and spirit</text:span>.</text:p>
      <text:p text:style-name="P56">It is much easier to consider the possibility that Jesus Christ actually rose <text:span text:style-name="T225">from the dead</text:span>, <text:span text:style-name="T225">that</text:span> he is alive, <text:span text:style-name="T225">that </text:span>they saw him, they touched him, they ate fish with him, they continued to experience signs and <text:soft-page-break/>wonders, which confirmed <text:span text:style-name="T225">them </text:span>that he is alive, that his promises are true, that we are going to <text:span text:style-name="T225">be </text:span>resurrect<text:span text:style-name="T225">ed</text:span>, that we will live eternally, that his spirit lives in the believer, that the same spirit that raised Jesus Christ from the dead lives in the believer, and that <text:span text:style-name="T225">THAT </text:span>is the real reason why they are willing to die loving, forgiving and praying for the one who is going to kill <text:span text:style-name="T225">them</text:span>.</text:p>
      <text:p text:style-name="P4">It is easier to consider the possibility that the movement is not just "social", but it is also from God. A movement of Sons of <text:span text:style-name="T225">the LIVING </text:span>God, from the Creator of <text:span text:style-name="T225">H</text:span>eaven and <text:span text:style-name="T225">E</text:span>arth, from the creator of these bodies in which we live and therefore can remake them, can rebuild <text:span text:style-name="T225">them</text:span>. That <text:span text:style-name="T225">He</text:span> can RESURRECT us as <text:span text:style-name="T225">He</text:span> did with h<text:span text:style-name="T225">is</text:span> son Jesus Christ.</text:p>
      <text:h text:style-name="P105" text:outline-level="3"><text:bookmark-start text:name="__RefHeading___Toc34689_4173466481"/>Credibility.<text:bookmark-end text:name="__RefHeading___Toc34689_4173466481"/></text:h>
      <text:p text:style-name="Text_20_body">We don't see people resurrect<text:span text:style-name="T227">ing</text:span>. The buried bodies decompose and the cremated <text:span text:style-name="T227">ones become </text:span>dust. <text:span text:style-name="T227">T</text:span>he dead are made dust in the grave, in the <text:span text:style-name="T227">tomb</text:span>. That is what we observe.</text:p>
      <text:p text:style-name="P99"><text:span text:style-name="T4">And if Jesus Christ was NOT resurrected, if he is not alive because he was resurrected </text:span><text:span text:style-name="T44">in body and spirit</text:span><text:span text:style-name="T4">, then the little book called the bible has to be thrown in</text:span><text:span text:style-name="T45">to</text:span><text:span text:style-name="T4"> the trash. All the bible would be false because everything points to that Meshiakh of Israel. Paul </text:span><text:span text:style-name="T36">himself </text:span><text:span text:style-name="T4">acknowledges this in </text:span><text:alphabetical-index-mark-start text:id="IMark94422146060632"/><text:alphabetical-index-mark-start text:id="IMark94422104283320"/><text:span text:style-name="T4">1 Corinthians 1</text:span><text:alphabetical-index-mark-end text:id="IMark94422104283320"/><text:span text:style-name="T4">5</text:span><text:alphabetical-index-mark-end text:id="IMark94422146060632"/><text:span text:style-name="T4"> when he says that </text:span><text:span text:style-name="Bible_5f_text">”</text:span><text:span text:style-name="Bible_5f_text"><text:span text:style-name="T273">i</text:span></text:span><text:span text:style-name="Bible_5f_text">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alphabetical-index-mark-start text:id="IMark94422146060632"/><text:alphabetical-index-mark-start text:id="IMark94422104283320"/><text:span text:style-name="T4">1 Corinthians 1</text:span><text:alphabetical-index-mark-end text:id="IMark94422104283320"/><text:span text:style-name="T4">5</text:span><text:alphabetical-index-mark-end text:id="IMark94422146060632"/><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108" text:outline-level="4"><text:bookmark-start text:name="__RefHeading___Toc34691_4173466481"/>Denial.<text:bookmark-end text:name="__RefHeading___Toc34691_4173466481"/></text:h>
      <text:p text:style-name="Text_20_body">If we deny the logical:</text:p>
      <text:p text:style-name="P4"><text:soft-page-break/>If we deny that:</text:p>
      <text:p text:style-name="P4">If we are going to call the human being intelligent, designer and creative, for all <text:span text:style-name="T228">the </text:span>planes, shoes, cell phones, cars, <text:span text:style-name="T228">for </text:span>all the technology <text:span text:style-name="T228">that humanity</text:span> has built,</text:p>
      <text:p text:style-name="P4"><text:span text:style-name="T228">Then w</text:span>e have to <text:span text:style-name="T228">admit</text:span>:</text:p>
      <text:p text:style-name="P4"><text:span text:style-name="T228">B</text:span>y logical necessity, that the complexity of the machinery that we observe in plants and animals requires a technology of someone much more intelligent, designer and creative than <text:span text:style-name="T228">men</text:span>. A creator.</text:p>
      <text:p text:style-name="P4">Because:</text:p>
      <text:p text:style-name="P57">Despite our intelligence, designs and creativity we cannot even build a cell. The minimum part of the biological machinery and we have no <text:span text:style-name="T229">clue</text:span> how to do it.</text:p>
      <text:p text:style-name="P4">If we deny that which is logical,</text:p>
      <text:p text:style-name="P4">Well, it is practically impossible to understand the historical fact that the direct witnesses died believing that Jesus Christ is alive because <text:span text:style-name="T229">he </text:span>resurrected.</text:p>
      <text:p text:style-name="P4">BUT if we take into account that:</text:p>
      <text:list text:style-name="L3">
        <text:list-item>
          <text:p text:style-name="P114">By LOGIC and by all the <text:span text:style-name="T230">EVIDENCE</text:span> that we observe in the biological machinery, in plants, animals and people, there HAS to be a creator of all this machinery.</text:p>
        </text:list-item>
        <text:list-item>
          <text:p text:style-name="P114">That the gospel accounts of the crucifixion are backed by circumstantial evidence unique in all of history of humanity: the <text:span text:style-name="T230">Shroud of</text:span> Turin. Fabric that marks a unique event, not generated by man, about a single person, in the whole history of humanity and whose characteristics coincide <text:span text:style-name="T230">in</text:span> extraordinary <text:span text:style-name="T230">manner </text:span>with the description in the gospels <text:span text:style-name="T230">about</text:span> the crucifixion of Jesus Christ.</text:p>
        </text:list-item>
        <text:list-item>
          <text:p text:style-name="P114"><text:soft-page-break/>That for the CREATOR of the human biological machinery it is perfectly possible to reproduce at will a living human body, with the memory, the thoughts, the exact spirit, at the moment of <text:span text:style-name="T231">a </text:span>previous destruction.</text:p>
        </text:list-item>
        <text:list-item>
          <text:p text:style-name="P115">And that the TESTIMONY of said resurrection is supported by the same direct witnesses who testify to the death of Jesus Christ in the cr<text:span text:style-name="T231">oss</text:span>, the event most supported by reliable sources, <text:span text:style-name="T310">internal and external,</text:span> in the entire ancient history of mankind.</text:p>
        </text:list-item>
      </text:list>
      <text:p text:style-name="P100"><text:span text:style-name="T232">Then</text:span>, it is much easier to believe that those direct WITNESSES, those who say who touched him, ate and talked with him, <text:span text:style-name="T313">that they </text:span>died believing that Jesus Christ is alive because he was resurrected <text:span text:style-name="T330">in body and spirit</text:span><text:span text:style-name="T311">.</text:span></text:p>
      <text:p text:style-name="P58">So, from now on, we will try to understand the extraordinary events narrated in the bible <text:span text:style-name="T232">under</text:span> the light of current technology and of what we can logically project into the future. <text:span text:style-name="T233">A</text:span>nd not <text:span text:style-name="T233">under </text:span>the light of the technology we believe the biblical authors had. <text:span text:style-name="T233">It </text:span>is <text:span text:style-name="T233">just</text:span> logical. It is a better approximation to the techn<text:span text:style-name="T312">I</text:span>cal creativity of the CREATOR.</text:p>
      <text:p text:style-name="P4">That <text:span text:style-name="T234">is:</text:span> with more RESPECT for the biblical narratives. WITH MORE RESPECT. IS IT CLEAR?</text:p>
      <text:h text:style-name="P108"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110" text:outline-level="5"><text:bookmark-start text:name="__RefHeading___Toc34695_4173466481"/><text:soft-page-break/>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110"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235">that</text:span> <text:soft-page-break/>lived what they wrote and that they wrote it when the<text:span text:style-name="T235">ir</text:span> memories were clear.</text:p>
      <text:h text:style-name="P110" text:outline-level="5"><text:bookmark-start text:name="__RefHeading___Toc34699_4173466481"/>Interdependent.<text:bookmark-end text:name="__RefHeading___Toc34699_4173466481"/></text:h>
      <text:p text:style-name="Text_20_body">The 4 gospels have an abundant number of events in which the <text:span text:style-name="T236">d</text:span>etails complement and support each other. So in 1 gospel the details of an event are inexplicable without the details provided by other gospels. This fact is <text:span text:style-name="T236">an </text:span>argu<text:span text:style-name="T236">ment</text:span> against the falsity of the gospels.</text:p>
      <text:p text:style-name="P59">An example is the case of Bethsaida. The only verse in all of Matthew in <text:span text:style-name="T237">which</text:span> Bethsaida is mentioned is in <text:alphabetical-index-mark-start text:id="IMark94422104283320"/>Matthew 11<text:alphabetical-index-mark-end text:id="IMark94422104283320"/> and <text:span text:style-name="T237">it </text:span>names it as a place where great signs have <text:span text:style-name="T237">happened</text:span>. In <text:alphabetical-index-mark-start text:id="IMark94422146060632"/>John 1<text:alphabetical-index-mark-end text:id="IMark94422146060632"/> and 12 Bethsaida is only mentioned in two verses to indicate that some disciples, Philip among the<text:span text:style-name="T237">m</text:span>, were from that city. And, by a literal reading of Mark 6, the wonder of feeding 5000 families with 5 loaves and 2 fish<text:span text:style-name="T237">es</text:span> happens before Jesus Christ and his disciples arrive<text:span text:style-name="T237">d</text:span> at Bethsaida. According to Mark 6, once the multitude is fed, Jesus sends his disciples on <text:span text:style-name="T237">a </text:span>boat to cross the lake to reach Bethsaida while he bids farewell to the crowd that had come from various cities and he catches up with them at the end <text:span text:style-name="T237">of the</text:span> night in the middle of the lake. And, by a literal reading of <text:alphabetical-index-mark-start text:id="IMark94422105677480"/>Luke 9<text:alphabetical-index-mark-end text:id="IMark94422105677480"/>, the event takes place on the outskirts of Bethsaida. Only <text:span text:style-name="T237">taking the gospels </text:span>together can we understand that Jesus and his disciples left Bethsaida because <text:span text:style-name="T237">there was </text:span><text:span text:style-name="T238">a </text:span>congestion of people coming and going and understand the reason why Jesus asks Philip, according to <text:alphabetical-index-mark-start text:id="IMark94422145907720"/>John 6<text:alphabetical-index-mark-end text:id="IMark94422145907720"/>, where <text:span text:style-name="T239">they could </text:span>buy bread to feed the 5,000 families: Philip was from Bethsaida. <text:span text:style-name="T239">A</text:span>nd only with <text:alphabetical-index-mark-start text:id="IMark94422105677112"/>John 6<text:alphabetical-index-mark-end text:id="IMark94422105677112"/>, which informs us that it was close to Passover time, <text:span text:style-name="T239">we can </text:span>understand why, according to Mark 6, there was such a congestion of people coming and going and the inadvertently mentioned detail that the event <text:soft-page-break/>happened on green grass. Jewish Passover is in spring and all the men of Israel must go up to Jerusalem.</text:p>
      <text:p text:style-name="P59">The gospels are interdependent: they support and complement each other. Each match exponentially decreases the statistic<text:span text:style-name="T239">al</text:span> probability that these are planned by the authors. This type of <text:span text:style-name="T239">i</text:span>nternal evidence is exponentially cumulative.</text:p>
      <text:h text:style-name="P110"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240">authors</text:span> were alive when the events took place it is a very strong argument against it being a legend or a myth.</text:p>
      <text:p text:style-name="P4">From the very day the witnesses spoke, ate and touched the Risen Jesus Christ <text:span text:style-name="T240">they</text:span> began to spread the story.</text:p>
      <text:p text:style-name="P4">Myths and legends begin centuries after the events.</text:p>
      <text:h text:style-name="P110"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110" text:outline-level="5"><text:bookmark-start text:name="__RefHeading___Toc34705_4173466481"/><text:soft-page-break/>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0">On the third day after his death, early in the morning, some women went to the tomb and found it empty. Some angels tell <text:span text:style-name="T241">the women</text:span> to go <text:span text:style-name="T241">and</text:span> tell that the dead has risen and is alive. They, out of fear, decide not to tell anyone except the apostles. Mary Magdalene and others meet Peter and John first and tell them what happened. Some return to the tomb with Peter and John, <text:span text:style-name="T242">the rest of the women</text:span> continue to <text:span text:style-name="T242">seek for the </text:span>others <text:span text:style-name="T242">to tell them</text:span>. The two men run and reach the grave <text:span text:style-name="T242">before the women</text:span>, still incredulous of what happened, but they do not see angels only the empty tomb and the cloth with which they covered <text:span text:style-name="T242">him</text:span>. Some women stay a little longer than the <text:span text:style-name="T242">two </text:span>men and Yeshua appears <text:span text:style-name="T242">for the first time </text:span>to Mary Magdalene and the others who also stayed. They return to tell everyone that this <text:span text:style-name="T242">time</text:span> they <text:span text:style-name="T242">huged</text:span> Yeshua and they don't believe them either. <text:span text:style-name="T325">Some time later He appears for the first time to a man: He appears to Simon Peter also known as Cephas. And t</text:span>hat afternoon Jesus Christ appears to two men on the<text:span text:style-name="T242">ir</text:span> way to Emmaus, who only end up <text:span text:style-name="T242">r</text:span>ecogniz<text:span text:style-name="T242">ing</text:span> <text:span text:style-name="T242">him</text:span> when <text:span text:style-name="T242">they</text:span> arrive at <text:span text:style-name="T242">their</text:span> destination. At which point he disappears in front of them. They rush back to Jerusalem. <text:span text:style-name="T242">That</text:span> night they find the apostles and other followers gathered behind closed doors. <text:span text:style-name="T326">Since t</text:span>hey tell <text:span text:style-name="T326">the travelers </text:span>what happened <text:span text:style-name="T326">to Peter, the travelers tell them what happened to them in their way to Emmaus</text:span>. <text:span text:style-name="T242">At</text:span> that <text:span text:style-name="T242">i</text:span>nstant, Yeshua appears <text:span text:style-name="T242">among</text:span> them. He sees that they are paralyzed with fear and invites <text:soft-page-break/>them to touch <text:span text:style-name="T242">him</text:span> and shows them that <text:span text:style-name="T242">he</text:span> has flesh and bones, <text:span text:style-name="T242">that he </text:span>is not a spirit. They go into a state of euphoria and <text:span text:style-name="T242">t</text:span>hey just can't believe what is happening. So he eats grilled fish before them and explains the scriptures to them in the same way that <text:span text:style-name="T242">he </text:span>had done with the two travelers to Emmaus. He explains that <text:span text:style-name="T242">it</text:span> had to happen. That everything is written. <text:span text:style-name="T242">Thomas</text:span> was not there. <text:span text:style-name="T242">H</text:span>e is late. They tell <text:span text:style-name="T242">him </text:span>but <text:span text:style-name="T242">he </text:span>do<text:span text:style-name="T242">es</text:span> not believe. He says that until he touches h<text:span text:style-name="T242">is</text:span> wounds and stick<text:span text:style-name="T242">s</text:span> <text:span text:style-name="T242">his</text:span> finger <text:span text:style-name="T242">o</text:span>n <text:span text:style-name="T242">his</text:span> side <text:span text:style-name="T242">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243">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ext:span text:style-name="T314">F</text:span>alse testimonies change according to the intention of the liar. Especially if the lie is very difficult to believe and you want <text:span text:style-name="T244">them</text:span> to be<text:span text:style-name="T244">lieve it</text:span>. <text:span text:style-name="T315">L</text:span>ie<text:span text:style-name="T315">s</text:span> <text:span text:style-name="T315">get</text:span> bigger, or <text:span text:style-name="T315">they</text:span> mutat<text:span text:style-name="T315">e</text:span> according to the convenience of the moment.</text:p>
      <text:p text:style-name="P79">That does not happen with a truth. <text:span text:style-name="T244">If you </text:span>believe <text:span text:style-name="T244">it</text:span>, <text:span text:style-name="T244">fine, if not, it is your </text:span>lo<text:span text:style-name="T244">ss</text:span>. Which is precisely what has happened with the resurrection of Christ. He is alive because he was resurrected <text:span text:style-name="T330">in body and spirit</text:span>.</text:p>
      <text:h text:style-name="P110" text:outline-level="5"><text:bookmark-start text:name="__RefHeading___Toc34707_4173466481"/><text:soft-page-break/>Names.<text:bookmark-end text:name="__RefHeading___Toc34707_4173466481"/></text:h>
      <text:p text:style-name="Text_20_body">Listing names of witnesses to the resurrection is an argument against the falsity of the biblical testimonies about the resurrection of Jesus Christ.</text:p>
      <text:p text:style-name="P61">The new testament gives lists of people who ate, talked and touched Jesus Christ after resurrecting. Listing names is invitation to investigate the facts, to confirm the facts. those names are given while people are still alive. <text:span text:style-name="T245">F</text:span>alse testimonials tend to be ambiguous and diffuse in the information so that they <text:span text:style-name="T245">cannot </text:span>be easily <text:span text:style-name="T245">contradicted</text:span>.</text:p>
      <text:h text:style-name="P110"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246">the </text:span>testimony. This fact shows that the intention of the testimonials is not <text:span text:style-name="T246">to </text:span>convinc<text:span text:style-name="T246">e</text:span> the listener but simply <text:span text:style-name="T246">to </text:span>tell the truth. What actually happened.</text:p>
      <text:p text:style-name="P4"><text:span text:style-name="T246">To a</text:span>sk a Jewish woman what happened, <text:span text:style-name="T246">at</text:span> times of Jesus Christ, was like asking the family dog. His testimony was simply irrelevant. If the intention was to convince the other Jews relying on prejudices of the time, <text:span text:style-name="T246">they</text:span> made a lousy job. The alternative is that it <text:span text:style-name="T246">is </text:span>just <text:span text:style-name="T246">what </text:span>happened.</text:p>
      <text:h text:style-name="P110" text:outline-level="5"><text:bookmark-start text:name="__RefHeading___Toc34711_4173466481"/><text:soft-page-break/>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text:span text:style-name="T316">him</text:span>, eat <text:span text:style-name="T316">with him</text:span>, <text:span text:style-name="T247">t</text:span>hey walk<text:span text:style-name="T247">ed</text:span> and talk<text:span text:style-name="T247">ed</text:span> with him. Several people at the same time. They remember and he remembers them. He recognizes them and they recognize him. The <text:span text:style-name="T247">recall</text:span> of the apparition remains the same <text:span text:style-name="T247">through time </text:span>and the person is willing to <text:span text:style-name="T247">keep</text:span> his testimony at the cost of great suffering and even death.</text:p>
      <text:p text:style-name="P4">That doesn't happen with hallucinations. I repeat: THAT DOES NOT HAPPEN WITH HALLUCINATIONS.</text:p>
      <text:h text:style-name="P110"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2">Joseph of Arimathea and Nicodemus were members of the Sanhedrin. for being believers in Yeshua <text:span text:style-name="T248">they </text:span>lost everything. They lost <text:span text:style-name="T248">their</text:span> money, <text:span text:style-name="T248">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80">But the testimony indicates that these people were willing to stand by <text:span text:style-name="T248">their</text:span> word that Yeshua is alive, because he was resurrected <text:span text:style-name="T330">in body and spirit, </text:span>at the cost to be imprisoned, flogged, stoned, boiled in oil, crucif<text:span text:style-name="T248">ied</text:span> or behead.</text:p>
      <text:p text:style-name="P4"><text:soft-page-break/>That doesn't happen with someone who makes up a lie <text:span text:style-name="T248">that </text:span>to keep it means dying.</text:p>
      <text:h text:style-name="P110"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3">Jesus Christ had anticipated his resurrection, the Jews knew of this and that is why they requested to place guards at the tomb. <text:span text:style-name="T249">To end</text:span> the testimonies of a resurrection, the only thing that <text:span text:style-name="T249">the j</text:span>ewish or <text:span text:style-name="T249">r</text:span>oman authorities had to do was <text:span text:style-name="T249">to </text:span>present the body of the deceased to stop the alleged lie. It was in the interest of both authorities to stop the movement. For the Jews for the same reason they killed him, prevent that they believed in the Son of YHWH. And for the <text:span text:style-name="T249">r</text:span>omans to avoid the <text:span text:style-name="T249">political </text:span>disturbances. But the response of the Jews was <text:span text:style-name="T249">to </text:span>persecute those who believed <text:span text:style-name="T249">the supposed lie</text:span> and the response of the <text:span text:style-name="T249">r</text:span>omans was silence.</text:p>
      <text:p text:style-name="P75">And the followers were the ones who suffered the most with <text:span text:style-name="T250">this</text:span> alleged lie. They did not even have to confess where <text:span text:style-name="T316">was </text:span>the body they had supposedly hidden <text:span text:style-name="T316">or destroyed in order to stop the persecution.</text:span> <text:span text:style-name="T316">I</text:span>t was simply enough <text:span text:style-name="T250">for them </text:span>to <text:span text:style-name="T316">confess that they did not </text:span>believ<text:span text:style-name="T316">e</text:span> what they believed, that Yeshua was the Meshiakh of Israel and that he is <text:span text:style-name="T250">a</text:span>live because <text:span text:style-name="T250">h</text:span><text:span text:style-name="T316">e</text:span><text:span text:style-name="T250"> is</text:span> rise<text:span text:style-name="T250">n, to stop </text:span><text:span text:style-name="T316">the </text:span><text:span text:style-name="T250">persecut</text:span><text:span text:style-name="T316">ion</text:span>. They didn't.</text:p>
      <text:p text:style-name="P64">The movement increased without even appearing <text:span text:style-name="T250">a </text:span>body impersonati<text:span text:style-name="T250">ng the dead one.</text:span></text:p>
      <text:p text:style-name="P65">Furthermore, according to the testimony of the gospels, the religious leaders implicitly accepted the disappearance of the body when they <text:span text:style-name="T250">claimed</text:span> that the disciples had stolen the body to explain <text:span text:style-name="T250">the </text:span><text:soft-page-break/><text:span text:style-name="T250">disappearance</text:span>. If the Jews spread that lie early, the<text:span text:style-name="T251">n that </text:span>is <text:span text:style-name="T251">the</text:span> reason why later they did not try an impersonation. <text:span text:style-name="T251">If</text:span> we say that the disciples stole it and destroyed it, <text:span text:style-name="T251">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252">him.</text:span></text:p>
      <text:h text:style-name="P110" text:outline-level="5"><text:bookmark-start text:name="__RefHeading___Toc34717_4173466481"/>Embarrassing.<text:bookmark-end text:name="__RefHeading___Toc34717_4173466481"/></text:h>
      <text:p text:style-name="Text_20_body">The fact that embarrassing events are <text:span text:style-name="T253">claimed by</text:span> the witness<text:span text:style-name="T253">es</text:span> is an argument against the falsity of the biblical testimonies about the resurrection of Jesus Christ.</text:p>
      <text:p text:style-name="P4">The testimonies of the gospels show some witnesses who abandoned their leader, who denied knowing him while they were prosecuting <text:span text:style-name="T254">him </text:span>and that even after he was resurrected they refused to believe until <text:span text:style-name="T254">they </text:span>touch<text:span text:style-name="T254">ed</text:span> his hand and foot wounds and <text:span text:style-name="T254">stick</text:span> <text:span text:style-name="T254">their</text:span> hand on the side that they had <text:span text:style-name="T254">seen</text:span> pierced by a <text:span text:style-name="T254">r</text:span>oman spear. They recognize that <text:span text:style-name="T254">he</text:span> appeared first to women and that the <text:span text:style-name="T254">men</text:span> did not believe <text:span text:style-name="T254">them</text:span> when they told <text:span text:style-name="T254">them </text:span>what happened.</text:p>
      <text:p text:style-name="P4">Acknowledging embarrassing issues is a positive criterion for determining the credibility of a testimony <text:span text:style-name="T254">in</text:span> a judicial or historical <text:span text:style-name="T254">method</text:span>.</text:p>
      <text:h text:style-name="P108" text:outline-level="4"><text:bookmark-start text:name="__RefHeading___Toc34719_4173466481"/><text:span text:style-name="T256">Airplanes</text:span>.<text:bookmark-end text:name="__RefHeading___Toc34719_4173466481"/></text:h>
      <text:p text:style-name="Text_20_body">Believing in airplanes today is not <text:span text:style-name="T255">hard</text:span>, but a thousand years ago talking about a machine that flies, that has wings like birds, that is made of metal, <text:span text:style-name="T256">that </text:span>weigh<text:span text:style-name="T256">ts</text:span> tons, <text:span text:style-name="T256">that </text:span>carr<text:span text:style-name="T256">ies</text:span> people <text:span text:style-name="T256">on its inside </text:span>sitting, <text:span text:style-name="T256">that</text:span> flies ten times faster than a dove, and that some day, <text:soft-page-break/>hundreds of thousands of such machines would be built to travel great distances, was quite difficult. Perhaps it would be necessary to see a<text:span text:style-name="T256">n</text:span> <text:span text:style-name="T256">airplan</text:span><text:span text:style-name="T334">e</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257">Just a</text:span>s Yeshua had anticipated before he died. As it was written more than 500 years before. They ate with him, touched him, hugged him, talked to him, <text:span text:style-name="T257">and</text:span> walked with him. That's why they believed what they believed and that's why <text:span text:style-name="T257">t</text:span>hey changed how they changed.</text:p>
      <text:p text:style-name="P4">Me personally, I can<text:span text:style-name="T257">not stop</text:span> believ<text:span text:style-name="T257">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258">You</text:span> start a new life. <text:span text:style-name="T258">You are</text:span> born again. You begin to live what you believe. <text:span text:style-name="T258">I</text:span>t is a battle. Paul calls it the good fight.</text:p>
      <text:p text:style-name="P4">Once <text:span text:style-name="T259">I</text:span> begin to believe that the resurrection of Jesus Christ is something possible, something even feasible, <text:span text:style-name="T335">it</text:span><text:span text:style-name="T258"> </text:span>can start a radical change <text:span text:style-name="T258">in the way </text:span><text:span text:style-name="T259">I</text:span><text:span text:style-name="T258"> </text:span>see life. Because death is no longer the end, life becomes eternal, because it continues after the resurrection, and priorities change.</text:p>
      <text:p text:style-name="P4">I say "<text:span text:style-name="T335">it</text:span><text:span text:style-name="T259"> </text:span>can" because it depends on how much the one who is alive, the one who is in the sky that we see, the one who loves me, the one who looks for me, is finding <text:span text:style-name="T259">me</text:span>.</text:p>
      <text:p text:style-name="P4">But the promise is that <text:span text:style-name="T259">He</text:span> will find <text:span text:style-name="T259">us</text:span>, because <text:span text:style-name="T260">AFTER</text:span> the resurrection of the dead, when we <text:span text:style-name="T260">physically </text:span>meet again face to face <text:soft-page-break/>with the people <text:span text:style-name="T259">that </text:span>we have hurt and with <text:span text:style-name="T259">those who </text:span>have hurt us, it will be impossible to say:</text:p>
      <text:p text:style-name="P4">"<text:span text:style-name="T259">No, no</text:span>. I <text:span text:style-name="T259">just </text:span>do not believe in the resurrection of the dead”.</text:p>
      <text:p text:style-name="P4">After your resurrection, you will remember this presentation. You will remember me and all the people with whom <text:span text:style-name="T260">you</text:span> interacted, one way or another, before <text:span text:style-name="T260">your</text:span> resurrection.</text:p>
      <text:p text:style-name="P4">We're going to see each other again.</text:p>
      <text:h text:style-name="P105" text:outline-level="3"><text:bookmark-start text:name="__RefHeading___Toc34721_4173466481"/>The Believe<text:span text:style-name="T261">r</text:span>.<text:bookmark-end text:name="__RefHeading___Toc34721_4173466481"/></text:h>
      <text:p text:style-name="Text_20_body"><text:span text:style-name="T4">When they ask</text:span><text:span text:style-name="T37">ed</text:span><text:span text:style-name="T4"> Jesus Christ, according to </text:span><text:alphabetical-index-mark-start text:id="IMark94422105677112"/><text:span text:style-name="T4">John 6</text:span><text:alphabetical-index-mark-end text:id="IMark94422105677112"/><text:span text:style-name="T4">: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alphabetical-index-mark-start text:id="IMark94422105677112"/><text:span text:style-name="T4">John 6</text:span><text:alphabetical-index-mark-end text:id="IMark94422105677112"/><text:span text:style-name="T4">: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7">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alphabetical-index-mark-start text:id="IMark94422105677112"/><text:span text:style-name="T4">John 6</text:span><text:alphabetical-index-mark-end text:id="IMark94422105677112"/><text:span text:style-name="T4">: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7">he </text:span><text:span text:style-name="T4">insists: </text:span><text:span text:style-name="Bible_5f_text"><text:span text:style-name="T4">“</text:span></text:span><text:span text:style-name="Bible_5f_text"><text:span text:style-name="T37">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alphabetical-index-mark-start text:id="IMark94422105677480"/><text:span text:style-name="T4">John 6</text:span><text:alphabetical-index-mark-end text:id="IMark94422105677480"/><text:span text:style-name="T4">: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4">Believe in the one that God has sent. But what is the minimum to be able to call someone a believer? What is the minimum to believe in <text:span text:style-name="T262">the one </text:span>wh<text:span text:style-name="T262">o</text:span> God has sent? To <text:span text:style-name="T317">do</text:span> the works of God?</text:p>
      <text:p text:style-name="P94"><text:span text:style-name="T4">Paul says in </text:span><text:alphabetical-index-mark-start text:id="IMark94422105677480"/><text:alphabetical-index-mark-start text:id="IMark94422105677112"/><text:span text:style-name="T4">1 Corinthians 1</text:span><text:alphabetical-index-mark-end text:id="IMark94422105677112"/><text:span text:style-name="T4">5</text:span><text:alphabetical-index-mark-end text:id="IMark94422105677480"/><text:span text:style-name="T4"> that: </text:span><text:span text:style-name="Bible_5f_text"><text:span text:style-name="T4">“</text:span></text:span><text:span text:style-name="Bible_5f_text"><text:span text:style-name="T37">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alphabetical-index-mark-start text:id="IMark94422105677480"/><text:alphabetical-index-mark-start text:id="IMark94422105677112"/><text:span text:style-name="T4">1 Corinthians 1</text:span><text:alphabetical-index-mark-end text:id="IMark94422105677112"/><text:span text:style-name="T4">5</text:span><text:alphabetical-index-mark-end text:id="IMark94422105677480"/><text:span text:style-name="T4">: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94"><text:span text:style-name="T4">Which is the climax of Paul's explanation of what seems to be a kind of </text:span><text:span text:style-name="T37">song, canticle, </text:span><text:span text:style-name="T4">chant, recitation, creed, which </text:span><text:span text:style-name="T37">was</text:span><text:span text:style-name="T4"> already repeated among believers at the time of writing 1st Corinthians, a song that says: </text:span><text:span text:style-name="Bible_5f_text"><text:span text:style-name="T4">“</text:span></text:span><text:span text:style-name="Bible_5f_text"><text:span text:style-name="T37">C</text:span></text:span><text:span text:style-name="Bible_5f_text">hrist died for our sins according to the </text:span><text:soft-page-break/><text:span text:style-name="Bible_5f_text">Scriptures, </text:span><text:span text:style-name="Bible_5f_text"><text:span text:style-name="T262">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alphabetical-index-mark-start text:id="IMark94422105677480"/><text:alphabetical-index-mark-start text:id="IMark94422105677112"/><text:span text:style-name="T4">1 Corinthians 1</text:span><text:alphabetical-index-mark-end text:id="IMark94422105677112"/><text:span text:style-name="T4">5</text:span><text:alphabetical-index-mark-end text:id="IMark94422105677480"/><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262">T</text:span>hat's <text:span text:style-name="T262">the </text:span>faith of the believer in Yeshua, th<text:span text:style-name="T262">e one</text:span> commonly called Christian. It's what should unite all believers regardless of their understanding of the rest of the writings and the state of their development as new creature in Christ Jesus.</text:p>
      <text:p text:style-name="P81">The believer begins to be a believer when he believes that Jesus Christ, Yeshua, is alive because he was resurrected <text:span text:style-name="T330">in body and spirit </text:span>according to the scriptures. I repeat, according to the <text:span text:style-name="T262">SCRIPTURES</text:span>.</text:p>
      <text:h text:style-name="P108" text:outline-level="4"><text:bookmark-start text:name="__RefHeading___Toc34723_4173466481"/>Tanakh.<text:bookmark-end text:name="__RefHeading___Toc34723_4173466481"/></text:h>
      <text:p text:style-name="Text_20_body">The scriptures that Paul speaks of in <text:alphabetical-index-mark-start text:id="IMark94422105677480"/><text:alphabetical-index-mark-start text:id="IMark94422133403336"/>1 Corinthians 1<text:alphabetical-index-mark-end text:id="IMark94422133403336"/>5<text:alphabetical-index-mark-end text:id="IMark94422105677480"/>, when proclaims the Christian faith by saying that <text:span text:style-name="Bible_5f_text">“</text:span><text:span text:style-name="Bible_5f_text"><text:span text:style-name="T263">C</text:span></text:span><text:span text:style-name="Bible_5f_text">hrist </text:span><text:span text:style-name="Bible_5f_text"><text:span text:style-name="T263">DIED</text:span></text:span><text:span text:style-name="Bible_5f_text"> for our </text:span><text:span text:style-name="Bible_5f_text"><text:span text:style-name="T263">SINS</text:span></text:span><text:span text:style-name="Bible_5f_text"> according to the Scriptures, </text:span><text:span text:style-name="Bible_5f_text"><text:span text:style-name="T262">a</text:span></text:span><text:span text:style-name="Bible_5f_text">nd that He was </text:span><text:span text:style-name="Bible_5f_text"><text:span text:style-name="T263">BURIED</text:span></text:span><text:span text:style-name="Bible_5f_text">, and that He </text:span><text:span text:style-name="Bible_5f_text"><text:span text:style-name="T263">ROSE</text:span></text:span><text:span text:style-name="Bible_5f_text"> again the third day according to the </text:span><text:span text:style-name="Bible_5f_text"><text:span text:style-name="T263">SCRIPTURES”</text:span></text:span><text:span text:style-name="Bible_5f_text"> </text:span><text:span text:style-name="Bible_5f_text"><text:note text:id="ftn64" text:note-class="footnote"><text:note-citation>64</text:note-citation><text:note-body><text:p text:style-name="Footnote"><text:alphabetical-index-mark-start text:id="IMark94422105677480"/><text:alphabetical-index-mark-start text:id="IMark94422133403336"/><text:span text:style-name="T4">1 Corinthians 1</text:span><text:alphabetical-index-mark-end text:id="IMark94422133403336"/><text:span text:style-name="T4">5</text:span><text:alphabetical-index-mark-end text:id="IMark94422105677480"/><text:span text:style-name="T4">: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263">They </text:span>are the hebrew scriptures, the tanakh.</text:p>
      <text:p text:style-name="P95"><text:span text:style-name="T4">Jesus Christ after resurrected, according to </text:span><text:alphabetical-index-mark-start text:id="IMark94422133403336"/><text:alphabetical-index-mark-start text:id="IMark94422105677480"/><text:span text:style-name="T4">Luke 2</text:span><text:alphabetical-index-mark-end text:id="IMark94422105677480"/><text:span text:style-name="T4">4</text:span><text:alphabetical-index-mark-end text:id="IMark94422133403336"/><text:span text:style-name="T4">, explains the scriptures, the tanakh, to two disciples on their way to a village called Emmaus. Luke tells that: </text:span><text:span text:style-name="Bible_5f_text"><text:span text:style-name="T4">“</text:span></text:span><text:span text:style-name="Bible_5f_text"><text:span text:style-name="T38">T</text:span></text:span><text:span text:style-name="Bible_5f_text">hen beginning with Moses and all the prophets, he interpreted to them the things written about </text:span><text:soft-page-break/><text:span text:style-name="Bible_5f_text">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alphabetical-index-mark-start text:id="IMark94422133403336"/><text:alphabetical-index-mark-start text:id="IMark94422105677480"/><text:span text:style-name="T4">Luke 2</text:span><text:alphabetical-index-mark-end text:id="IMark94422105677480"/><text:span text:style-name="T4">4</text:span><text:alphabetical-index-mark-end text:id="IMark94422133403336"/><text:span text:style-name="T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39">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alphabetical-index-mark-start text:id="IMark94422133403336"/><text:alphabetical-index-mark-start text:id="IMark94422105677480"/><text:span text:style-name="T4">Luke 2</text:span><text:alphabetical-index-mark-end text:id="IMark94422105677480"/><text:span text:style-name="T4">4</text:span><text:alphabetical-index-mark-end text:id="IMark94422133403336"/><text:span text:style-name="T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39">a book of</text:span><text:span text:style-name="T4"> writings that include the Psalms.</text:span></text:p>
      <text:p text:style-name="P66">These explanations that Jesus Christ makes to his disciples and apostles, and all th<text:span text:style-name="T264">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text:span text:style-name="T324">through the</text:span> patriarchs, judges, and kings, to the last of the prophets. ALL of the Tanakh points to the Meshiakh of Israel. <text:span text:style-name="T265">He </text:span>won't be able to do it because he does not have the Spirit that allows him to believe in his Meshiakh. <text:span text:style-name="T265">That is why</text:span> Jesus Christ only explained the Tanakh, and the way in which the Meshiakh of Israel completes it, explains it, fulfills it, to those who saw <text:span text:style-name="T265">Him</text:span> risen, <text:span text:style-name="T265">AFTER</text:span> seeing <text:span text:style-name="T265">Him</text:span> risen.</text:p>
      <text:p text:style-name="P4">If you are a Jew and you already believe that Jesus Christ is risen, go and read Isaiah 53, let's see if <text:span text:style-name="T265">you</text:span> don't start crying.</text:p>
      <text:h text:style-name="P108" text:outline-level="4"><text:bookmark-start text:name="__RefHeading___Toc34725_4173466481"/><text:soft-page-break/><text:span text:style-name="T266">Warning</text:span>.<text:bookmark-end text:name="__RefHeading___Toc34725_4173466481"/></text:h>
      <text:p text:style-name="Text_20_body">From this point on, this is a presentation of the best understanding that Jose Luis Quiroga has of the scriptures, of the bible, until today, year 202<text:span text:style-name="T267">2</text:span>, based on more than 20 years of reading the scriptures, more than 15 years of study of them, and more than 10 years of study based on the codification of the bible in hebrew and greek <text:span text:style-name="T268">idiom</text:span>s made by <text:span text:style-name="T271">Mr </text:span>James Strong. <text:span text:style-name="T268">Study made with the intention </text:span>to clarify the inconsistencies generated by interpretations in other languages. Study that takes into account the different points of view that are found on the Internet and that makes use of <text:span text:style-name="T268">the </text:span>information processing techniques that the author <text:span text:style-name="T268">knows</text:span> due to his professional technical training.</text:p>
      <text:p text:style-name="P4">The author reserves the right to be COMPLETELY wrong <text:span text:style-name="T268">and to </text:span>change <text:span text:style-name="T268">his </text:span>position at any time without the slightest feeling of guilt or condemnation, if the Spirit that gives him Life shows him that <text:span text:style-name="T276">it is </text:span>wrong.</text:p>
      <text:p text:style-name="P4">It is your responsibility, if you are really interested, to study for yourself the scriptures and come to your own conclusions.</text:p>
      <text:p text:style-name="P67">This warning is also an invitation for you <text:span text:style-name="T269">to </text:span>not only read, but also seek to understand the original scriptures <text:span text:style-name="T269">by yourself</text:span>. You don't need to speak hebrew or greek for that, you just need the Internet. A <text:span text:style-name="T269">site</text:span> that I recommend is biblehub.com because it has the entire bible encoded in Strong codes, so that the original bible can be navigated in different ways and understand the original scriptures in hebrew, the <text:span text:style-name="T269">language in which </text:span>the original hebrew authors <text:span text:style-name="T269">thought when</text:span> they wrote their books under the inspiration of the Spirit of the <text:span text:style-name="T277">L</text:span>iving G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monospace" svg:font-family="monospac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he Believer.</text:chapter></text:p>
      </style:header>
      <style:footer>
        <text:p text:style-name="Footer"><text:page-number text:select-page="current">83</text:page-number></text:p>
      </style:footer>
    </style:master-page>
    <style:master-page style:name="Left_20_Page" style:display-name="Left Page" style:page-layout-name="Mpm4" draw:style-name="Mdp1" style:next-style-name="Right_20_Page">
      <style:header>
        <text:p text:style-name="Header"><text:chapter text:display="name" text:outline-level="3">The Believer.</text:chapter></text:p>
      </style:header>
      <style:footer>
        <text:p text:style-name="Footer"><text:page-number text:select-page="current">82</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5T10:33:12.538560779</dc:date>
    <meta:editing-duration>P4DT5H38M41S</meta:editing-duration>
    <meta:editing-cycles>1830</meta:editing-cycles>
    <meta:generator>LibreOffice/7.5.5.2$Linux_X86_64 LibreOffice_project/50$Build-2</meta:generator>
    <dc:creator>Jose Luis Quiroga</dc:creator>
    <meta:document-statistic meta:table-count="0" meta:image-count="0" meta:object-count="0" meta:page-count="82" meta:paragraph-count="555" meta:word-count="21103" meta:character-count="118558" meta:non-whitespace-character-count="98011"/>
  </office:meta>
</office:document-meta>
</file>